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enlo1" svg:font-family="Menlo"/>
    <style:font-face style:name="Liberation Mono1" svg:font-family="'Liberation Mono', 'Courier New', 'DejaVu Sans Mono', Courier, Monaco" style:font-family-generic="modern" style:font-pitch="fixed"/>
    <style:font-face style:name="Arial Unicode MS1" svg:font-family="'Arial Unicode MS'" style:font-pitch="variable"/>
    <style:font-face style:name="Liberation Sans2" svg:font-family="'Liberation Sans'" style:font-pitch="variable"/>
    <style:font-face style:name="Menlo" svg:font-family="Menlo" style:font-pitch="variable"/>
    <style:font-face style:name="Arial Unicode MS2" svg:font-family="'Arial Unicode MS'" style:font-family-generic="modern" style:font-pitch="variable"/>
    <style:font-face style:name="Liberation Mono" svg:font-family="'Liberation Mono', 'Courier New', 'DejaVu Sans Mono', Courier, Monaco" style:font-family-generic="modern" style:font-pitch="variable"/>
    <style:font-face style:name="Liberation Sans3" svg:font-family="'Liberation Sans'"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fo:min-height="15.553cm"/>
    </style:style>
    <style:style style:name="gr3" style:family="graphic" style:parent-style-name="standard">
      <style:graphic-properties draw:stroke="none" draw:fill="none" fo:min-height="13.249cm"/>
    </style:style>
    <style:style style:name="gr4" style:family="graphic" style:parent-style-name="standard">
      <style:graphic-properties draw:stroke="none" draw:fill="none" fo:min-height="15.28cm"/>
    </style:style>
    <style:style style:name="gr5" style:family="graphic" style:parent-style-name="standard">
      <style:graphic-properties draw:stroke="none" draw:fill="none" fo:min-height="14.977cm"/>
    </style:style>
    <style:style style:name="gr6" style:family="graphic" style:parent-style-name="standard">
      <style:graphic-properties draw:stroke="none" draw:fill="none" fo:min-height="13.664cm"/>
    </style:style>
    <style:style style:name="gr7" style:family="graphic" style:parent-style-name="standard">
      <style:graphic-properties draw:stroke="none" draw:fill="none" fo:min-height="14.38cm"/>
    </style:style>
    <style:style style:name="gr8" style:family="graphic" style:parent-style-name="standard">
      <style:graphic-properties draw:stroke="none" draw:fill="none" fo:min-height="13.96cm"/>
    </style:style>
    <style:style style:name="gr9" style:family="graphic" style:parent-style-name="standard">
      <style:graphic-properties draw:stroke="none" draw:fill="none" fo:min-height="15.3cm"/>
    </style:style>
    <style:style style:name="pr1" style:family="presentation" style:parent-style-name="Standard-title">
      <style:graphic-properties draw:auto-grow-height="true" fo:min-height="8.763cm"/>
    </style:style>
    <style:style style:name="pr2" style:family="presentation" style:parent-style-name="Standard-subtitle">
      <style:graphic-properties draw:fill-color="#ffffff" draw:auto-grow-height="true" fo:min-height="9.08cm"/>
    </style:style>
    <style:style style:name="pr3" style:family="presentation" style:parent-style-name="Standard-notes">
      <style:graphic-properties draw:fill-color="#ffffff" draw:auto-grow-height="true" fo:min-height="13.364cm"/>
    </style:style>
    <style:style style:name="pr4" style:family="presentation" style:parent-style-name="Standard-title">
      <style:graphic-properties draw:auto-grow-height="true" fo:min-height="3.506cm"/>
    </style:style>
    <style:style style:name="pr5" style:family="presentation" style:parent-style-name="Standard-subtitle">
      <style:graphic-properties draw:fill-color="#ffffff" draw:auto-grow-height="true" fo:min-height="12.179cm"/>
    </style:style>
    <style:style style:name="pr6" style:family="presentation" style:parent-style-name="Standard-outline1">
      <style:graphic-properties fo:min-height="11.929cm"/>
    </style:style>
    <style:style style:name="pr7" style:family="presentation" style:parent-style-name="Standard-title">
      <style:graphic-properties fo:min-height="3.506cm"/>
    </style:style>
    <style:style style:name="pr8" style:family="presentation" style:parent-style-name="Standard-title">
      <style:graphic-properties draw:auto-grow-height="true" fo:min-height="4.738cm"/>
    </style:style>
    <style:style style:name="pr9" style:family="presentation" style:parent-style-name="Standard-notes">
      <style:graphic-properties draw:fill-color="#ffffff" fo:min-height="13.364cm"/>
    </style:style>
    <style:style style:name="pr10" style:family="presentation" style:parent-style-name="Standard-subtitle">
      <style:graphic-properties draw:fill-color="#ffffff" draw:auto-grow-height="true" fo:min-height="16.255cm"/>
    </style:style>
    <style:style style:name="P1" style:family="paragraph">
      <style:text-properties fo:font-size="60pt" style:font-size-asian="60pt" style:font-size-complex="60pt"/>
    </style:style>
    <style:style style:name="P2" style:family="paragraph">
      <loext:graphic-properties draw:fill-color="#ffffff"/>
    </style:style>
    <style:style style:name="P3" style:family="paragraph">
      <style:paragraph-properties fo:margin-top="0cm" fo:margin-bottom="0cm" fo:line-height="100%"/>
    </style:style>
    <style:style style:name="P4" style:family="paragraph">
      <style:paragraph-properties fo:margin-top="0.5cm" fo:margin-bottom="0cm"/>
    </style:style>
    <style:style style:name="P5" style:family="paragraph">
      <style:text-properties fo:font-size="22pt" style:font-size-asian="22pt" style:font-size-complex="22pt"/>
    </style:style>
    <style:style style:name="P6" style:family="paragraph">
      <style:paragraph-properties fo:margin-left="1.245cm" fo:margin-right="0cm" fo:margin-top="0.5cm" fo:margin-bottom="0cm" fo:text-indent="0cm"/>
    </style:style>
    <style:style style:name="P7" style:family="paragraph">
      <style:paragraph-properties fo:margin-left="0cm" fo:margin-right="0cm" fo:margin-top="0.5cm" fo:margin-bottom="0cm" fo:text-indent="0cm"/>
    </style:style>
    <style:style style:name="P8" style:family="paragraph">
      <style:paragraph-properties fo:margin-left="1.245cm" fo:margin-right="0cm" fo:margin-top="0.5cm" fo:margin-bottom="0cm" fo:line-height="100%" fo:text-align="start" fo:text-indent="0cm"/>
    </style:style>
    <style:style style:name="P9" style:family="paragraph">
      <loext:graphic-properties draw:fill-color="#ffffff"/>
      <style:text-properties fo:font-size="20pt"/>
    </style:style>
    <style:style style:name="P10" style:family="paragraph">
      <style:paragraph-properties fo:margin-left="0cm" fo:margin-right="0cm" fo:margin-top="0.5cm" fo:margin-bottom="0cm" fo:line-height="100%" fo:text-align="start" fo:text-indent="0cm"/>
    </style:style>
    <style:style style:name="P11" style:family="paragraph">
      <style:paragraph-properties style:text-autospace="none"/>
    </style:style>
    <style:style style:name="P12" style:family="paragraph">
      <style:paragraph-properties fo:margin-left="1.245cm" fo:margin-right="0cm" fo:text-indent="0cm"/>
    </style:style>
    <style:style style:name="P13" style:family="paragraph">
      <style:paragraph-properties fo:margin-left="0cm" fo:margin-right="0cm" fo:text-indent="0cm"/>
    </style:style>
    <style:style style:name="P14" style:family="paragraph">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15" style:family="paragraph">
      <style:text-properties fo:font-size="16pt" style:font-size-asian="16pt" style:font-size-complex="16pt"/>
    </style:style>
    <style:style style:name="P16" style:family="paragraph">
      <style:text-properties fo:font-size="44pt" style:font-size-asian="44pt" style:font-size-complex="44pt"/>
    </style:style>
    <style:style style:name="P17" style:family="paragraph">
      <style:paragraph-properties fo:margin-left="1.245cm" fo:margin-right="0cm" fo:text-indent="0cm" style:text-autospace="none"/>
    </style:style>
    <style:style style:name="P18" style:family="paragraph">
      <style:text-properties fo:font-size="40pt" style:font-size-asian="40pt" style:font-size-complex="40pt"/>
    </style:style>
    <style:style style:name="P19" style:family="paragraph">
      <loext:graphic-properties draw:fill="none"/>
      <style:paragraph-properties fo:text-align="start" style:text-autospace="none"/>
      <style:text-properties style:font-name="Liberation Mono1" fo:font-size="14pt" style:font-name-asian="Liberation Mono1" style:font-size-asian="14pt" style:font-name-complex="Liberation Mono1" style:font-size-complex="14pt"/>
    </style:style>
    <style:style style:name="P20" style:family="paragraph">
      <style:paragraph-properties fo:margin-top="0.5cm" fo:margin-bottom="0cm"/>
      <style:text-properties style:font-name="Liberation Sans" fo:font-size="32pt" style:letter-kerning="true" style:font-name-asian="Arial Unicode MS" style:font-size-asian="32pt" style:font-name-complex="Arial Unicode MS" style:font-size-complex="32pt"/>
    </style:style>
    <style:style style:name="P21" style:family="paragraph">
      <style:text-properties fo:font-size="36pt" style:font-size-asian="36pt" style:font-size-complex="36pt"/>
    </style:style>
    <style:style style:name="P22" style:family="paragraph">
      <loext:graphic-properties draw:fill="none"/>
      <style:paragraph-properties fo:text-align="start"/>
      <style:text-properties style:font-name="Liberation Mono1" fo:font-size="14pt" style:font-name-asian="Liberation Mono1" style:font-size-asian="14pt" style:font-name-complex="Liberation Mono1" style:font-size-complex="14pt"/>
    </style:style>
    <style:style style:name="P23" style:family="paragraph">
      <style:text-properties fo:font-size="34pt" style:font-size-asian="34pt" style:font-size-complex="34pt"/>
    </style:style>
    <style:style style:name="P24" style:family="paragraph">
      <loext:graphic-properties draw:fill="none"/>
      <style:paragraph-properties fo:text-align="start"/>
      <style:text-properties style:font-name="Liberation Mono1" fo:font-size="12pt" style:font-name-asian="Liberation Mono1" style:font-size-asian="12pt" style:font-name-complex="Liberation Mono1" style:font-size-complex="12pt"/>
    </style:style>
    <style:style style:name="P25" style:family="paragraph">
      <style:text-properties fo:font-size="32pt" style:font-size-asian="32pt" style:font-size-complex="32pt"/>
    </style:style>
    <style:style style:name="P26" style:family="paragraph">
      <style:paragraph-properties fo:text-align="start"/>
    </style:style>
    <style:style style:name="P27" style:family="paragraph">
      <style:text-properties fo:font-size="28pt" style:font-size-asian="28pt" style:font-size-complex="28pt"/>
    </style:style>
    <style:style style:name="P28" style:family="paragraph">
      <style:text-properties fo:font-size="24pt" style:font-size-asian="24pt" style:font-size-complex="24pt"/>
    </style:style>
    <style:style style:name="P29" style:family="paragraph">
      <loext:graphic-properties draw:fill-color="#ffffff"/>
      <style:paragraph-properties fo:margin-left="0cm" fo:margin-right="0cm" fo:text-indent="0cm"/>
      <style:text-properties fo:font-size="60pt" style:font-size-asian="60pt" style:font-size-complex="60pt"/>
    </style:style>
    <style:style style:name="T1" style:family="text">
      <style:text-properties fo:font-variant="normal" fo:text-transform="none" style:text-line-through-style="none" style:text-line-through-type="none" style:text-position="0% 100%" style:font-name="Liberation Sans1" fo:font-size="60pt" fo:letter-spacing="normal" fo:font-style="normal" style:text-underline-style="none" fo:font-weight="normal" style:font-size-asian="60pt" style:font-style-asian="normal" style:font-weight-asian="normal" style:font-size-complex="60pt" style:font-style-complex="normal" style:font-weight-complex="normal"/>
    </style:style>
    <style:style style:name="T2" style:family="text">
      <style:text-properties fo:font-size="40pt" style:font-size-asian="40pt" style:font-size-complex="40pt"/>
    </style:style>
    <style:style style:name="T3" style:family="text">
      <style:text-properties fo:font-size="26pt" style:font-size-asian="26pt" style:font-size-complex="26pt"/>
    </style:style>
    <style:style style:name="T4" style:family="text">
      <style:text-properties fo:font-size="14pt" style:font-size-asian="14pt" style:font-size-complex="14pt"/>
    </style:style>
    <style:style style:name="T5" style:family="text">
      <style:text-properties fo:font-variant="normal" fo:text-transform="none" style:text-line-through-style="none" style:text-line-through-type="none" style:text-position="0% 100%" style:font-name="Liberation Sans1" fo:font-size="26pt" fo:letter-spacing="normal" fo:font-style="normal" style:text-underline-style="none" fo:font-weight="normal" style:font-size-asian="26pt" style:font-style-asian="normal" style:font-weight-asian="normal" style:font-size-complex="26pt" style:font-style-complex="normal" style:font-weight-complex="normal"/>
    </style:style>
    <style:style style:name="T6" style:family="text">
      <style:text-properties fo:font-variant="normal" fo:text-transform="none" style:text-line-through-style="none" style:text-line-through-type="none" style:text-position="0% 100%" style:font-name="Liberation Sans1"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T7" style:family="text">
      <style:text-properties fo:font-size="28pt" style:font-size-asian="28pt" style:font-size-complex="28pt"/>
    </style:style>
    <style:style style:name="T8" style:family="text">
      <style:text-properties style:font-name="Liberation Sans" fo:font-size="20pt" style:letter-kerning="true" style:font-name-asian="Arial Unicode MS" style:font-size-asian="20pt" style:font-name-complex="Arial Unicode MS" style:font-size-complex="20pt"/>
    </style:style>
    <style:style style:name="T9" style:family="text">
      <style:text-properties style:font-name="Liberation Sans" fo:font-size="20pt" style:text-underline-style="solid" style:text-underline-width="auto" style:text-underline-color="font-color" style:letter-kerning="true" style:font-name-asian="Arial Unicode MS" style:font-size-asian="20pt" style:font-name-complex="Arial Unicode MS" style:font-size-complex="20pt"/>
    </style:style>
    <style:style style:name="T10" style:family="text">
      <style:text-properties style:font-name="Liberation Sans" fo:font-size="20pt" fo:font-style="italic" style:letter-kerning="true" style:font-name-asian="Arial Unicode MS" style:font-size-asian="20pt" style:font-style-asian="italic" style:font-name-complex="Arial Unicode MS" style:font-size-complex="20pt" style:font-style-complex="italic"/>
    </style:style>
    <style:style style:name="T11" style:family="text">
      <style:text-properties style:font-name="Liberation Sans" fo:font-size="32pt" style:letter-kerning="true" style:font-name-asian="Arial Unicode MS" style:font-size-asian="32pt" style:font-name-complex="Arial Unicode MS" style:font-size-complex="32pt"/>
    </style:style>
    <style:style style:name="T12" style:family="text">
      <style:text-properties style:font-name="Liberation Sans" fo:font-size="32pt" fo:font-style="italic" style:letter-kerning="true" style:font-name-asian="Arial Unicode MS" style:font-size-asian="32pt" style:font-style-asian="italic" style:font-name-complex="Arial Unicode MS" style:font-size-complex="32pt" style:font-style-complex="italic"/>
    </style:style>
    <style:style style:name="T13" style:family="text">
      <style:text-properties style:font-name="Liberation Sans" fo:font-size="32pt" fo:font-style="normal" style:letter-kerning="true" style:font-name-asian="Arial Unicode MS" style:font-size-asian="32pt" style:font-style-asian="normal" style:font-name-complex="Arial Unicode MS" style:font-size-complex="32pt" style:font-style-complex="normal"/>
    </style:style>
    <style:style style:name="T14" style:family="text">
      <style:text-properties fo:font-variant="normal" fo:text-transform="none" fo:color="#000080" style:text-outline="false" style:text-line-through-style="none" style:text-line-through-type="none" style:font-name="Menlo1" fo:font-size="18pt" fo:font-style="normal" fo:text-shadow="none" style:text-underline-style="none" fo:font-weight="bold" style:letter-kerning="true" fo:background-color="transparent" style:font-name-asian="Menlo1" style:font-size-asian="18pt" style:font-style-asian="normal" style:font-weight-asian="bold" style:font-name-complex="Menlo1" style:font-size-complex="18pt" style:font-style-complex="normal" style:font-weight-complex="bold" style:text-emphasize="none" style:font-relief="none" style:text-overline-style="none" style:text-overline-color="font-color"/>
    </style:style>
    <style:style style:name="T15" style:family="text">
      <style:text-properties fo:font-variant="normal" fo:text-transform="none" fo:color="#660e7a" style:text-outline="false" style:text-line-through-style="none" style:text-line-through-type="none" style:font-name="Menlo1" fo:font-size="18pt" fo:font-style="italic" fo:text-shadow="none" style:text-underline-style="none" fo:font-weight="normal" style:letter-kerning="true" fo:background-color="transparent" style:font-name-asian="Menlo1" style:font-size-asian="18pt" style:font-style-asian="italic" style:font-weight-asian="normal" style:font-name-complex="Menlo1" style:font-size-complex="18pt" style:font-style-complex="italic" style:font-weight-complex="normal" style:text-emphasize="none" style:font-relief="none" style:text-overline-style="none" style:text-overline-color="font-color"/>
    </style:style>
    <style:style style:name="T16" style:family="text">
      <style:text-properties fo:font-variant="normal" fo:text-transform="none" fo:color="#000000" style:text-outline="false" style:text-line-through-style="none" style:text-line-through-type="none" style:font-name="Menlo1" fo:font-size="18pt" fo:font-style="normal" fo:text-shadow="none" style:text-underline-style="none" fo:font-weight="normal" style:letter-kerning="true" fo:background-color="transparent" style:font-name-asian="Menlo1" style:font-size-asian="18pt" style:font-style-asian="normal" style:font-weight-asian="normal" style:font-name-complex="Menlo1" style:font-size-complex="18pt" style:font-style-complex="normal" style:font-weight-complex="normal" style:text-emphasize="none" style:font-relief="none" style:text-overline-style="none" style:text-overline-color="font-color"/>
    </style:style>
    <style:style style:name="T17" style:family="text">
      <style:text-properties fo:font-variant="normal" fo:text-transform="none" fo:color="#20999d" style:text-outline="false" style:text-line-through-style="none" style:text-line-through-type="none" style:font-name="Menlo1" fo:font-size="18pt" fo:font-style="normal" fo:text-shadow="none" style:text-underline-style="none" fo:font-weight="normal" style:letter-kerning="true" fo:background-color="transparent" style:font-name-asian="Menlo1" style:font-size-asian="18pt" style:font-style-asian="normal" style:font-weight-asian="normal" style:font-name-complex="Menlo1" style:font-size-complex="18pt" style:font-style-complex="normal" style:font-weight-complex="normal" style:text-emphasize="none" style:font-relief="none" style:text-overline-style="none" style:text-overline-color="font-color"/>
    </style:style>
    <style:style style:name="T18" style:family="text">
      <style:text-properties fo:font-variant="normal" fo:text-transform="none" fo:color="#000000" style:text-outline="false" style:text-line-through-style="none" style:text-line-through-type="none" style:font-name="Menlo1" fo:font-size="18pt" fo:font-style="italic" fo:text-shadow="none" style:text-underline-style="none" fo:font-weight="normal" style:letter-kerning="true" fo:background-color="transparent" style:font-name-asian="Menlo1" style:font-size-asian="18pt" style:font-style-asian="italic" style:font-weight-asian="normal" style:font-name-complex="Menlo1" style:font-size-complex="18pt" style:font-style-complex="italic" style:font-weight-complex="normal" style:text-emphasize="none" style:font-relief="none" style:text-overline-style="none" style:text-overline-color="font-color"/>
    </style:style>
    <style:style style:name="T19" style:family="text">
      <style:text-properties fo:font-variant="normal" fo:text-transform="none" fo:color="#000000" style:text-outline="false" style:text-line-through-style="none" style:text-line-through-type="none" style:font-name="Liberation Sans" fo:font-size="18pt" fo:font-style="normal" fo:text-shadow="none" style:text-underline-style="none" fo:font-weight="normal" style:letter-kerning="true" fo:background-color="transparent"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T20" style:family="text">
      <style:text-properties fo:font-variant="normal" fo:text-transform="none" fo:color="#000000" style:text-outline="false" style:text-line-through-style="none" style:text-line-through-type="none" style:font-name="Menlo1" fo:font-size="18pt" fo:font-style="normal" fo:text-shadow="none" style:text-underline-style="none" style:letter-kerning="true" fo:background-color="transparent" style:font-name-asian="Menlo1" style:font-size-asian="18pt" style:font-style-asian="normal" style:font-name-complex="Menlo1" style:font-size-complex="18pt" style:font-style-complex="normal" style:text-emphasize="none" style:font-relief="none" style:text-overline-style="none" style:text-overline-color="font-color"/>
    </style:style>
    <style:style style:name="T21" style:family="text">
      <style:text-properties style:text-underline-style="solid" style:text-underline-width="auto" style:text-underline-color="font-color"/>
    </style:style>
    <style:style style:name="T22" style:family="text">
      <style:text-properties fo:font-variant="normal" fo:text-transform="none" fo:color="#000080" style:text-outline="false" style:text-line-through-style="none" style:text-line-through-type="none" style:font-name="Menlo1" fo:font-size="16pt" fo:font-style="normal" fo:text-shadow="none" style:text-underline-style="none" fo:font-weight="bold" style:letter-kerning="true" fo:background-color="transparent" style:font-name-asian="Menlo1" style:font-size-asian="16pt" style:font-style-asian="normal" style:font-weight-asian="bold" style:font-name-complex="Menlo1" style:font-size-complex="16pt" style:font-style-complex="normal" style:font-weight-complex="bold" style:text-emphasize="none" style:font-relief="none" style:text-overline-style="none" style:text-overline-color="font-color"/>
    </style:style>
    <style:style style:name="T23" style:family="text">
      <style:text-properties fo:font-variant="normal" fo:text-transform="none" fo:color="#660e7a" style:text-outline="false" style:text-line-through-style="none" style:text-line-through-type="none" style:font-name="Menlo1" fo:font-size="16pt" fo:font-style="italic" fo:text-shadow="none" style:text-underline-style="none" fo:font-weight="normal" style:letter-kerning="true" fo:background-color="transparent" style:font-name-asian="Menlo1" style:font-size-asian="16pt" style:font-style-asian="italic" style:font-weight-asian="normal" style:font-name-complex="Menlo1" style:font-size-complex="16pt" style:font-style-complex="italic" style:font-weight-complex="normal" style:text-emphasize="none" style:font-relief="none" style:text-overline-style="none" style:text-overline-color="font-color"/>
    </style:style>
    <style:style style:name="T24" style:family="text">
      <style:text-properties fo:font-variant="normal" fo:text-transform="none" fo:color="#000000" style:text-outline="false" style:text-line-through-style="none" style:text-line-through-type="none" style:font-name="Menlo1" fo:font-size="16pt" fo:font-style="normal" fo:text-shadow="none" style:text-underline-style="none" fo:font-weight="normal" style:letter-kerning="true" fo:background-color="transparent" style:font-name-asian="Menlo1" style:font-size-asian="16pt" style:font-style-asian="normal" style:font-weight-asian="normal" style:font-name-complex="Menlo1" style:font-size-complex="16pt" style:font-style-complex="normal" style:font-weight-complex="normal" style:text-emphasize="none" style:font-relief="none" style:text-overline-style="none" style:text-overline-color="font-color"/>
    </style:style>
    <style:style style:name="T25" style:family="text">
      <style:text-properties fo:font-variant="normal" fo:text-transform="none" fo:color="#20999d" style:text-outline="false" style:text-line-through-style="none" style:text-line-through-type="none" style:font-name="Menlo1" fo:font-size="16pt" fo:font-style="normal" fo:text-shadow="none" style:text-underline-style="none" fo:font-weight="normal" style:letter-kerning="true" fo:background-color="transparent" style:font-name-asian="Menlo1" style:font-size-asian="16pt" style:font-style-asian="normal" style:font-weight-asian="normal" style:font-name-complex="Menlo1" style:font-size-complex="16pt" style:font-style-complex="normal" style:font-weight-complex="normal" style:text-emphasize="none" style:font-relief="none" style:text-overline-style="none" style:text-overline-color="font-color"/>
    </style:style>
    <style:style style:name="T26" style:family="text">
      <style:text-properties fo:font-variant="normal" fo:text-transform="none" fo:color="#000000" style:text-outline="false" style:text-line-through-style="none" style:text-line-through-type="none" style:font-name="Menlo1" fo:font-size="16pt" fo:font-style="italic" fo:text-shadow="none" style:text-underline-style="none" fo:font-weight="normal" style:letter-kerning="true" fo:background-color="transparent" style:font-name-asian="Menlo1" style:font-size-asian="16pt" style:font-style-asian="italic" style:font-weight-asian="normal" style:font-name-complex="Menlo1" style:font-size-complex="16pt" style:font-style-complex="italic" style:font-weight-complex="normal" style:text-emphasize="none" style:font-relief="none" style:text-overline-style="none" style:text-overline-color="font-color"/>
    </style:style>
    <style:style style:name="T27" style:family="text">
      <style:text-properties fo:font-variant="normal" fo:text-transform="none" fo:color="#000080" style:text-outline="false" style:text-line-through-style="none" style:text-line-through-type="none" style:font-name="Menlo1" fo:font-size="16pt" fo:text-shadow="none" style:text-underline-style="none" fo:font-weight="bold" style:letter-kerning="true" fo:background-color="transparent" style:font-name-asian="Menlo1" style:font-size-asian="16pt" style:font-weight-asian="bold" style:font-name-complex="Menlo1" style:font-size-complex="16pt" style:font-weight-complex="bold" style:text-emphasize="none" style:font-relief="none" style:text-overline-style="none" style:text-overline-color="font-color"/>
    </style:style>
    <style:style style:name="T28" style:family="text">
      <style:text-properties fo:font-variant="normal" fo:text-transform="none" fo:color="#660e7a" style:text-outline="false" style:text-line-through-style="none" style:text-line-through-type="none" style:font-name="Menlo1" fo:font-size="16pt" fo:font-style="italic" fo:text-shadow="none" style:text-underline-style="none" style:letter-kerning="true" fo:background-color="transparent" style:font-name-asian="Menlo1" style:font-size-asian="16pt" style:font-style-asian="italic" style:font-name-complex="Menlo1" style:font-size-complex="16pt" style:font-style-complex="italic" style:text-emphasize="none" style:font-relief="none" style:text-overline-style="none" style:text-overline-color="font-color"/>
    </style:style>
    <style:style style:name="T29" style:family="text">
      <style:text-properties fo:font-variant="normal" fo:text-transform="none" fo:color="#000000" style:text-outline="false" style:text-line-through-style="none" style:text-line-through-type="none" style:font-name="Menlo1" fo:font-size="16pt" fo:text-shadow="none" style:text-underline-style="none" style:letter-kerning="true" fo:background-color="transparent" style:font-name-asian="Menlo1" style:font-size-asian="16pt" style:font-name-complex="Menlo1" style:font-size-complex="16pt" style:text-emphasize="none" style:font-relief="none" style:text-overline-style="none" style:text-overline-color="font-color"/>
    </style:style>
    <style:style style:name="T30" style:family="text">
      <style:text-properties fo:font-variant="normal" fo:text-transform="none" fo:color="#20999d" style:text-outline="false" style:text-line-through-style="none" style:text-line-through-type="none" style:font-name="Menlo1" fo:font-size="16pt" fo:text-shadow="none" style:text-underline-style="none" style:letter-kerning="true" fo:background-color="transparent" style:font-name-asian="Menlo1" style:font-size-asian="16pt" style:font-name-complex="Menlo1" style:font-size-complex="16pt" style:text-emphasize="none" style:font-relief="none" style:text-overline-style="none" style:text-overline-color="font-color"/>
    </style:style>
    <style:style style:name="T31" style:family="text">
      <style:text-properties fo:font-variant="normal" fo:text-transform="none" fo:color="#000000" style:text-outline="false" style:text-line-through-style="none" style:text-line-through-type="none" style:font-name="Menlo1" fo:font-size="16pt" fo:text-shadow="none" style:text-underline-style="none" fo:font-weight="normal" style:letter-kerning="true" fo:background-color="transparent" style:font-name-asian="Menlo1" style:font-size-asian="16pt" style:font-weight-asian="normal" style:font-name-complex="Menlo1" style:font-size-complex="16pt" style:font-weight-complex="normal" style:text-emphasize="none" style:font-relief="none" style:text-overline-style="none" style:text-overline-color="font-color"/>
    </style:style>
    <style:style style:name="T32" style:family="text">
      <style:text-properties fo:font-variant="normal" fo:text-transform="none" fo:color="#000000" style:text-outline="false" style:text-line-through-style="none" style:text-line-through-type="none" style:font-name="Menlo1" fo:font-size="16pt" fo:font-style="italic" fo:text-shadow="none" style:text-underline-style="none" style:letter-kerning="true" fo:background-color="transparent" style:font-name-asian="Menlo1" style:font-size-asian="16pt" style:font-style-asian="italic" style:font-name-complex="Menlo1" style:font-size-complex="16pt" style:font-style-complex="italic" style:text-emphasize="none" style:font-relief="none" style:text-overline-style="none" style:text-overline-color="font-color"/>
    </style:style>
    <style:style style:name="T33" style:family="text">
      <style:text-properties fo:font-variant="normal" fo:text-transform="none" fo:color="#000000" style:text-outline="false" style:text-line-through-style="none" style:text-line-through-type="none" style:font-name="Menlo1" fo:font-size="16pt" fo:font-style="normal" fo:text-shadow="none" style:text-underline-style="none" style:letter-kerning="true" fo:background-color="transparent" style:font-name-asian="Menlo1" style:font-size-asian="16pt" style:font-style-asian="normal" style:font-name-complex="Menlo1" style:font-size-complex="16pt" style:font-style-complex="normal" style:text-emphasize="none" style:font-relief="none" style:text-overline-style="none" style:text-overline-color="font-color"/>
    </style:style>
    <style:style style:name="T34" style:family="text">
      <style:text-properties fo:font-variant="normal" fo:text-transform="none" fo:color="#008000" style:text-outline="false" style:text-line-through-style="none" style:text-line-through-type="none" style:font-name="Menlo1" fo:font-size="16pt" fo:font-style="normal" fo:text-shadow="none" style:text-underline-style="none" fo:font-weight="bold" style:letter-kerning="true" fo:background-color="transparent" style:font-name-asian="Menlo1" style:font-size-asian="16pt" style:font-style-asian="normal" style:font-weight-asian="bold" style:font-name-complex="Menlo1" style:font-size-complex="16pt" style:font-style-complex="normal" style:font-weight-complex="bold" style:text-emphasize="none" style:font-relief="none" style:text-overline-style="none" style:text-overline-color="font-color"/>
    </style:style>
    <style:style style:name="T35" style:family="text">
      <style:text-properties style:text-underline-style="none"/>
    </style:style>
    <style:style style:name="T36" style:family="text">
      <style:text-properties fo:font-variant="normal" fo:text-transform="none" fo:color="#20999d" style:text-outline="false" style:text-line-through-style="none" style:text-line-through-type="none" style:font-name="Menlo1" fo:font-size="16pt" fo:text-shadow="none" style:text-underline-style="none" fo:font-weight="normal" style:letter-kerning="true" fo:background-color="transparent" style:font-name-asian="Menlo1" style:font-size-asian="16pt" style:font-weight-asian="normal" style:font-name-complex="Menlo1" style:font-size-complex="16pt" style:font-weight-complex="normal" style:text-emphasize="none" style:font-relief="none" style:text-overline-style="none" style:text-overline-color="font-color"/>
    </style:style>
    <style:style style:name="T37" style:family="text">
      <style:text-properties fo:font-size="44pt" style:font-size-asian="44pt" style:font-size-complex="44pt"/>
    </style:style>
    <style:style style:name="T38" style:family="text">
      <style:text-properties fo:color="#2300dc" fo:font-size="26pt" style:font-size-asian="26pt" style:font-size-complex="26pt"/>
    </style:style>
    <style:style style:name="T39" style:family="text">
      <style:text-properties fo:font-style="normal" style:font-style-asian="normal" style:font-style-complex="normal"/>
    </style:style>
    <style:style style:name="T40" style:family="text">
      <style:text-properties fo:font-variant="normal" fo:text-transform="none" fo:color="#000080" style:text-outline="false" style:text-line-through-style="none" style:text-line-through-type="none" style:font-name="Menlo1" fo:font-size="14pt" fo:text-shadow="none" style:text-underline-style="none" fo:font-weight="bold" style:letter-kerning="true" style:font-name-asian="Menlo1" style:font-size-asian="14pt" style:font-weight-asian="bold" style:font-name-complex="Menlo1" style:font-size-complex="14pt" style:font-weight-complex="bold" style:text-emphasize="none" style:font-relief="none" style:text-overline-style="none" style:text-overline-color="font-color"/>
    </style:style>
    <style:style style:name="T41" style:family="text">
      <style:text-properties fo:font-variant="normal" fo:text-transform="none" fo:color="#000000" style:text-outline="false" style:text-line-through-style="none" style:text-line-through-type="none" style:font-name="Menlo1" fo:font-size="14pt" fo:text-shadow="none" style:text-underline-style="none" style:letter-kerning="true" style:font-name-asian="Menlo1" style:font-size-asian="14pt" style:font-name-complex="Menlo1" style:font-size-complex="14pt" style:text-emphasize="none" style:font-relief="none" style:text-overline-style="none" style:text-overline-color="font-color"/>
    </style:style>
    <style:style style:name="T42" style:family="text">
      <style:text-properties fo:font-variant="normal" fo:text-transform="none" fo:color="#20999d" style:text-outline="false" style:text-line-through-style="none" style:text-line-through-type="none" style:font-name="Menlo1" fo:font-size="14pt" fo:text-shadow="none" style:text-underline-style="none" style:letter-kerning="true" style:font-name-asian="Menlo1" style:font-size-asian="14pt" style:font-name-complex="Menlo1" style:font-size-complex="14pt" style:text-emphasize="none" style:font-relief="none" style:text-overline-style="none" style:text-overline-color="font-color"/>
    </style:style>
    <style:style style:name="T43" style:family="text">
      <style:text-properties fo:font-variant="normal" fo:text-transform="none" fo:color="#660e7a" style:text-outline="false" style:text-line-through-style="none" style:text-line-through-type="none" style:font-name="Menlo1" fo:font-size="14pt" fo:font-style="italic" fo:text-shadow="none" style:text-underline-style="none" style:letter-kerning="true" style:font-name-asian="Menlo1" style:font-size-asian="14pt" style:font-style-asian="italic" style:font-name-complex="Menlo1" style:font-size-complex="14pt" style:font-style-complex="italic" style:text-emphasize="none" style:font-relief="none" style:text-overline-style="none" style:text-overline-color="font-color"/>
    </style:style>
    <style:style style:name="T44" style:family="text">
      <style:text-properties fo:font-variant="normal" fo:text-transform="none" fo:color="#000000" style:text-outline="false" style:text-line-through-style="none" style:text-line-through-type="none" style:font-name="Menlo1" fo:font-size="14pt" fo:text-shadow="none" style:text-underline-style="none" fo:font-weight="bold" style:letter-kerning="true" style:font-name-asian="Menlo1" style:font-size-asian="14pt" style:font-weight-asian="bold" style:font-name-complex="Menlo1" style:font-size-complex="14pt" style:font-weight-complex="bold" style:text-emphasize="none" style:font-relief="none" style:text-overline-style="none" style:text-overline-color="font-color"/>
    </style:style>
    <style:style style:name="T45" style:family="text">
      <style:text-properties fo:font-variant="normal" fo:text-transform="none" fo:color="#000000" style:text-outline="false" style:text-line-through-style="none" style:text-line-through-type="none" style:font-name="Menlo1" fo:font-size="14pt" fo:text-shadow="none" style:text-underline-style="none" fo:font-weight="normal" style:letter-kerning="true" style:font-name-asian="Menlo1" style:font-size-asian="14pt" style:font-weight-asian="normal" style:font-name-complex="Menlo1" style:font-size-complex="14pt" style:font-weight-complex="normal" style:text-emphasize="none" style:font-relief="none" style:text-overline-style="none" style:text-overline-color="font-color"/>
    </style:style>
    <style:style style:name="T46" style:family="text">
      <style:text-properties fo:font-variant="normal" fo:text-transform="none" fo:color="#000000" style:text-outline="false" style:text-line-through-style="none" style:text-line-through-type="none" style:font-name="Menlo1" fo:font-size="14pt" fo:font-style="italic" fo:text-shadow="none" style:text-underline-style="none" fo:font-weight="normal" style:letter-kerning="true" style:font-name-asian="Menlo1" style:font-size-asian="14pt" style:font-style-asian="italic" style:font-weight-asian="normal" style:font-name-complex="Menlo1" style:font-size-complex="14pt" style:font-style-complex="italic" style:font-weight-complex="normal" style:text-emphasize="none" style:font-relief="none" style:text-overline-style="none" style:text-overline-color="font-color"/>
    </style:style>
    <style:style style:name="T47" style:family="text">
      <style:text-properties fo:font-variant="normal" fo:text-transform="none" style:use-window-font-color="true" style:text-outline="false" style:text-line-through-style="none" style:text-line-through-type="none" style:font-name="Menlo1" fo:font-size="14pt" fo:font-style="normal" fo:text-shadow="none" style:text-underline-style="none" fo:font-weight="normal" style:letter-kerning="true" style:font-name-asian="Menlo1" style:font-size-asian="14pt" style:font-style-asian="normal" style:font-weight-asian="normal" style:font-name-complex="Menlo1" style:font-size-complex="14pt" style:font-style-complex="normal" style:font-weight-complex="normal" style:text-emphasize="none" style:font-relief="none" style:text-overline-style="none" style:text-overline-color="font-color"/>
    </style:style>
    <style:style style:name="T48" style:family="text">
      <style:text-properties fo:font-variant="normal" fo:text-transform="none" fo:color="#008000" style:text-outline="false" style:text-line-through-style="none" style:text-line-through-type="none" style:font-name="Menlo1" fo:font-size="14pt" fo:text-shadow="none" style:text-underline-style="none" fo:font-weight="bold" style:letter-kerning="true" style:font-name-asian="Menlo1" style:font-size-asian="14pt" style:font-weight-asian="bold" style:font-name-complex="Menlo1" style:font-size-complex="14pt" style:font-weight-complex="bold" style:text-emphasize="none" style:font-relief="none" style:text-overline-style="none" style:text-overline-color="font-color"/>
    </style:style>
    <style:style style:name="T49" style:family="text">
      <style:text-properties fo:font-variant="normal" fo:text-transform="none" fo:color="#000000" style:text-outline="false" style:text-line-through-style="none" style:text-line-through-type="none" style:font-name="Menlo1" fo:font-size="14pt" fo:font-style="italic" fo:text-shadow="none" style:text-underline-style="none" style:letter-kerning="true" style:font-name-asian="Menlo1" style:font-size-asian="14pt" style:font-style-asian="italic" style:font-name-complex="Menlo1" style:font-size-complex="14pt" style:font-style-complex="italic" style:text-emphasize="none" style:font-relief="none" style:text-overline-style="none" style:text-overline-color="font-color"/>
    </style:style>
    <style:style style:name="T50" style:family="text">
      <style:text-properties fo:font-variant="normal" fo:text-transform="none" fo:color="#20999d" style:text-outline="false" style:text-line-through-style="none" style:text-line-through-type="none" style:font-name="Menlo1" fo:font-size="14pt" fo:text-shadow="none" style:text-underline-style="none" fo:font-weight="normal" style:letter-kerning="true" style:font-name-asian="Menlo1" style:font-size-asian="14pt" style:font-weight-asian="normal" style:font-name-complex="Menlo1" style:font-size-complex="14pt" style:font-weight-complex="normal" style:text-emphasize="none" style:font-relief="none" style:text-overline-style="none" style:text-overline-color="font-color"/>
    </style:style>
    <style:style style:name="T51" style:family="text">
      <style:text-properties fo:font-variant="normal" fo:text-transform="none" fo:color="#808080" style:text-outline="false" style:text-line-through-style="none" style:text-line-through-type="none" style:font-name="Menlo1" fo:font-size="14pt" fo:font-style="italic" fo:text-shadow="none" style:text-underline-style="none" fo:font-weight="normal" style:letter-kerning="true" style:font-name-asian="Menlo1" style:font-size-asian="14pt" style:font-style-asian="italic" style:font-weight-asian="normal" style:font-name-complex="Menlo1" style:font-size-complex="14pt" style:font-style-complex="italic" style:font-weight-complex="normal" style:text-emphasize="none" style:font-relief="none" style:text-overline-style="none" style:text-overline-color="font-color"/>
    </style:style>
    <style:style style:name="T52" style:family="text">
      <style:text-properties fo:font-style="italic" fo:font-weight="bold" style:font-style-asian="italic" style:font-weight-asian="bold" style:font-style-complex="italic" style:font-weight-complex="bold"/>
    </style:style>
    <style:style style:name="T53" style:family="text">
      <style:text-properties fo:font-size="40pt" fo:font-style="italic" style:font-size-asian="40pt" style:font-style-asian="italic" style:font-size-complex="40pt" style:font-style-complex="italic"/>
    </style:style>
    <style:style style:name="T54" style:family="text">
      <style:text-properties fo:font-style="italic" style:font-style-asian="italic" style:font-style-complex="italic"/>
    </style:style>
    <style:style style:name="T55" style:family="text">
      <style:text-properties fo:font-size="36pt" style:font-size-asian="36pt" style:font-size-complex="36pt"/>
    </style:style>
    <style:style style:name="T56" style:family="text">
      <style:text-properties fo:font-size="36pt" fo:font-style="italic" style:font-size-asian="36pt" style:font-style-asian="italic" style:font-size-complex="36pt" style:font-style-complex="italic"/>
    </style:style>
    <style:style style:name="T57" style:family="text">
      <style:text-properties fo:font-size="36pt" fo:font-style="normal" style:font-size-asian="36pt" style:font-style-asian="normal" style:font-size-complex="36pt" style:font-style-complex="normal"/>
    </style:style>
    <style:style style:name="T58" style:family="text">
      <style:text-properties fo:font-variant="normal" fo:text-transform="none" fo:color="#000000" style:text-outline="false" style:text-line-through-style="none" style:text-line-through-type="none" style:font-name="Menlo1" fo:font-size="14pt" fo:font-style="normal" fo:text-shadow="none" style:text-underline-style="none" fo:font-weight="normal" style:letter-kerning="true" style:font-name-asian="Menlo1" style:font-size-asian="14pt" style:font-style-asian="normal" style:font-weight-asian="normal" style:font-name-complex="Menlo1" style:font-size-complex="14pt" style:font-style-complex="normal" style:font-weight-complex="normal" style:text-emphasize="none" style:font-relief="none" style:text-overline-style="none" style:text-overline-color="font-color"/>
    </style:style>
    <style:style style:name="T59" style:family="text">
      <style:text-properties fo:font-variant="normal" fo:text-transform="none" fo:color="#000080" style:text-outline="false" style:text-line-through-style="none" style:text-line-through-type="none" style:font-name="Menlo1" fo:font-size="14pt" fo:font-style="normal" fo:text-shadow="none" style:text-underline-style="none" fo:font-weight="bold" style:letter-kerning="true" fo:background-color="transparent" style:font-name-asian="Menlo1" style:font-size-asian="14pt" style:font-style-asian="normal" style:font-weight-asian="bold" style:font-name-complex="Menlo1" style:font-size-complex="14pt" style:font-style-complex="normal" style:font-weight-complex="bold" style:text-emphasize="none" style:font-relief="none" style:text-overline-style="none" style:text-overline-color="font-color"/>
    </style:style>
    <style:style style:name="T60" style:family="text">
      <style:text-properties fo:font-variant="normal" fo:text-transform="none" fo:color="#000000" style:text-outline="false" style:text-line-through-style="none" style:text-line-through-type="none" style:font-name="Menlo1" fo:font-size="14pt" fo:font-style="normal" fo:text-shadow="none" style:text-underline-style="none" style:letter-kerning="true" fo:background-color="transparent" style:font-name-asian="Menlo1" style:font-size-asian="14pt" style:font-style-asian="normal" style:font-name-complex="Menlo1" style:font-size-complex="14pt" style:font-style-complex="normal" style:text-emphasize="none" style:font-relief="none" style:text-overline-style="none" style:text-overline-color="font-color"/>
    </style:style>
    <style:style style:name="T61" style:family="text">
      <style:text-properties fo:font-variant="normal" fo:text-transform="none" fo:color="#000000" style:text-outline="false" style:text-line-through-style="none" style:text-line-through-type="none" style:font-name="Menlo1" fo:font-size="14pt" fo:font-style="normal" fo:text-shadow="none" style:text-underline-style="none" fo:font-weight="normal" style:letter-kerning="true" fo:background-color="transparent" style:font-name-asian="Menlo1" style:font-size-asian="14pt" style:font-style-asian="normal" style:font-weight-asian="normal" style:font-name-complex="Menlo1" style:font-size-complex="14pt" style:font-style-complex="normal" style:font-weight-complex="normal" style:text-emphasize="none" style:font-relief="none" style:text-overline-style="none" style:text-overline-color="font-color"/>
    </style:style>
    <style:style style:name="T62" style:family="text">
      <style:text-properties fo:font-variant="normal" fo:text-transform="none" fo:color="#000080" style:text-outline="false" style:text-line-through-style="none" style:text-line-through-type="none" style:font-name="Menlo1" fo:font-size="12pt" fo:text-shadow="none" style:text-underline-style="none" fo:font-weight="bold" style:letter-kerning="true" style:font-name-asian="Menlo1" style:font-size-asian="12pt" style:font-weight-asian="bold" style:font-name-complex="Menlo1" style:font-size-complex="12pt" style:font-weight-complex="bold" style:text-emphasize="none" style:font-relief="none" style:text-overline-style="none" style:text-overline-color="font-color"/>
    </style:style>
    <style:style style:name="T63" style:family="text">
      <style:text-properties fo:font-variant="normal" fo:text-transform="none" fo:color="#000000" style:text-outline="false" style:text-line-through-style="none" style:text-line-through-type="none" style:font-name="Menlo1" fo:font-size="12pt" fo:text-shadow="none" style:text-underline-style="none" style:letter-kerning="true" style:font-name-asian="Menlo1" style:font-size-asian="12pt" style:font-name-complex="Menlo1" style:font-size-complex="12pt" style:text-emphasize="none" style:font-relief="none" style:text-overline-style="none" style:text-overline-color="font-color"/>
    </style:style>
    <style:style style:name="T64" style:family="text">
      <style:text-properties fo:font-variant="normal" fo:text-transform="none" fo:color="#20999d" style:text-outline="false" style:text-line-through-style="none" style:text-line-through-type="none" style:font-name="Menlo1" fo:font-size="12pt" fo:text-shadow="none" style:text-underline-style="none" style:letter-kerning="true" style:font-name-asian="Menlo1" style:font-size-asian="12pt" style:font-name-complex="Menlo1" style:font-size-complex="12pt" style:text-emphasize="none" style:font-relief="none" style:text-overline-style="none" style:text-overline-color="font-color"/>
    </style:style>
    <style:style style:name="T65" style:family="text">
      <style:text-properties fo:font-variant="normal" fo:text-transform="none" fo:color="#660e7a" style:text-outline="false" style:text-line-through-style="none" style:text-line-through-type="none" style:font-name="Menlo1" fo:font-size="12pt" fo:font-style="italic" fo:text-shadow="none" style:text-underline-style="none" style:letter-kerning="true" style:font-name-asian="Menlo1" style:font-size-asian="12pt" style:font-style-asian="italic" style:font-name-complex="Menlo1" style:font-size-complex="12pt" style:font-style-complex="italic" style:text-emphasize="none" style:font-relief="none" style:text-overline-style="none" style:text-overline-color="font-color"/>
    </style:style>
    <style:style style:name="T66" style:family="text">
      <style:text-properties fo:font-variant="normal" fo:text-transform="none" fo:color="#000000" style:text-outline="false" style:text-line-through-style="none" style:text-line-through-type="none" style:font-name="Menlo1" fo:font-size="12pt" fo:font-style="italic" fo:text-shadow="none" style:text-underline-style="none" style:letter-kerning="true" style:font-name-asian="Menlo1" style:font-size-asian="12pt" style:font-style-asian="italic" style:font-name-complex="Menlo1" style:font-size-complex="12pt" style:font-style-complex="italic" style:text-emphasize="none" style:font-relief="none" style:text-overline-style="none" style:text-overline-color="font-color"/>
    </style:style>
    <style:style style:name="T67" style:family="text">
      <style:text-properties fo:font-variant="normal" fo:text-transform="none" fo:color="#008000" style:text-outline="false" style:text-line-through-style="none" style:text-line-through-type="none" style:font-name="Menlo1" fo:font-size="12pt" fo:text-shadow="none" style:text-underline-style="none" fo:font-weight="bold" style:letter-kerning="true" style:font-name-asian="Menlo1" style:font-size-asian="12pt" style:font-weight-asian="bold" style:font-name-complex="Menlo1" style:font-size-complex="12pt" style:font-weight-complex="bold" style:text-emphasize="none" style:font-relief="none" style:text-overline-style="none" style:text-overline-color="font-color"/>
    </style:style>
    <style:style style:name="T68" style:family="text">
      <style:text-properties fo:font-variant="normal" fo:text-transform="none" fo:color="#000000" style:text-outline="false" style:text-line-through-style="none" style:text-line-through-type="none" style:font-name="Menlo1" fo:font-size="12pt" fo:text-shadow="none" style:text-underline-style="none" fo:font-weight="normal" style:letter-kerning="true" style:font-name-asian="Menlo1" style:font-size-asian="12pt" style:font-weight-asian="normal" style:font-name-complex="Menlo1" style:font-size-complex="12pt" style:font-weight-complex="normal" style:text-emphasize="none" style:font-relief="none" style:text-overline-style="none" style:text-overline-color="font-color"/>
    </style:style>
    <style:style style:name="T69" style:family="text">
      <style:text-properties fo:font-variant="normal" fo:text-transform="none" fo:color="#20999d" style:text-outline="false" style:text-line-through-style="none" style:text-line-through-type="none" style:font-name="Menlo1" fo:font-size="12pt" fo:text-shadow="none" style:text-underline-style="none" fo:font-weight="normal" style:letter-kerning="true" style:font-name-asian="Menlo1" style:font-size-asian="12pt" style:font-weight-asian="normal" style:font-name-complex="Menlo1" style:font-size-complex="12pt" style:font-weight-complex="normal" style:text-emphasize="none" style:font-relief="none" style:text-overline-style="none" style:text-overline-color="font-color"/>
    </style:style>
    <style:style style:name="T70" style:family="text">
      <style:text-properties fo:font-variant="normal" fo:text-transform="none" fo:color="#000000" style:text-outline="false" style:text-line-through-style="none" style:text-line-through-type="none" style:font-name="Menlo1" fo:font-size="12pt" fo:font-style="italic" fo:text-shadow="none" style:text-underline-style="none" fo:font-weight="normal" style:letter-kerning="true" style:font-name-asian="Menlo1" style:font-size-asian="12pt" style:font-style-asian="italic" style:font-weight-asian="normal" style:font-name-complex="Menlo1" style:font-size-complex="12pt" style:font-style-complex="italic" style:font-weight-complex="normal" style:text-emphasize="none" style:font-relief="none" style:text-overline-style="none" style:text-overline-color="font-color"/>
    </style:style>
    <style:style style:name="T71" style:family="text">
      <style:text-properties fo:font-variant="normal" fo:text-transform="none" fo:color="#808080" style:text-outline="false" style:text-line-through-style="none" style:text-line-through-type="none" style:font-name="Menlo1" fo:font-size="12pt" fo:font-style="italic" fo:text-shadow="none" style:text-underline-style="none" fo:font-weight="normal" style:letter-kerning="true" style:font-name-asian="Menlo1" style:font-size-asian="12pt" style:font-style-asian="italic" style:font-weight-asian="normal" style:font-name-complex="Menlo1" style:font-size-complex="12pt" style:font-style-complex="italic" style:font-weight-complex="normal" style:text-emphasize="none" style:font-relief="none" style:text-overline-style="none" style:text-overline-color="font-color"/>
    </style:style>
    <style:style style:name="T72" style:family="text">
      <style:text-properties fo:font-variant="normal" fo:text-transform="none" fo:color="#000080" style:text-outline="false" style:text-line-through-style="none" style:text-line-through-type="none" style:font-name="Menlo1" fo:font-size="14pt" fo:font-style="italic" fo:text-shadow="none" style:text-underline-style="none" fo:font-weight="bold" style:letter-kerning="true" style:font-name-asian="Menlo1" style:font-size-asian="14pt" style:font-style-asian="italic" style:font-weight-asian="bold" style:font-name-complex="Menlo1" style:font-size-complex="14pt" style:font-style-complex="italic" style:font-weight-complex="bold" style:text-emphasize="none" style:font-relief="none" style:text-overline-style="none" style:text-overline-color="font-color"/>
    </style:style>
    <style:style style:name="T73" style:family="text">
      <style:text-properties fo:font-variant="normal" fo:text-transform="none" fo:color="#000000" style:text-outline="false" style:text-line-through-style="none" style:text-line-through-type="none" style:font-name="Menlo1" fo:font-size="14pt" fo:font-style="italic" fo:text-shadow="none" style:text-underline-style="none" fo:font-weight="bold" style:letter-kerning="true" style:font-name-asian="Menlo1" style:font-size-asian="14pt" style:font-style-asian="italic" style:font-weight-asian="bold" style:font-name-complex="Menlo1" style:font-size-complex="14pt" style:font-style-complex="italic" style:font-weight-complex="bold" style:text-emphasize="none" style:font-relief="none" style:text-overline-style="none" style:text-overline-color="font-color"/>
    </style:style>
    <style:style style:name="T74" style:family="text">
      <style:text-properties fo:font-variant="normal" fo:text-transform="none" fo:color="#20999d" style:text-outline="false" style:text-line-through-style="none" style:text-line-through-type="none" style:font-name="Menlo1" fo:font-size="14pt" fo:font-style="italic" fo:text-shadow="none" style:text-underline-style="none" fo:font-weight="normal" style:letter-kerning="true" style:font-name-asian="Menlo1" style:font-size-asian="14pt" style:font-style-asian="italic" style:font-weight-asian="normal" style:font-name-complex="Menlo1" style:font-size-complex="14pt" style:font-style-complex="italic" style:font-weight-complex="normal" style:text-emphasize="none" style:font-relief="none" style:text-overline-style="none" style:text-overline-color="font-color"/>
    </style:style>
    <style:style style:name="T75" style:family="text">
      <style:text-properties fo:font-variant="normal" fo:text-transform="none" fo:color="#008000" style:text-outline="false" style:text-line-through-style="none" style:text-line-through-type="none" style:font-name="Menlo1" fo:font-size="14pt" fo:font-style="normal" fo:text-shadow="none" style:text-underline-style="none" fo:font-weight="bold" style:letter-kerning="true" style:font-name-asian="Menlo1" style:font-size-asian="14pt" style:font-style-asian="normal" style:font-weight-asian="bold" style:font-name-complex="Menlo1" style:font-size-complex="14pt" style:font-style-complex="normal" style:font-weight-complex="bold" style:text-emphasize="none" style:font-relief="none" style:text-overline-style="none" style:text-overline-color="font-color"/>
    </style:style>
    <style:style style:name="T76" style:family="text">
      <style:text-properties fo:font-variant="normal" fo:text-transform="none" fo:color="#000000" style:text-outline="false" style:text-line-through-style="none" style:text-line-through-type="none" style:font-name="Menlo1" fo:font-size="14pt" fo:font-style="normal" fo:text-shadow="none" style:text-underline-style="none" fo:font-weight="bold" style:letter-kerning="true" style:font-name-asian="Menlo1" style:font-size-asian="14pt" style:font-style-asian="normal" style:font-weight-asian="bold" style:font-name-complex="Menlo1" style:font-size-complex="14pt" style:font-style-complex="normal" style:font-weight-complex="bold" style:text-emphasize="none" style:font-relief="none" style:text-overline-style="none" style:text-overline-color="font-color"/>
    </style:style>
    <style:style style:name="T77" style:family="text">
      <style:text-properties fo:font-size="34pt" style:font-size-asian="34pt" style:font-size-complex="34pt"/>
    </style:style>
    <style:style style:name="T78" style:family="text">
      <style:text-properties fo:font-size="34pt" fo:font-style="italic" style:font-size-asian="34pt" style:font-style-asian="italic" style:font-size-complex="34pt" style:font-style-complex="italic"/>
    </style:style>
    <style:style style:name="T79" style:family="text">
      <style:text-properties fo:font-size="34pt" fo:font-style="normal" style:font-size-asian="34pt" style:font-style-asian="normal" style:font-size-complex="34pt" style:font-style-complex="normal"/>
    </style:style>
    <style:style style:name="T80" style:family="text">
      <style:text-properties fo:font-variant="normal" fo:text-transform="none" fo:color="#000000" style:text-outline="false" style:text-line-through-style="none" style:text-line-through-type="none" style:font-name="Menlo1" fo:font-size="12pt" fo:font-style="normal" fo:text-shadow="none" style:text-underline-style="none" fo:font-weight="normal" style:letter-kerning="true" style:font-name-asian="Menlo1" style:font-size-asian="12pt" style:font-style-asian="normal" style:font-weight-asian="normal" style:font-name-complex="Menlo1" style:font-size-complex="12pt" style:font-style-complex="normal" style:font-weight-complex="normal" style:text-emphasize="none" style:font-relief="none" style:text-overline-style="none" style:text-overline-color="font-color"/>
    </style:style>
    <style:style style:name="T81" style:family="text">
      <style:text-properties fo:font-variant="normal" fo:text-transform="none" fo:color="#20999d" style:text-outline="false" style:text-line-through-style="none" style:text-line-through-type="none" style:font-name="Menlo1" fo:font-size="12pt" fo:font-style="normal" fo:text-shadow="none" style:text-underline-style="none" fo:font-weight="normal" style:letter-kerning="true" style:font-name-asian="Menlo1" style:font-size-asian="12pt" style:font-style-asian="normal" style:font-weight-asian="normal" style:font-name-complex="Menlo1" style:font-size-complex="12pt" style:font-style-complex="normal" style:font-weight-complex="normal" style:text-emphasize="none" style:font-relief="none" style:text-overline-style="none" style:text-overline-color="font-color"/>
    </style:style>
    <style:style style:name="T82" style:family="text">
      <style:text-properties fo:font-variant="normal" fo:text-transform="none" fo:color="#000080" style:text-outline="false" style:text-line-through-style="none" style:text-line-through-type="none" style:font-name="Menlo1" fo:font-size="12pt" fo:font-style="normal" fo:text-shadow="none" style:text-underline-style="none" fo:font-weight="bold" style:letter-kerning="true" style:font-name-asian="Menlo1" style:font-size-asian="12pt" style:font-style-asian="normal" style:font-weight-asian="bold" style:font-name-complex="Menlo1" style:font-size-complex="12pt" style:font-style-complex="normal" style:font-weight-complex="bold" style:text-emphasize="none" style:font-relief="none" style:text-overline-style="none" style:text-overline-color="font-color"/>
    </style:style>
    <style:style style:name="T83" style:family="text">
      <style:text-properties fo:font-variant="normal" fo:text-transform="none" fo:color="#660e7a" style:text-outline="false" style:text-line-through-style="none" style:text-line-through-type="none" style:font-name="Menlo1" fo:font-size="14pt" fo:font-style="italic" fo:text-shadow="none" style:text-underline-style="none" fo:font-weight="normal" style:letter-kerning="true" fo:background-color="transparent" style:font-name-asian="Menlo1" style:font-size-asian="14pt" style:font-style-asian="italic" style:font-weight-asian="normal" style:font-name-complex="Menlo1" style:font-size-complex="14pt" style:font-style-complex="italic" style:font-weight-complex="normal" style:text-emphasize="none" style:font-relief="none" style:text-overline-style="none" style:text-overline-color="font-color"/>
    </style:style>
    <style:style style:name="T84" style:family="text">
      <style:text-properties fo:font-variant="normal" fo:text-transform="none" fo:color="#008000" style:text-outline="false" style:text-line-through-style="none" style:text-line-through-type="none" style:font-name="Menlo1" fo:font-size="14pt" fo:font-style="normal" fo:text-shadow="none" style:text-underline-style="none" fo:font-weight="bold" style:letter-kerning="true" fo:background-color="transparent" style:font-name-asian="Menlo1" style:font-size-asian="14pt" style:font-style-asian="normal" style:font-weight-asian="bold" style:font-name-complex="Menlo1" style:font-size-complex="14pt" style:font-style-complex="normal" style:font-weight-complex="bold" style:text-emphasize="none" style:font-relief="none" style:text-overline-style="none" style:text-overline-color="font-color"/>
    </style:style>
    <style:style style:name="T85" style:family="text">
      <style:text-properties fo:font-variant="normal" fo:text-transform="none" fo:color="#660e7a" style:text-outline="false" style:text-line-through-style="none" style:text-line-through-type="none" style:font-name="Menlo1" fo:font-size="14pt" fo:font-style="italic" fo:text-shadow="none" style:text-underline-style="none" fo:font-weight="normal" style:letter-kerning="true" style:font-name-asian="Menlo1" style:font-size-asian="14pt" style:font-style-asian="italic" style:font-weight-asian="normal" style:font-name-complex="Menlo1" style:font-size-complex="14pt" style:font-style-complex="italic" style:font-weight-complex="normal" style:text-emphasize="none" style:font-relief="none" style:text-overline-style="none" style:text-overline-color="font-color"/>
    </style:style>
    <style:style style:name="T86" style:family="text">
      <style:text-properties fo:font-variant="normal" fo:text-transform="none" fo:color="#20999d" style:text-outline="false" style:text-line-through-style="none" style:text-line-through-type="none" style:font-name="Menlo1" fo:font-size="14pt" fo:text-shadow="none" style:text-underline-style="none" fo:font-weight="bold" style:letter-kerning="true" style:font-name-asian="Menlo1" style:font-size-asian="14pt" style:font-weight-asian="bold" style:font-name-complex="Menlo1" style:font-size-complex="14pt" style:font-weight-complex="bold" style:text-emphasize="none" style:font-relief="none" style:text-overline-style="none" style:text-overline-color="font-color"/>
    </style:style>
    <style:style style:name="T87" style:family="text">
      <style:text-properties fo:font-variant="normal" fo:text-transform="none" fo:color="#000080" style:text-outline="false" style:text-line-through-style="none" style:text-line-through-type="none" style:font-name="Menlo1" fo:font-size="14pt" fo:font-style="normal" fo:text-shadow="none" style:text-underline-style="none" fo:font-weight="bold" style:letter-kerning="true" style:font-name-asian="Menlo1" style:font-size-asian="14pt" style:font-style-asian="normal" style:font-weight-asian="bold" style:font-name-complex="Menlo1" style:font-size-complex="14pt" style:font-style-complex="normal" style:font-weight-complex="bold" style:text-emphasize="none" style:font-relief="none" style:text-overline-style="none" style:text-overline-color="font-color"/>
    </style:style>
    <style:style style:name="T88" style:family="text">
      <style:text-properties fo:font-variant="normal" fo:text-transform="none" fo:color="#20999d" style:text-outline="false" style:text-line-through-style="none" style:text-line-through-type="none" style:font-name="Menlo1" fo:font-size="14pt" fo:font-style="normal" fo:text-shadow="none" style:text-underline-style="none" fo:font-weight="normal" style:letter-kerning="true" style:font-name-asian="Menlo1" style:font-size-asian="14pt" style:font-style-asian="normal" style:font-weight-asian="normal" style:font-name-complex="Menlo1" style:font-size-complex="14pt" style:font-style-complex="normal" style:font-weight-complex="normal" style:text-emphasize="none" style:font-relief="none" style:text-overline-style="none" style:text-overline-color="font-color"/>
    </style:style>
    <style:style style:name="T89" style:family="text">
      <style:text-properties fo:font-size="32pt" style:font-size-asian="32pt" style:font-size-complex="32pt"/>
    </style:style>
    <style:style style:name="T90" style:family="text">
      <style:text-properties fo:font-size="32pt" fo:font-style="italic" style:font-size-asian="32pt" style:font-style-asian="italic" style:font-size-complex="32pt" style:font-style-complex="italic"/>
    </style:style>
    <style:style style:name="T91" style:family="text">
      <style:text-properties fo:font-size="32pt" fo:font-style="normal" style:font-size-asian="32pt" style:font-style-asian="normal" style:font-size-complex="32pt" style:font-style-complex="normal"/>
    </style:style>
    <style:style style:name="T92" style:family="text">
      <style:text-properties fo:font-variant="normal" fo:text-transform="none" fo:color="#660e7a" style:text-outline="false" style:text-line-through-style="none" style:text-line-through-type="none" style:font-name="Menlo1" fo:font-size="14pt" fo:font-style="normal" fo:text-shadow="none" style:text-underline-style="none" fo:font-weight="bold" style:letter-kerning="true" style:font-name-asian="Menlo1" style:font-size-asian="14pt" style:font-style-asian="normal" style:font-weight-asian="bold" style:font-name-complex="Menlo1" style:font-size-complex="14pt" style:font-style-complex="normal" style:font-weight-complex="bold" style:text-emphasize="none" style:font-relief="none" style:text-overline-style="none" style:text-overline-color="font-color"/>
    </style:style>
    <style:style style:name="T93" style:family="text">
      <style:text-properties fo:font-variant="normal" fo:text-transform="none" fo:color="#20999d" style:text-outline="false" style:text-line-through-style="none" style:text-line-through-type="none" style:font-name="Menlo1" fo:font-size="14pt" fo:font-style="italic" fo:text-shadow="none" style:text-underline-style="none" fo:font-weight="bold" style:letter-kerning="true" style:font-name-asian="Menlo1" style:font-size-asian="14pt" style:font-style-asian="italic" style:font-weight-asian="bold" style:font-name-complex="Menlo1" style:font-size-complex="14pt" style:font-style-complex="italic" style:font-weight-complex="bold" style:text-emphasize="none" style:font-relief="none" style:text-overline-style="none" style:text-overline-color="font-color"/>
    </style:style>
    <style:style style:name="T94" style:family="text">
      <style:text-properties fo:font-size="24pt" style:font-size-asian="24pt" style:font-size-complex="24pt"/>
    </style:style>
    <style:style style:name="T95" style:family="text">
      <style:text-properties fo:font-size="60pt" style:font-size-asian="60pt" style:font-size-complex="6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font-charset="x-symbol" fo:color="#000000" fo:font-size="45%"/>
      </text:list-level-style-bullet>
      <text:list-level-style-bullet text:level="2" text:bullet-char="●">
        <style:list-level-properties text:space-before="1.5cm" text:min-label-width="0.9cm"/>
        <style:text-properties fo:font-family="StarSymbol" style:font-charset="x-symbol" fo:color="#000000" fo:font-size="75%"/>
      </text:list-level-style-bullet>
      <text:list-level-style-bullet text:level="3" text:bullet-char="●">
        <style:list-level-properties text:space-before="2.8cm" text:min-label-width="0.8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level-style-bullet text:level="10" text:bullet-char="●">
        <style:list-level-properties text:space-before="11.4cm" text:min-label-width="0.6cm"/>
        <style:text-properties fo:font-family="StarSymbol" style:font-charset="x-symbol" fo:color="#000000" fo:font-size="45%"/>
      </text:list-level-style-bullet>
    </text:list-style>
  </office:automatic-styles>
  <office:body>
    <office:presentation>
      <draw:page draw:name="page1" draw:style-name="dp1" draw:master-page-name="Standard" presentation:presentation-page-layout-name="AL1T0">
        <office:forms form:automatic-focus="false" form:apply-design-mode="false"/>
        <draw:frame presentation:style-name="pr1" draw:text-style-name="P1" draw:layer="layout" svg:width="25.199cm" svg:height="8.763cm" svg:x="1.4cm" svg:y="0.737cm" presentation:class="title" presentation:user-transformed="true">
          <draw:text-box>
            <text:p><text:span text:style-name="T1">Reactive Access to MongoDB from Scala</text:span></text:p>
          </draw:text-box>
        </draw:frame>
        <draw:frame presentation:style-name="pr2" draw:text-style-name="P2" draw:layer="layout" svg:width="25.199cm" svg:height="9.08cm" svg:x="1.601cm" svg:y="10.6cm" presentation:class="subtitle" presentation:user-transformed="true">
          <draw:text-box>
            <text:p><text:span text:style-name="T2"/></text:p>
            <text:p>Author: Hermann Hueck</text:p>
            <text:p/>
            <text:p><text:span text:style-name="T3">Source code and Slides available at:</text:span></text:p>
            <text:p><text:span text:style-name="T3"/></text:p>
            <text:p><text:span text:style-name="T4"><text:a xlink:href="https://github.com/hermannhueck/reactive-mongo-access" xlink:type="simple">https://github.com/hermannhueck/reactive-mongo-access</text:a></text:span></text:p>
            <text:p><text:span text:style-name="T4"/></text:p>
            <text:p><text:span text:style-name="T4"><text:a xlink:href="http://de.slideshare.net/hermannhueck/reactive-access-to-mongodb-from-scala" xlink:type="simple">http://de.slideshare.net/hermannhueck/reactive-access-to-mongodb-from-scala</text:a></text:span></text:p>
            <text:p><text:span text:style-name="T5"/></text:p>
          </draw:text-box>
        </draw:frame>
        <presentation:notes draw:style-name="dp2">
          <draw:page-thumbnail draw:style-name="gr1" draw:layer="layout" svg:width="14.848cm" svg:height="11.136cm" svg:x="3.075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1" draw:master-page-name="Standard" presentation:presentation-page-layout-name="AL1T0">
        <office:forms form:automatic-focus="false" form:apply-design-mode="false"/>
        <draw:frame presentation:style-name="pr4" draw:layer="layout" svg:width="25.199cm" svg:height="3.506cm" svg:x="1.4cm" svg:y="0.837cm" presentation:class="title">
          <draw:text-box>
            <text:p><text:span text:style-name="T6">Who am I?</text:span></text:p>
          </draw:text-box>
        </draw:frame>
        <draw:frame presentation:style-name="pr5" draw:text-style-name="P2" draw:layer="layout" svg:width="25.199cm" svg:height="12.179cm" svg:x="1.309cm" svg:y="4.884cm" presentation:class="subtitle" presentation:user-transformed="true">
          <draw:text-box>
            <text:p><text:span text:style-name="T2"/></text:p>
            <text:p>Hermann Hueck</text:p>
            <text:p/>
            <text:p text:style-name="P3"><text:span text:style-name="T7">Software Developer – Scala, Java 8, Akka, Play</text:span></text:p>
            <text:p text:style-name="P3"><text:span text:style-name="T7"/></text:p>
            <text:p text:style-name="P3"><text:span text:style-name="T7"><text:a xlink:href="https://www.xing.com/profile/Hermann_Hueck" xlink:type="simple">https://www.xing.com/profile/Hermann_Hueck</text:a></text:span></text:p>
            <text:p text:style-name="P3"><text:span text:style-name="T7"/></text:p>
          </draw:text-box>
        </draw:frame>
        <presentation:notes draw:style-name="dp2">
          <draw:page-thumbnail draw:style-name="gr1" draw:layer="layout" svg:width="14.848cm" svg:height="11.136cm" svg:x="3.075cm" svg:y="2.257cm" draw:page-number="2" presentation:class="page"/>
          <draw:frame presentation:style-name="pr3" draw:text-style-name="P2" draw:layer="layout" svg:width="16.799cm" svg:height="13.364cm" svg:x="2.1cm" svg:y="14.107cm" presentation:class="notes" presentation:placeholder="true">
            <draw:text-box/>
          </draw:frame>
        </presentation:notes>
      </draw:page>
      <draw:page draw:name="page3"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p>Abstract / Part 1/3</text:p>
          </draw:text-box>
        </draw:frame>
        <draw:frame presentation:style-name="pr6" draw:text-style-name="P5" draw:layer="layout" svg:width="25.199cm" svg:height="12.179cm" svg:x="1.4cm" svg:y="4.914cm" presentation:class="outline" presentation:user-transformed="true">
          <draw:text-box>
            <text:p text:style-name="P4"><text:span text:style-name="T8"/></text:p>
            <text:p text:style-name="P4"><text:span text:style-name="T8">This talk explores different Scala/Java Drivers for MongoDB and different (mostly asynchronous) strategies to access the database. The combination of Mongo drivers and programming strategies result in a great variety of possible solutions each shown by a small code sample. With the samples we can discuss the advantages and drawbacks of these stragegies.</text:span></text:p>
            <text:p text:style-name="P4"><text:span text:style-name="T8">Beginning with a discussion of …</text:span></text:p>
            <text:p text:style-name="P4"><text:span text:style-name="T8"><text:s text:c="9"/></text:span><text:span text:style-name="T9">What is asynchronous and what is reactive?</text:span></text:p>
            <text:p text:style-name="P4"><text:span text:style-name="T8">The code samples are using the following Mongo drivers for Java:</text:span></text:p>
            <text:list text:style-name="L2">
              <text:list-item>
                <text:p text:style-name="P4"><text:span text:style-name="T8">Sychronous Java Driver</text:span></text:p>
              </text:list-item>
              <text:list-item>
                <text:p text:style-name="P4"><text:span text:style-name="T8">Asychronous Java Driver (using Callbacks)</text:span></text:p>
              </text:list-item>
              <text:list-item>
                <text:p text:style-name="P4"><text:span text:style-name="T8">Asychronous Java Driver (using RxJava)</text:span></text:p>
              </text:list-item>
              <text:list-item>
                <text:p text:style-name="P4"><text:span text:style-name="T8">Asychronous Java Driver (implementing Reactive Streams Interface)</text:span></text:p>
              </text:list-item>
            </text:list>
          </draw:text-box>
        </draw:frame>
        <presentation:notes draw:style-name="dp2">
          <draw:page-thumbnail draw:style-name="gr1" draw:layer="layout" svg:width="14.848cm" svg:height="11.136cm" svg:x="3.075cm" svg:y="2.257cm" draw:page-number="3" presentation:class="page"/>
          <draw:frame presentation:style-name="pr3" draw:text-style-name="P2" draw:layer="layout" svg:width="16.799cm" svg:height="13.364cm" svg:x="2.1cm" svg:y="14.107cm" presentation:class="notes" presentation:placeholder="true">
            <draw:text-box/>
          </draw:frame>
        </presentation:notes>
      </draw:page>
      <draw:page draw:name="page4"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p>Abstract / Part 2/3</text:p>
          </draw:text-box>
        </draw:frame>
        <draw:frame presentation:style-name="pr6" draw:text-style-name="P5" draw:layer="layout" svg:width="25.199cm" svg:height="12.179cm" svg:x="1.4cm" svg:y="4.914cm" presentation:class="outline" presentation:user-transformed="true">
          <draw:text-box>
            <text:p text:style-name="P4"><text:span text:style-name="T8"/></text:p>
            <text:p text:style-name="P4"><text:span text:style-name="T8">The code samples use the drivers in combination with the following access strategies:</text:span></text:p>
            <text:list text:style-name="L2">
              <text:list-item>
                <text:p text:style-name="P4"><text:span text:style-name="T8">Synchronous DB access</text:span></text:p>
              </text:list-item>
              <text:list-item>
                <text:p text:style-name="P4"><text:span text:style-name="T8">Async DB access with Future (from Java 5)</text:span></text:p>
              </text:list-item>
              <text:list-item>
                <text:p text:style-name="P4"><text:span text:style-name="T8">Async DB access with CompletableFuture (from Java 8)</text:span></text:p>
              </text:list-item>
              <text:list-item>
                <text:p text:style-name="P4"><text:span text:style-name="T8">Async DB access with Callbacks</text:span></text:p>
              </text:list-item>
              <text:list-item>
                <text:p text:style-name="P4"><text:span text:style-name="T8">Reactive DB access with Callbacks and CompletableFuture (from Java 8)</text:span></text:p>
              </text:list-item>
              <text:list-item>
                <text:p text:style-name="P4"><text:span text:style-name="T8">Reactive DB access with RxJava Observables</text:span></text:p>
              </text:list-item>
              <text:list-item>
                <text:p text:style-name="P4"><text:span text:style-name="T8">Reactive DB access with Reactive Streams Interface + RxJava Observables</text:span></text:p>
              </text:list-item>
              <text:list-item>
                <text:p text:style-name="P4"><text:span text:style-name="T8">Reactive DB access with Reactive Streams Interface + Akka Streams</text:span></text:p>
              </text:list-item>
            </text:list>
          </draw:text-box>
        </draw:frame>
        <presentation:notes draw:style-name="dp2">
          <draw:page-thumbnail draw:style-name="gr1" draw:layer="layout" svg:width="14.848cm" svg:height="11.136cm" svg:x="3.075cm" svg:y="2.257cm" draw:page-number="4" presentation:class="page"/>
          <draw:frame presentation:style-name="pr3" draw:text-style-name="P2" draw:layer="layout" svg:width="16.799cm" svg:height="13.364cm" svg:x="2.1cm" svg:y="14.107cm" presentation:class="notes" presentation:placeholder="true">
            <draw:text-box/>
          </draw:frame>
        </presentation:notes>
      </draw:page>
      <draw:page draw:name="page5"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p>Abstract / Part 3/3</text:p>
          </draw:text-box>
        </draw:frame>
        <draw:frame presentation:style-name="pr6" draw:text-style-name="P5" draw:layer="layout" svg:width="25.199cm" svg:height="12.179cm" svg:x="1.4cm" svg:y="4.914cm" presentation:class="outline" presentation:user-transformed="true">
          <draw:text-box>
            <text:p text:style-name="P4"><text:span text:style-name="T8"/></text:p>
            <text:p text:style-name="P4"><text:span text:style-name="T8">All code samles are written in Java 8 using Java 8 features like Lambdas, </text:span><text:span text:style-name="T10">java.util.Optional</text:span><text:span text:style-name="T8"> and </text:span><text:span text:style-name="T10">java.util.concurrent.CompletableFuture</text:span><text:span text:style-name="T8">.</text:span></text:p>
            <text:p text:style-name="P4"><text:span text:style-name="T8">A great introduction to CompletableFutures by Angelika Langner can be viewed here:</text:span></text:p>
            <text:p text:style-name="P6"><text:span text:style-name="T8"><text:a xlink:href="https://www.youtube.com/watch?v=Q_0_1mKTlnY" xlink:type="simple">https://www.youtube.com/watch?v=Q_0_1mKTlnY</text:a></text:span></text:p>
            <text:p text:style-name="P7"><text:span text:style-name="T8"/></text:p>
          </draw:text-box>
        </draw:frame>
        <presentation:notes draw:style-name="dp2">
          <draw:page-thumbnail draw:style-name="gr1" draw:layer="layout" svg:width="14.848cm" svg:height="11.136cm" svg:x="3.075cm" svg:y="2.257cm" draw:page-number="5" presentation:class="page"/>
          <draw:frame presentation:style-name="pr3" draw:text-style-name="P2" draw:layer="layout" svg:width="16.799cm" svg:height="13.364cm" svg:x="2.1cm" svg:y="14.107cm" presentation:class="notes" presentation:placeholder="true">
            <draw:text-box/>
          </draw:frame>
        </presentation:notes>
      </draw:page>
      <draw:page draw:name="page6"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p>Overview 1/2</text:p>
          </draw:text-box>
        </draw:frame>
        <draw:frame presentation:style-name="pr6" draw:text-style-name="P5" draw:layer="layout" svg:width="25.199cm" svg:height="14.086cm" svg:x="1.4cm" svg:y="5.314cm" presentation:class="outline" presentation:user-transformed="true">
          <draw:text-box>
            <text:list text:style-name="L2">
              <text:list-item>
                <text:p text:style-name="P7"><text:span text:style-name="T11">What is the difference between asynchronous and reactive?</text:span></text:p>
              </text:list-item>
            </text:list>
            <text:list text:style-name="L3">
              <text:list-item>
                <text:p text:style-name="P7"><text:span text:style-name="T11">The Database Collections</text:span></text:p>
              </text:list-item>
              <text:list-item>
                <text:p text:style-name="P7"><text:span text:style-name="T11">The Example Use Case</text:span></text:p>
              </text:list-item>
              <text:list-item>
                <text:p text:style-name="P7"><text:span text:style-name="T11">Mongo sync driver</text:span></text:p>
              </text:list-item>
              <text:list-item>
                <text:p text:style-name="P6"><text:span text:style-name="T11">Example 1: Casbah sync driver + sync data access</text:span></text:p>
              </text:list-item>
              <text:list-item>
                <text:p text:style-name="P8"><text:span text:style-name="T11">Example 2: </text:span><text:span text:style-name="T11">Casbah </text:span><text:span text:style-name="T11">sync driver + async data access with </text:span><text:span text:style-name="T12">Future</text:span></text:p>
              </text:list-item>
              <text:list-item>
                <text:p text:style-name="P8"><text:span text:style-name="T11">Example 3: </text:span><text:span text:style-name="T11">Casbah </text:span><text:span text:style-name="T11">sync driver + async data access with </text:span><text:span text:style-name="T12">Future</text:span><text:span text:style-name="T13"> and </text:span><text:span text:style-name="T12">Promise</text:span></text:p>
              </text:list-item>
            </text:list>
          </draw:text-box>
        </draw:frame>
        <presentation:notes draw:style-name="dp2">
          <draw:page-thumbnail draw:style-name="gr1" draw:layer="layout" svg:width="14.848cm" svg:height="11.136cm" svg:x="3.075cm" svg:y="2.257cm" draw:page-number="6" presentation:class="page"/>
          <draw:frame presentation:style-name="pr3" draw:text-style-name="P9" draw:layer="layout" svg:width="16.799cm" svg:height="13.364cm" svg:x="2.1cm" svg:y="14.107cm" presentation:class="notes" presentation:placeholder="true">
            <draw:text-box/>
          </draw:frame>
        </presentation:notes>
      </draw:page>
      <draw:page draw:name="page7"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p>Overview 2/2</text:p>
          </draw:text-box>
        </draw:frame>
        <draw:frame presentation:style-name="pr6" draw:text-style-name="P5" draw:layer="layout" svg:width="25.199cm" svg:height="14.186cm" svg:x="1.4cm" svg:y="5.214cm" presentation:class="outline" presentation:user-transformed="true">
          <draw:text-box>
            <text:list text:style-name="L2">
              <text:list-item>
                <text:p text:style-name="P7"><text:span text:style-name="T11">Mongo async Java driver</text:span></text:p>
              </text:list-item>
            </text:list>
            <text:list text:style-name="L3">
              <text:list-item>
                <text:p text:style-name="P8"><text:span text:style-name="T11">Example 4: async Java driver + async data access with callbacks</text:span></text:p>
              </text:list-item>
              <text:list-item>
                <text:p text:style-name="P8"><text:span text:style-name="T11">Example 5: async Java driver + async data access with callbacks and CompletableFuture</text:span></text:p>
              </text:list-item>
              <text:list-item>
                <text:p text:style-name="P10"><text:span text:style-name="T11">Mongo async Scala driver providing </text:span><text:span text:style-name="T12">MongoObservables</text:span><text:span text:style-name="T11"> (similar to RX Observables)</text:span></text:p>
              </text:list-item>
              <text:list-item>
                <text:p text:style-name="P8"><text:span text:style-name="T11">Example 6: async </text:span><text:span text:style-name="T11">Scala</text:span><text:span text:style-name="T11"> driver + async data access with </text:span><text:span text:style-name="T12">MongoObservables</text:span></text:p>
              </text:list-item>
              <text:list-item>
                <text:p text:style-name="P8"><text:span text:style-name="T11">Example 8: async </text:span><text:span text:style-name="T11">Scala</text:span><text:span text:style-name="T11"> driver + async data access with </text:span><text:span text:style-name="T12">rx.Observables</text:span></text:p>
              </text:list-item>
              <text:list-item>
                <text:p text:style-name="P8"><text:span text:style-name="T11">Example 9: async </text:span><text:span text:style-name="T11">Scala</text:span><text:span text:style-name="T11"> driver + conversion of Observable to Publisher + RxJava application code</text:span></text:p>
              </text:list-item>
              <text:list-item>
                <text:p text:style-name="P8"><text:span text:style-name="T11">Example 10: async RxJava driver + conversion of Observable to Publisher + Akka Streams application code</text:span></text:p>
              </text:list-item>
              <text:list-item>
                <text:p text:style-name="P8"><text:span text:style-name="T11">Example 11: async RxJava driver + conversion of Observable to Akka Stream Source</text:span></text:p>
              </text:list-item>
              <text:list-item>
                <text:p text:style-name="P10"><text:span text:style-name="T11">Q &amp; A</text:span></text:p>
              </text:list-item>
            </text:list>
          </draw:text-box>
        </draw:frame>
        <presentation:notes draw:style-name="dp2">
          <office:forms form:automatic-focus="false" form:apply-design-mode="false"/>
          <draw:page-thumbnail draw:style-name="gr1" draw:layer="layout" svg:width="14.848cm" svg:height="11.136cm" svg:x="3.075cm" svg:y="2.257cm" draw:page-number="7" presentation:class="page"/>
          <draw:frame presentation:style-name="pr3" draw:text-style-name="P9" draw:layer="layout" svg:width="16.799cm" svg:height="13.364cm" svg:x="2.1cm" svg:y="14.107cm" presentation:class="notes" presentation:placeholder="true">
            <draw:text-box/>
          </draw:frame>
        </presentation:notes>
      </draw:page>
      <draw:page draw:name="page8" draw:style-name="dp1" draw:master-page-name="Standard" presentation:presentation-page-layout-name="AL2T1">
        <office:forms form:automatic-focus="false" form:apply-design-mode="false"/>
        <draw:frame presentation:style-name="pr7" draw:layer="layout" svg:width="25.199cm" svg:height="3.506cm" svg:x="2.218cm" svg:y="0.837cm" presentation:class="title" presentation:user-transformed="true">
          <draw:text-box>
            <text:p>A look at synchronous code</text:p>
          </draw:text-box>
        </draw:frame>
        <draw:frame presentation:style-name="pr6" draw:text-style-name="P5" draw:layer="layout" svg:width="25.199cm" svg:height="12.179cm" svg:x="2cm" svg:y="6.021cm" presentation:class="outline" presentation:user-transformed="true">
          <draw:text-box>
            <text:p text:style-name="P4"><text:span text:style-name="T11"/></text:p>
            <text:p><text:span text:style-name="T14"><text:s text:c="7"/></text:span><text:span text:style-name="T14">val </text:span><text:span text:style-name="T15">simpsons</text:span><text:span text:style-name="T16">: </text:span><text:span text:style-name="T17">Seq</text:span><text:span text:style-name="T16">[User] = </text:span><text:span text:style-name="T18">blockingIO_GetDataFromDB</text:span><text:span text:style-name="T18"><text:line-break/></text:span><text:span text:style-name="T18"> <text:s text:c="6"/></text:span><text:span text:style-name="T15">simpsons</text:span><text:span text:style-name="T16">.foreach(</text:span><text:span text:style-name="T18">println</text:span><text:span text:style-name="T19">)</text:span><text:span text:style-name="T19"><text:line-break/></text:span><text:span text:style-name="T20"><text:line-break/></text:span><text:span text:style-name="T20"/></text:p>
            <text:list text:style-name="L2">
              <text:list-item>
                <text:p text:style-name="P6"><text:span text:style-name="T21">Synchronous</text:span>: The main thread is blocked until IO completes. This is not acceptable for a server.</text:p>
              </text:list-item>
            </text:list>
          </draw:text-box>
        </draw:frame>
        <presentation:notes draw:style-name="dp2">
          <office:forms form:automatic-focus="false" form:apply-design-mode="false"/>
          <draw:page-thumbnail draw:style-name="gr1" draw:layer="layout" svg:width="14.848cm" svg:height="11.136cm" svg:x="3.075cm" svg:y="2.257cm" draw:page-number="8" presentation:class="page"/>
          <draw:frame presentation:style-name="pr3" draw:text-style-name="P9" draw:layer="layout" svg:width="16.799cm" svg:height="13.364cm" svg:x="2.1cm" svg:y="14.107cm" presentation:class="notes" presentation:placeholder="true">
            <draw:text-box/>
          </draw:frame>
        </presentation:notes>
      </draw:page>
      <draw:page draw:name="page9" draw:style-name="dp1" draw:master-page-name="Standard" presentation:presentation-page-layout-name="AL2T1">
        <office:forms form:automatic-focus="false" form:apply-design-mode="false"/>
        <draw:frame presentation:style-name="pr7" draw:layer="layout" svg:width="25.199cm" svg:height="3.506cm" svg:x="2.218cm" svg:y="0.837cm" presentation:class="title" presentation:user-transformed="true">
          <draw:text-box>
            <text:p>Asynchronous Code</text:p>
          </draw:text-box>
        </draw:frame>
        <draw:frame presentation:style-name="pr6" draw:text-style-name="P5" draw:layer="layout" svg:width="24.8cm" svg:height="13.086cm" svg:x="2.2cm" svg:y="5.914cm" presentation:class="outline" presentation:user-transformed="true">
          <draw:text-box>
            <text:p><text:span text:style-name="T22"><text:s text:c="5"/></text:span><text:span text:style-name="T22">val </text:span><text:span text:style-name="T23">r</text:span><text:span text:style-name="T24">: Runnable = </text:span><text:span text:style-name="T22">new </text:span><text:span text:style-name="T24">Runnable {</text:span><text:span text:style-name="T24"><text:line-break/></text:span><text:span text:style-name="T24"> <text:s text:c="6"/></text:span><text:span text:style-name="T22">def </text:span><text:span text:style-name="T24">run(): Unit = {</text:span><text:span text:style-name="T24"><text:line-break/></text:span><text:span text:style-name="T24"> <text:s text:c="8"/></text:span><text:span text:style-name="T22">val </text:span><text:span text:style-name="T24">simpsons: </text:span><text:span text:style-name="T25">Seq</text:span><text:span text:style-name="T24">[</text:span><text:span text:style-name="T25">String</text:span><text:span text:style-name="T24">] = </text:span><text:span text:style-name="T26">blockingIO_GetDataFromDB</text:span><text:span text:style-name="T26"><text:line-break/></text:span><text:span text:style-name="T26"> <text:s text:c="8"/></text:span><text:span text:style-name="T24">simpsons.foreach(</text:span><text:span text:style-name="T26">println</text:span><text:span text:style-name="T24">)</text:span><text:span text:style-name="T24"><text:line-break/></text:span><text:span text:style-name="T24"> <text:s text:c="6"/>}</text:span><text:span text:style-name="T24"><text:line-break/></text:span><text:span text:style-name="T24"> <text:s text:c="4"/>}</text:span><text:span text:style-name="T24"><text:line-break/></text:span><text:span text:style-name="T24"><text:line-break/></text:span><text:span text:style-name="T24"> <text:s text:c="4"/></text:span><text:span text:style-name="T22">new </text:span><text:span text:style-name="T24">Thread(</text:span><text:span text:style-name="T23">r</text:span><text:span text:style-name="T24">).start()</text:span><text:span text:style-name="T24"><text:line-break/></text:span><text:span text:style-name="T24"/></text:p>
            <text:list text:style-name="L2">
              <text:list-item>
                <text:p text:style-name="P6"><text:span text:style-name="T21">Asynchronous</text:span>: The main thread doesn‘t wait for the background thread. But the background thread is blocked until IO completes. This is the approach of traditional application servers, which spawn one thread per request. But this approach can be a great waste of thread resources. It doesn‘t scale.</text:p>
              </text:list-item>
            </text:list>
          </draw:text-box>
        </draw:frame>
        <presentation:notes draw:style-name="dp2">
          <draw:page-thumbnail draw:style-name="gr1" draw:layer="layout" svg:width="14.848cm" svg:height="11.136cm" svg:x="3.075cm" svg:y="2.257cm" draw:page-number="9" presentation:class="page"/>
          <draw:frame presentation:style-name="pr3" draw:text-style-name="P2" draw:layer="layout" svg:width="16.799cm" svg:height="13.364cm" svg:x="2.1cm" svg:y="14.107cm" presentation:class="notes" presentation:placeholder="true">
            <draw:text-box/>
          </draw:frame>
        </presentation:notes>
      </draw:page>
      <draw:page draw:name="page10"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p>Reactive Code with Callbacks</text:p>
          </draw:text-box>
        </draw:frame>
        <draw:frame presentation:style-name="pr6" draw:layer="layout" svg:width="25.199cm" svg:height="12.179cm" svg:x="1.4cm" svg:y="4.914cm" presentation:class="outline" presentation:user-transformed="true">
          <draw:text-box>
            <text:p/>
            <text:p text:style-name="P11"><text:span text:style-name="T27"><text:s text:c="5"/></text:span><text:span text:style-name="T27">val </text:span><text:span text:style-name="T28">callback </text:span><text:span text:style-name="T29">= </text:span><text:span text:style-name="T27">new </text:span><text:span text:style-name="T29">SingleResultCallback[</text:span><text:span text:style-name="T30">JList</text:span><text:span text:style-name="T29">[</text:span><text:span text:style-name="T30">String</text:span><text:span text:style-name="T29">]]() {</text:span><text:span text:style-name="T29"><text:line-break/></text:span><text:span text:style-name="T29"> <text:s text:c="6"/></text:span><text:span text:style-name="T27">def </text:span><text:span text:style-name="T29">onResult(simpsons: </text:span><text:span text:style-name="T30">JList</text:span><text:span text:style-name="T29">[</text:span><text:span text:style-name="T30">String</text:span><text:span text:style-name="T29">], t: </text:span><text:span text:style-name="T30">Throwable</text:span><text:span text:style-name="T29">): Unit = {</text:span><text:span text:style-name="T29"><text:line-break/></text:span><text:span text:style-name="T29"> <text:s text:c="8"/></text:span><text:span text:style-name="T27">if </text:span><text:span text:style-name="T29">(t != </text:span><text:span text:style-name="T27">null</text:span><text:span text:style-name="T29">) {</text:span><text:span text:style-name="T29"><text:line-break/></text:span><text:span text:style-name="T29"> <text:s text:c="10"/>t.printStackTrace()</text:span><text:span text:style-name="T29"><text:line-break/></text:span><text:span text:style-name="T29"> <text:s text:c="8"/>} </text:span><text:span text:style-name="T27">else </text:span><text:span text:style-name="T31">{</text:span><text:span text:style-name="T31"><text:line-break/></text:span><text:span text:style-name="T31"> <text:s text:c="11"/></text:span><text:span text:style-name="T26">jListToSeq</text:span><text:span text:style-name="T31">(simpsons).foreach(</text:span><text:span text:style-name="T26">println</text:span><text:span text:style-name="T31">)</text:span><text:span text:style-name="T31"><text:line-break/></text:span><text:span text:style-name="T31"> <text:s text:c="8"/>}</text:span><text:span text:style-name="T31"><text:line-break/></text:span><text:span text:style-name="T31"> <text:s text:c="6"/>}</text:span><text:span text:style-name="T31"><text:line-break/></text:span><text:span text:style-name="T31"> <text:s text:c="4"/>}</text:span><text:span text:style-name="T31"><text:line-break/></text:span><text:span text:style-name="T31"><text:line-break/></text:span><text:span text:style-name="T31"> <text:s text:c="4"/></text:span><text:span text:style-name="T26">nonblockingIOWithCallbacks_GetDataFromDB</text:span><text:span text:style-name="T31">(</text:span><text:span text:style-name="T23">callback</text:span><text:span text:style-name="T24">)</text:span><text:span text:style-name="T24"><text:line-break/></text:span><text:span text:style-name="T24"/></text:p>
            <text:list text:style-name="L2">
              <text:list-item>
                <text:p text:style-name="P12"><text:span text:style-name="T21">Callbacks</text:span>: They do not block on I/O, but they can bring you to the “Callback Hell“.<text:span text:style-name="T24"><text:line-break/></text:span><text:span text:style-name="T24"/></text:p>
              </text:list-item>
            </text:list>
          </draw:text-box>
        </draw:frame>
        <presentation:notes draw:style-name="dp2">
          <draw:page-thumbnail draw:style-name="gr1" draw:layer="layout" svg:width="14.848cm" svg:height="11.136cm" svg:x="3.075cm" svg:y="2.257cm" draw:page-number="10" presentation:class="page"/>
          <draw:frame presentation:style-name="pr3" draw:text-style-name="P2" draw:layer="layout" svg:width="16.799cm" svg:height="13.364cm" svg:x="2.1cm" svg:y="14.107cm" presentation:class="notes" presentation:placeholder="true">
            <draw:text-box/>
          </draw:frame>
        </presentation:notes>
      </draw:page>
      <draw:page draw:name="page11"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p>Reactive Code with Streams</text:p>
          </draw:text-box>
        </draw:frame>
        <draw:frame presentation:style-name="pr6" draw:layer="layout" svg:width="25.199cm" svg:height="13.886cm" svg:x="1.5cm" svg:y="5.514cm" presentation:class="outline" presentation:user-transformed="true">
          <draw:text-box>
            <text:p text:style-name="P11"><text:span text:style-name="T27"><text:s text:c="4"/></text:span><text:span text:style-name="T27">val </text:span><text:span text:style-name="T28">obsSimpsons</text:span><text:span text:style-name="T29">: </text:span><text:span text:style-name="T30">MongoObservable</text:span><text:span text:style-name="T29">[</text:span><text:span text:style-name="T30">String</text:span><text:span text:style-name="T29">] =</text:span></text:p>
            <text:p text:style-name="P11"><text:span text:style-name="T32"><text:s text:c="8"/></text:span><text:span text:style-name="T32">nonblockingIOWithStreams_GetDataFromDB</text:span><text:span text:style-name="T29">()</text:span><text:span text:style-name="T29"><text:line-break/></text:span><text:span text:style-name="T29"><text:line-break/></text:span><text:span text:style-name="T29"><text:line-break/></text:span><text:span text:style-name="T29"> <text:s text:c="3"/></text:span><text:span text:style-name="T28">obsSimpsons</text:span><text:span text:style-name="T29">.subscribe(</text:span><text:span text:style-name="T27">new </text:span><text:span text:style-name="T29">Observer[</text:span><text:span text:style-name="T30">String</text:span><text:span text:style-name="T29">] {</text:span><text:span text:style-name="T29"><text:line-break/></text:span><text:span text:style-name="T29"><text:line-break/></text:span><text:span text:style-name="T29"> <text:s text:c="5"/></text:span><text:span text:style-name="T27">override def </text:span><text:span text:style-name="T29">onNext(simpson: </text:span><text:span text:style-name="T30">String</text:span><text:span text:style-name="T29">): Unit = </text:span><text:span text:style-name="T32">println</text:span><text:span text:style-name="T29">(simpson)</text:span><text:span text:style-name="T29"><text:line-break/></text:span><text:span text:style-name="T29"><text:line-break/></text:span><text:span text:style-name="T29"> <text:s text:c="5"/></text:span><text:span text:style-name="T27">override def </text:span><text:span text:style-name="T29">onComplete(): Unit = </text:span><text:span text:style-name="T32">println</text:span><text:span text:style-name="T33">(</text:span><text:span text:style-name="T34">"----- DONE -----"</text:span><text:span text:style-name="T33">)</text:span><text:span text:style-name="T33"><text:line-break/></text:span><text:span text:style-name="T33"><text:line-break/></text:span><text:span text:style-name="T33"> <text:s text:c="5"/></text:span><text:span text:style-name="T22">override def </text:span><text:span text:style-name="T24">onError(t: </text:span><text:span text:style-name="T25">Throwable</text:span><text:span text:style-name="T24">): Unit = t.printStackTrace()</text:span><text:span text:style-name="T24"><text:line-break/></text:span><text:span text:style-name="T24"> <text:s text:c="3"/>})</text:span><text:span text:style-name="T24"><text:line-break/></text:span><text:span text:style-name="T24"/></text:p>
            <text:list text:style-name="L2">
              <text:list-item>
                <text:p text:style-name="P13"><text:span text:style-name="T21">Streams</text:span><text:span text:style-name="T35"> (here with the RxJava-like Observable implementation of the Mongo Driver for Scala)</text:span>: Streams provide the most convenient reactive solution strategy.</text:p>
              </text:list-item>
            </text:list>
          </draw:text-box>
        </draw:frame>
        <presentation:notes draw:style-name="dp2">
          <draw:page-thumbnail draw:style-name="gr1" draw:layer="layout" svg:width="14.848cm" svg:height="11.136cm" svg:x="3.075cm" svg:y="2.257cm" draw:page-number="11" presentation:class="page"/>
          <draw:frame presentation:style-name="pr3" draw:text-style-name="P2" draw:layer="layout" svg:width="16.799cm" svg:height="13.364cm" svg:x="2.1cm" svg:y="14.107cm" presentation:class="notes" presentation:placeholder="true">
            <draw:text-box/>
          </draw:frame>
        </presentation:notes>
      </draw:page>
      <draw:page draw:name="page12"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p>What does “reactive“ mean?</text:p>
          </draw:text-box>
        </draw:frame>
        <draw:frame presentation:style-name="pr6" draw:layer="layout" svg:width="25.199cm" svg:height="13.886cm" svg:x="1.801cm" svg:y="5.514cm" presentation:class="outline" presentation:user-transformed="true">
          <draw:text-box>
            <text:p>Reactive …</text:p>
            <text:list text:style-name="L2">
              <text:list-item>
                <text:p>… in our context: asynchronous + non-blocking</text:p>
              </text:list-item>
              <text:list-item>
                <text:p>… generally it is much more than that. See:<text:line-break/><text:line-break/><text:a xlink:href="http://www.reactivemanifesto.org/" xlink:type="simple">http://www.reactivemanifesto.org/</text:a></text:p>
                <text:p/>
              </text:list-item>
            </text:list>
          </draw:text-box>
        </draw:frame>
        <presentation:notes draw:style-name="dp2">
          <draw:page-thumbnail draw:style-name="gr1" draw:layer="layout" svg:width="14.848cm" svg:height="11.136cm" svg:x="3.075cm" svg:y="2.257cm" draw:page-number="12" presentation:class="page"/>
          <draw:frame presentation:style-name="pr3" draw:text-style-name="P2" draw:layer="layout" svg:width="16.799cm" svg:height="13.364cm" svg:x="2.1cm" svg:y="14.107cm" presentation:class="notes" presentation:placeholder="true">
            <draw:text-box/>
          </draw:frame>
        </presentation:notes>
      </draw:page>
      <draw:page draw:name="page13"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p>The Database Collections</text:p>
          </draw:text-box>
        </draw:frame>
        <draw:frame presentation:style-name="pr6" draw:layer="layout" svg:width="25.199cm" svg:height="13.886cm" svg:x="1.5cm" svg:y="5.514cm" presentation:class="outline" presentation:user-transformed="true">
          <draw:text-box>
            <text:p text:style-name="P14"><text:span text:style-name="T29">&gt; use shop</text:span></text:p>
            <text:p text:style-name="P14"><text:span text:style-name="T29">switched to db shop</text:span></text:p>
            <text:p text:style-name="P14"><text:span text:style-name="T29">&gt; db.users.find()</text:span></text:p>
            <text:p text:style-name="P14"><text:span text:style-name="T29">{ "_id" : "homer", "password" : "password" }</text:span></text:p>
            <text:p text:style-name="P14"><text:span text:style-name="T29">{ "_id" : "marge", "password" : "password" }</text:span></text:p>
            <text:p text:style-name="P14"><text:span text:style-name="T29">{ "_id" : "bart", "password" : "password" }</text:span></text:p>
            <text:p text:style-name="P14"><text:span text:style-name="T29">{ "_id" : "lisa", "password" : "password" }</text:span></text:p>
            <text:p text:style-name="P14"><text:span text:style-name="T29">{ "_id" : "maggie", "password" : "password" }</text:span></text:p>
            <text:p text:style-name="P14"><text:span text:style-name="T29">&gt; db.orders.find()</text:span></text:p>
            <text:p text:style-name="P14"><text:span text:style-name="T29">{ "_id" : 1, "username" : "marge", "amount" : 71125 }</text:span></text:p>
            <text:p text:style-name="P14"><text:span text:style-name="T29">{ "_id" : 2, "username" : "marge", "amount" : 11528 }</text:span></text:p>
            <text:p text:style-name="P14"><text:span text:style-name="T29">{ "_id" : 13, "username" : "lisa", "amount" : 24440 }</text:span></text:p>
            <text:p text:style-name="P14"><text:span text:style-name="T29">{ "_id" : 14, "username" : "lisa", "amount" : 13532 }</text:span></text:p>
            <text:p text:style-name="P14"><text:span text:style-name="T29">{ "_id" : 19, "username" : "maggie", "amount" : 65818 }</text:span></text:p>
          </draw:text-box>
        </draw:frame>
        <presentation:notes draw:style-name="dp2">
          <draw:page-thumbnail draw:style-name="gr1" draw:layer="layout" svg:width="14.848cm" svg:height="11.136cm" svg:x="3.075cm" svg:y="2.257cm" draw:page-number="13" presentation:class="page"/>
          <draw:frame presentation:style-name="pr3" draw:text-style-name="P2" draw:layer="layout" svg:width="16.799cm" svg:height="13.364cm" svg:x="2.1cm" svg:y="14.107cm" presentation:class="notes" presentation:placeholder="true">
            <draw:text-box/>
          </draw:frame>
        </presentation:notes>
      </draw:page>
      <draw:page draw:name="page14"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p>The Example Use Case</text:p>
          </draw:text-box>
        </draw:frame>
        <draw:frame presentation:style-name="pr6" draw:layer="layout" svg:width="25.199cm" svg:height="13.886cm" svg:x="1.5cm" svg:y="5.514cm" presentation:class="outline" presentation:user-transformed="true">
          <draw:text-box>
            <text:p>A user can generate the eCommerce statistics only from his own orders. Therefore she first must log in to retrieve her orders and calculate the statistics from them.</text:p>
            <text:p>The Login queries the user by her username and checks the password throwing an exception if the user with that name does not exist or if the password is incorrect.</text:p>
            <text:p>Having logged in she queries her orders from the DB. Then the eCommerce statistics is computed from all the users orders and printed on the screen.</text:p>
          </draw:text-box>
        </draw:frame>
        <presentation:notes draw:style-name="dp2">
          <draw:page-thumbnail draw:style-name="gr1" draw:layer="layout" svg:width="14.848cm" svg:height="11.136cm" svg:x="3.075cm" svg:y="2.257cm" draw:page-number="14" presentation:class="page"/>
          <draw:frame presentation:style-name="pr3" draw:text-style-name="P2" draw:layer="layout" svg:width="16.799cm" svg:height="13.364cm" svg:x="2.1cm" svg:y="14.107cm" presentation:class="notes" presentation:placeholder="true">
            <draw:text-box/>
          </draw:frame>
        </presentation:notes>
      </draw:page>
      <draw:page draw:name="page15"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p>The Example Use Case Impl</text:p>
          </draw:text-box>
        </draw:frame>
        <draw:frame presentation:style-name="pr6" draw:text-style-name="P15" draw:layer="layout" svg:width="25.199cm" svg:height="13.886cm" svg:x="1.5cm" svg:y="5.514cm" presentation:class="outline" presentation:user-transformed="true">
          <draw:text-box>
            <text:p text:style-name="P11"><text:span text:style-name="T27">def </text:span><text:span text:style-name="T29">logIn(credentials: Credentials): </text:span><text:span text:style-name="T30">String </text:span><text:span text:style-name="T29">= {</text:span><text:span text:style-name="T29"><text:line-break/></text:span><text:span text:style-name="T29"> <text:s/></text:span><text:span text:style-name="T27">val </text:span><text:span text:style-name="T29">optUser: Option[User] = dao.</text:span><text:span text:style-name="T32">findUserByName</text:span><text:span text:style-name="T29">(credentials.username)</text:span><text:span text:style-name="T29"><text:line-break/></text:span><text:span text:style-name="T29"> <text:s/></text:span><text:span text:style-name="T27">val </text:span><text:span text:style-name="T29">user: User = </text:span><text:span text:style-name="T32">checkUserLoggedIn</text:span><text:span text:style-name="T29">(optUser, credentials)</text:span><text:span text:style-name="T29"><text:line-break/></text:span><text:span text:style-name="T29"> <text:s/>user.name</text:span><text:span text:style-name="T29"><text:line-break/></text:span><text:span text:style-name="T29">}</text:span><text:span text:style-name="T29"><text:line-break/></text:span><text:span text:style-name="T29"><text:line-break/></text:span><text:span text:style-name="T27">private def </text:span><text:span text:style-name="T29">processOrdersOf(username: </text:span><text:span text:style-name="T30">String</text:span><text:span text:style-name="T29">): Result = {</text:span><text:span text:style-name="T29"><text:line-break/></text:span><text:span text:style-name="T29"> <text:s/></text:span><text:span text:style-name="T32">Result</text:span><text:span text:style-name="T29">(username, dao.</text:span><text:span text:style-name="T32">findOrdersByUsername</text:span><text:span text:style-name="T29">(username))</text:span><text:span text:style-name="T29"><text:line-break/></text:span><text:span text:style-name="T29">}</text:span><text:span text:style-name="T29"><text:line-break/></text:span><text:span text:style-name="T29"><text:line-break/></text:span><text:span text:style-name="T27">def </text:span><text:span text:style-name="T29">eCommerceStatistics(credentials: Credentials): Unit = {</text:span><text:span text:style-name="T29"><text:line-break/></text:span><text:span text:style-name="T29"> <text:s/></text:span><text:span text:style-name="T27">try </text:span><text:span text:style-name="T29">{</text:span><text:span text:style-name="T29"><text:line-break/></text:span><text:span text:style-name="T29"> <text:s text:c="3"/></text:span><text:span text:style-name="T27">val </text:span><text:span text:style-name="T29">username: </text:span><text:span text:style-name="T30">String </text:span><text:span text:style-name="T29">= </text:span><text:span text:style-name="T32">logIn</text:span><text:span text:style-name="T29">(credentials)</text:span><text:span text:style-name="T29"><text:line-break/></text:span><text:span text:style-name="T29"> <text:s text:c="3"/></text:span><text:span text:style-name="T27">val </text:span><text:span text:style-name="T29">result: Result = </text:span><text:span text:style-name="T32">processOrdersOf</text:span><text:span text:style-name="T29">(username)</text:span><text:span text:style-name="T29"><text:line-break/></text:span><text:span text:style-name="T29"> <text:s text:c="3"/>result.display()</text:span><text:span text:style-name="T29"><text:line-break/></text:span><text:span text:style-name="T29"> <text:s/>}</text:span><text:span text:style-name="T29"><text:line-break/></text:span><text:span text:style-name="T29"> <text:s/></text:span><text:span text:style-name="T27">catch </text:span><text:span text:style-name="T29">{</text:span><text:span text:style-name="T29"><text:line-break/></text:span><text:span text:style-name="T29"> <text:s text:c="3"/></text:span><text:span text:style-name="T27">case </text:span><text:span text:style-name="T31">t: </text:span><text:span text:style-name="T36">Throwable </text:span><text:span text:style-name="T31">=&gt;</text:span><text:span text:style-name="T31"><text:line-break/></text:span><text:span text:style-name="T31"> <text:s text:c="5"/>Console.</text:span><text:span text:style-name="T26">err</text:span><text:span text:style-name="T24">.println(t.toString)</text:span><text:span text:style-name="T24"><text:line-break/></text:span><text:span text:style-name="T24"> <text:s/>}</text:span><text:span text:style-name="T24"><text:line-break/></text:span><text:span text:style-name="T24">}</text:span><text:span text:style-name="T24"><text:line-break/></text:span><text:span text:style-name="T24"/></text:p>
          </draw:text-box>
        </draw:frame>
        <presentation:notes draw:style-name="dp2">
          <draw:page-thumbnail draw:style-name="gr1" draw:layer="layout" svg:width="14.848cm" svg:height="11.136cm" svg:x="3.075cm" svg:y="2.257cm" draw:page-number="15" presentation:class="page"/>
          <draw:frame presentation:style-name="pr3" draw:text-style-name="P2" draw:layer="layout" svg:width="16.799cm" svg:height="13.364cm" svg:x="2.1cm" svg:y="14.107cm" presentation:class="notes" presentation:placeholder="true">
            <draw:text-box/>
          </draw:frame>
        </presentation:notes>
      </draw:page>
      <draw:page draw:name="page16" draw:style-name="dp1" draw:master-page-name="Standard" presentation:presentation-page-layout-name="AL2T1">
        <office:forms form:automatic-focus="false" form:apply-design-mode="false"/>
        <draw:frame presentation:style-name="pr4" draw:text-style-name="P16" draw:layer="layout" svg:width="25.199cm" svg:height="3.506cm" svg:x="1.4cm" svg:y="0.837cm" presentation:class="title">
          <draw:text-box>
            <text:p><text:span text:style-name="T37">Synchronous MongoDB Java Driver</text:span></text:p>
          </draw:text-box>
        </draw:frame>
        <draw:frame presentation:style-name="pr6" draw:layer="layout" svg:width="25.199cm" svg:height="14.986cm" svg:x="1.4cm" svg:y="5.414cm" presentation:class="outline" presentation:user-transformed="true">
          <draw:text-box>
            <text:list text:style-name="L2">
              <text:list-item>
                <text:p>“The MongoDB Driver is the updated synchronous Java driver that includes the legacy API as well as a new generic MongoCollection interface that complies with a new cross-driver CRUD specification.“ (quote from the doc)</text:p>
              </text:list-item>
              <text:list-item>
                <text:p>See:</text:p>
              </text:list-item>
            </text:list>
            <text:p text:style-name="P12"><text:span text:style-name="T38">https://mongodb.github.io/mongo-java-driver/3.2/</text:span></text:p>
            <text:list text:continue-numbering="true" text:style-name="L2">
              <text:list-item>
                <text:p>SBT:</text:p>
              </text:list-item>
            </text:list>
            <text:p text:style-name="P12"><text:span text:style-name="T23">libraryDependencies </text:span><text:span text:style-name="T31">+= </text:span><text:span text:style-name="T34">"org.mongodb" </text:span><text:span text:style-name="T24">% </text:span><text:span text:style-name="T34">"mongodb-driver" </text:span><text:span text:style-name="T24">% </text:span><text:span text:style-name="T34">"3.2.2"</text:span><text:span text:style-name="T24"><text:line-break/></text:span><text:span text:style-name="T24">// or</text:span><text:span text:style-name="T24"><text:line-break/></text:span><text:span text:style-name="T23">libraryDependencies </text:span><text:span text:style-name="T24">+= </text:span><text:span text:style-name="T34">"org.mongodb" </text:span><text:span text:style-name="T24">% </text:span><text:span text:style-name="T34">"mongo-java-driver" </text:span><text:span text:style-name="T24">% </text:span><text:span text:style-name="T34">"3.2.2"</text:span></text:p>
            <text:p text:style-name="P12">Imports:</text:p>
            <text:p text:style-name="P17"><text:span text:style-name="T22">import </text:span><text:span text:style-name="T33">com.mongodb.MongoClient;</text:span><text:span text:style-name="T33"><text:line-break/></text:span><text:span text:style-name="T22">import </text:span><text:span text:style-name="T33">com.mongodb.client.MongoCollection;</text:span><text:span text:style-name="T33"><text:line-break/></text:span><text:span text:style-name="T22">import </text:span><text:span text:style-name="T24">com.mongodb.client.MongoDatabase;</text:span><text:span text:style-name="T24"><text:line-break/></text:span><text:span text:style-name="T24"/></text:p>
          </draw:text-box>
        </draw:frame>
        <presentation:notes draw:style-name="dp2">
          <draw:page-thumbnail draw:style-name="gr1" draw:layer="layout" svg:width="14.848cm" svg:height="11.136cm" svg:x="3.075cm" svg:y="2.257cm" draw:page-number="16" presentation:class="page"/>
          <draw:frame presentation:style-name="pr3" draw:text-style-name="P9" draw:layer="layout" svg:width="16.799cm" svg:height="13.364cm" svg:x="2.1cm" svg:y="14.107cm" presentation:class="notes" presentation:placeholder="true">
            <draw:text-box/>
          </draw:frame>
        </presentation:notes>
      </draw:page>
      <draw:page draw:name="page17" draw:style-name="dp1" draw:master-page-name="Standard" presentation:presentation-page-layout-name="AL2T1">
        <office:forms form:automatic-focus="false" form:apply-design-mode="false"/>
        <draw:frame presentation:style-name="pr4" draw:text-style-name="P18" draw:layer="layout" svg:width="25.199cm" svg:height="3.506cm" svg:x="1.4cm" svg:y="0.837cm" presentation:class="title">
          <draw:text-box>
            <text:p text:style-name="P18"><text:span text:style-name="T2">Synchronous Casbah Driver for Scala</text:span></text:p>
          </draw:text-box>
        </draw:frame>
        <draw:frame presentation:style-name="pr6" draw:layer="layout" svg:width="25.199cm" svg:height="14.986cm" svg:x="1.4cm" svg:y="5.414cm" presentation:class="outline" presentation:user-transformed="true">
          <draw:text-box>
            <text:list text:style-name="L2">
              <text:list-item>
                <text:p>“Casbah is the legacy Scala driver for MongoDB. It provides wrappers and extensions to the Java Driver meant to allow a more Scala-friendly interface to MongoDB. It supports serialization/deserialization of common Scala types (including collections and regex), Scala collection versions of DBObject and DBList and a fluid query DSL.“ (quote from the doc)</text:p>
              </text:list-item>
              <text:list-item>
                <text:p>See:</text:p>
              </text:list-item>
            </text:list>
            <text:p text:style-name="P12"><text:span text:style-name="T38"><text:a xlink:href="https://mongodb.github.io/casbah/" xlink:type="simple">https://mongodb.github.io/casbah/</text:a></text:span></text:p>
            <text:list text:continue-numbering="true" text:style-name="L2">
              <text:list-item>
                <text:p>SBT:</text:p>
              </text:list-item>
            </text:list>
            <text:p text:style-name="P12"><text:span text:style-name="T23">libraryDependencies </text:span><text:span text:style-name="T31">+= </text:span><text:span text:style-name="T34">"org.mongodb" </text:span><text:span text:style-name="T24">% </text:span><text:span text:style-name="T34">"casbah" </text:span><text:span text:style-name="T24">% </text:span><text:span text:style-name="T34">"3.1.1"</text:span></text:p>
            <text:p text:style-name="P12">Imports:</text:p>
            <text:p text:style-name="P17"><text:span text:style-name="T22">import </text:span><text:span text:style-name="T33">com.mongodb.casbah.Imports._</text:span><text:span text:style-name="T33"><text:line-break/></text:span><text:span text:style-name="T22">import </text:span><text:span text:style-name="T33">com.mongodb.casbah.MongoClient</text:span><text:span text:style-name="T24"><text:line-break/></text:span><text:span text:style-name="T24"/></text:p>
          </draw:text-box>
        </draw:frame>
        <presentation:notes draw:style-name="dp2">
          <office:forms form:automatic-focus="false" form:apply-design-mode="false"/>
          <draw:page-thumbnail draw:style-name="gr1" draw:layer="layout" svg:width="14.848cm" svg:height="11.136cm" svg:x="3.075cm" svg:y="2.257cm" draw:page-number="17" presentation:class="page"/>
          <draw:frame presentation:style-name="pr3" draw:text-style-name="P9" draw:layer="layout" svg:width="16.799cm" svg:height="13.364cm" svg:x="2.1cm" svg:y="14.107cm" presentation:class="notes" presentation:placeholder="true">
            <draw:text-box/>
          </draw:frame>
        </presentation:notes>
      </draw:page>
      <draw:page draw:name="page18"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p>Example 1: Blocking Casbah driver + sync db access</text:p>
          </draw:text-box>
        </draw:frame>
        <draw:frame presentation:style-name="pr6" draw:layer="layout" svg:width="25.199cm" svg:height="15.853cm" svg:x="1.542cm" svg:y="5.147cm" presentation:class="outline" presentation:user-transformed="true">
          <draw:text-box>
            <text:p/>
            <text:p><text:span text:style-name="T39"/></text:p>
          </draw:text-box>
        </draw:frame>
        <draw:frame draw:style-name="gr2" draw:text-style-name="P19" draw:layer="layout" svg:width="23.374cm" svg:height="15.803cm" svg:x="2.373cm" svg:y="5.37cm">
          <draw:text-box>
            <text:p><text:span text:style-name="T40">object </text:span><text:span text:style-name="T41">dao {</text:span><text:span text:style-name="T41"><text:line-break/></text:span><text:span text:style-name="T41"><text:line-break/></text:span><text:span text:style-name="T41"> <text:s/></text:span><text:span text:style-name="T40">private def </text:span><text:span text:style-name="T41">_findUserByName(name: </text:span><text:span text:style-name="T42">String</text:span><text:span text:style-name="T41">): Option[User] = {</text:span><text:span text:style-name="T41"><text:line-break/></text:span><text:span text:style-name="T41"> <text:s text:c="3"/></text:span><text:span text:style-name="T43">usersCollection</text:span><text:span text:style-name="T43"><text:line-break/></text:span><text:span text:style-name="T43"> <text:s text:c="5"/></text:span><text:span text:style-name="T41">.findOne(</text:span><text:span text:style-name="T43">MongoDBObject</text:span><text:span text:style-name="T41">(</text:span><text:span text:style-name="T44">"_id" </text:span><text:span text:style-name="T45">-&gt; name))</text:span><text:span text:style-name="T45"><text:line-break/></text:span><text:span text:style-name="T45"> <text:s text:c="5"/>.map(</text:span><text:span text:style-name="T46">User</text:span><text:span text:style-name="T47">(_))</text:span><text:span text:style-name="T47"><text:line-break/></text:span><text:span text:style-name="T41"> <text:s/>}</text:span><text:span text:style-name="T41"><text:line-break/></text:span><text:span text:style-name="T41"><text:line-break/></text:span><text:span text:style-name="T41"> <text:s/></text:span><text:span text:style-name="T40">private def </text:span><text:span text:style-name="T41">_findOrdersByUsername(username: </text:span><text:span text:style-name="T42">String</text:span><text:span text:style-name="T41">): </text:span><text:span text:style-name="T42">Seq</text:span><text:span text:style-name="T41">[Order] = {</text:span><text:span text:style-name="T41"><text:line-break/></text:span><text:span text:style-name="T41"> <text:s text:c="3"/></text:span><text:span text:style-name="T43">ordersCollection</text:span><text:span text:style-name="T43"><text:line-break/></text:span><text:span text:style-name="T43"> <text:s text:c="5"/></text:span><text:span text:style-name="T41">.find(</text:span><text:span text:style-name="T43">MongoDBObject</text:span><text:span text:style-name="T41">(</text:span><text:span text:style-name="T48">"username"</text:span><text:span text:style-name="T41"> -&gt; username))</text:span><text:span text:style-name="T41"><text:line-break/></text:span><text:span text:style-name="T41"> <text:s text:c="5"/>.toSeq</text:span><text:span text:style-name="T41"><text:line-break/></text:span><text:span text:style-name="T41"> <text:s text:c="5"/>.map(</text:span><text:span text:style-name="T49">Order</text:span><text:span text:style-name="T41">(_))</text:span><text:span text:style-name="T41"><text:line-break/></text:span><text:span text:style-name="T41"> <text:s/>}</text:span><text:span text:style-name="T41"><text:line-break/></text:span><text:span text:style-name="T41"><text:line-break/></text:span><text:span text:style-name="T41"> <text:s/></text:span><text:span text:style-name="T40">def </text:span><text:span text:style-name="T41">findUserByName(name: </text:span><text:span text:style-name="T42">String</text:span><text:span text:style-name="T41">): Option[User] = {</text:span><text:span text:style-name="T41"><text:line-break/></text:span><text:span text:style-name="T41"> <text:s text:c="3"/></text:span><text:span text:style-name="T49">_findUserByName</text:span><text:span text:style-name="T41">(name)</text:span><text:span text:style-name="T41"><text:line-break/></text:span><text:span text:style-name="T41"> <text:s/>}</text:span><text:span text:style-name="T41"><text:line-break/></text:span><text:span text:style-name="T41"><text:line-break/></text:span><text:span text:style-name="T41"> <text:s/></text:span><text:span text:style-name="T40">def </text:span><text:span text:style-name="T45">findOrdersByUsername(username: </text:span><text:span text:style-name="T50">String</text:span><text:span text:style-name="T45">): </text:span><text:span text:style-name="T50">Seq</text:span><text:span text:style-name="T45">[Order] = {</text:span><text:span text:style-name="T45"><text:line-break/></text:span><text:span text:style-name="T45"> <text:s text:c="3"/></text:span><text:span text:style-name="T46">_findOrdersByUsername</text:span><text:span text:style-name="T45">(username)</text:span><text:span text:style-name="T45"><text:line-break/></text:span><text:span text:style-name="T45"> <text:s/>}</text:span><text:span text:style-name="T45"><text:line-break/></text:span><text:span text:style-name="T45">}</text:span><text:span text:style-name="T51"><text:line-break/></text:span><text:span text:style-name="T51"/></text:p>
          </draw:text-box>
        </draw:frame>
        <presentation:notes draw:style-name="dp2">
          <draw:page-thumbnail draw:style-name="gr1" draw:layer="layout" svg:width="14.848cm" svg:height="11.136cm" svg:x="3.075cm" svg:y="2.257cm" draw:page-number="18" presentation:class="page"/>
          <draw:frame presentation:style-name="pr3" draw:text-style-name="P2" draw:layer="layout" svg:width="16.799cm" svg:height="13.364cm" svg:x="2.1cm" svg:y="14.107cm" presentation:class="notes" presentation:placeholder="true">
            <draw:text-box/>
          </draw:frame>
        </presentation:notes>
      </draw:page>
      <draw:page draw:name="page19"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p><text:span text:style-name="T2">Example 1: Blocking Casbah driver + sync db access</text:span></text:p>
          </draw:text-box>
        </draw:frame>
        <draw:frame presentation:style-name="pr6" draw:layer="layout" svg:width="25.199cm" svg:height="12.179cm" svg:x="1.4cm" svg:y="4.914cm" presentation:class="outline" presentation:user-transformed="true">
          <draw:text-box>
            <text:p><text:span text:style-name="T52"/></text:p>
            <text:list text:style-name="L2">
              <text:list-item>
                <text:p>We use the synchronous Casbah driver.</text:p>
              </text:list-item>
              <text:list-item>
                <text:p>We use sync DB access code.</text:p>
              </text:list-item>
              <text:list-item>
                <text:p>A completely blocking solution.</text:p>
              </text:list-item>
            </text:list>
          </draw:text-box>
        </draw:frame>
        <presentation:notes draw:style-name="dp2">
          <draw:page-thumbnail draw:style-name="gr1" draw:layer="layout" svg:width="14.848cm" svg:height="11.136cm" svg:x="3.075cm" svg:y="2.257cm" draw:page-number="19" presentation:class="page"/>
          <draw:frame presentation:style-name="pr3" draw:text-style-name="P9" draw:layer="layout" svg:width="16.799cm" svg:height="13.364cm" svg:x="2.1cm" svg:y="14.107cm" presentation:class="notes" presentation:placeholder="true">
            <draw:text-box/>
          </draw:frame>
        </presentation:notes>
      </draw:page>
      <draw:page draw:name="page20"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p><text:span text:style-name="T2">Example 2: Blocking Casbah</text:span><text:span text:style-name="T2"> driver + async db access with </text:span><text:span text:style-name="T53">Future</text:span></text:p>
          </draw:text-box>
        </draw:frame>
        <draw:frame presentation:style-name="pr6" draw:layer="layout" svg:width="25.199cm" svg:height="15.853cm" svg:x="1.542cm" svg:y="5.147cm" presentation:class="outline" presentation:user-transformed="true">
          <draw:text-box>
            <text:p/>
            <text:p><text:span text:style-name="T39"/></text:p>
          </draw:text-box>
        </draw:frame>
        <draw:frame draw:style-name="gr3" draw:text-style-name="P19" draw:layer="layout" svg:width="23.374cm" svg:height="13.499cm" svg:x="2.373cm" svg:y="5.37cm">
          <draw:text-box>
            <text:p text:style-name="P11"><text:span text:style-name="T40">object </text:span><text:span text:style-name="T41">dao {</text:span><text:span text:style-name="T41"><text:line-break/></text:span><text:span text:style-name="T41"><text:line-break/></text:span><text:span text:style-name="T41"> <text:s/></text:span><text:span text:style-name="T40">private def </text:span><text:span text:style-name="T41">_findUserByName(name: </text:span><text:span text:style-name="T42">String</text:span><text:span text:style-name="T41">): Option[User] = {</text:span><text:span text:style-name="T41"><text:line-break/></text:span><text:span text:style-name="T41"> <text:s text:c="3"/></text:span><text:span text:style-name="T46">// blocking access to usersCollection as before</text:span><text:span text:style-name="T43"><text:line-break/></text:span><text:span text:style-name="T41"> <text:s/>}</text:span><text:span text:style-name="T41"><text:line-break/></text:span><text:span text:style-name="T41"><text:line-break/></text:span><text:span text:style-name="T41"> <text:s/></text:span><text:span text:style-name="T40">private def </text:span><text:span text:style-name="T41">_findOrdersByUsername(username: </text:span><text:span text:style-name="T42">String</text:span><text:span text:style-name="T41">): </text:span><text:span text:style-name="T42">Seq</text:span><text:span text:style-name="T41">[Order] = {</text:span><text:span text:style-name="T41"><text:line-break/></text:span><text:span text:style-name="T41"> <text:s text:c="3"/></text:span><text:span text:style-name="T46">// blocking access to ordersCollection as before</text:span><text:span text:style-name="T43"><text:line-break/></text:span><text:span text:style-name="T41"> <text:s/>}</text:span><text:span text:style-name="T41"><text:line-break/></text:span><text:span text:style-name="T41"><text:line-break/></text:span><text:span text:style-name="T41"> <text:s/></text:span><text:span text:style-name="T40">def </text:span><text:span text:style-name="T41">findUserByName(name: </text:span><text:span text:style-name="T42">String</text:span><text:span text:style-name="T41">): Future[Option[User]] = {</text:span><text:span text:style-name="T41"><text:line-break/></text:span><text:span text:style-name="T41"> <text:s text:c="3"/></text:span><text:span text:style-name="T49">Future </text:span><text:span text:style-name="T41">{</text:span><text:span text:style-name="T41"><text:line-break/></text:span><text:span text:style-name="T41"> <text:s text:c="5"/></text:span><text:span text:style-name="T49">_findUserByName</text:span><text:span text:style-name="T41">(name)</text:span><text:span text:style-name="T41"><text:line-break/></text:span><text:span text:style-name="T41"> <text:s text:c="3"/>}</text:span><text:span text:style-name="T41"><text:line-break/></text:span><text:span text:style-name="T41"> <text:s/>}</text:span><text:span text:style-name="T41"><text:line-break/></text:span><text:span text:style-name="T41"><text:line-break/></text:span><text:span text:style-name="T41"> <text:s/></text:span><text:span text:style-name="T40">def </text:span><text:span text:style-name="T45">findOrdersByUsername(username: </text:span><text:span text:style-name="T50">String</text:span><text:span text:style-name="T45">): Future[</text:span><text:span text:style-name="T50">Seq</text:span><text:span text:style-name="T45">[Order]] = {</text:span><text:span text:style-name="T45"><text:line-break/></text:span><text:span text:style-name="T45"> <text:s text:c="3"/></text:span><text:span text:style-name="T46">Future </text:span><text:span text:style-name="T45">{</text:span><text:span text:style-name="T45"><text:line-break/></text:span><text:span text:style-name="T45"> <text:s text:c="5"/></text:span><text:span text:style-name="T46">_findOrdersByUsername</text:span><text:span text:style-name="T45">(username)</text:span><text:span text:style-name="T45"><text:line-break/></text:span><text:span text:style-name="T45"> <text:s text:c="3"/>}</text:span><text:span text:style-name="T45"><text:line-break/></text:span><text:span text:style-name="T45"> <text:s/>}</text:span><text:span text:style-name="T45"><text:line-break/></text:span><text:span text:style-name="T45">}</text:span><text:span text:style-name="T51"><text:line-break/></text:span><text:span text:style-name="T51"/></text:p>
          </draw:text-box>
        </draw:frame>
        <presentation:notes draw:style-name="dp2">
          <draw:page-thumbnail draw:style-name="gr1" draw:layer="layout" svg:width="14.848cm" svg:height="11.136cm" svg:x="3.075cm" svg:y="2.257cm" draw:page-number="20" presentation:class="page"/>
          <draw:frame presentation:style-name="pr3" draw:text-style-name="P9" draw:layer="layout" svg:width="16.799cm" svg:height="13.364cm" svg:x="2.1cm" svg:y="14.107cm" presentation:class="notes" presentation:placeholder="true">
            <draw:text-box/>
          </draw:frame>
        </presentation:notes>
      </draw:page>
      <draw:page draw:name="page21"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p><text:span text:style-name="T2">Example 2: Blocking Casbah</text:span><text:span text:style-name="T2"> driver + async db access with </text:span><text:span text:style-name="T53">Future</text:span></text:p>
          </draw:text-box>
        </draw:frame>
        <draw:frame presentation:style-name="pr6" draw:layer="layout" svg:width="25.199cm" svg:height="12.179cm" svg:x="1.4cm" svg:y="4.914cm" presentation:class="outline" presentation:user-transformed="true">
          <draw:text-box>
            <text:p text:style-name="P20"/>
            <text:list text:style-name="L2">
              <text:list-item>
                <text:p text:style-name="P20">We still use the sync Casbah driver.</text:p>
              </text:list-item>
              <text:list-item>
                <text:p text:style-name="P20">To access and process the result of the Future you must implement the <text:span text:style-name="T54">onComplete()</text:span> handler</text:p>
              </text:list-item>
              <text:list-item>
                <text:p text:style-name="P20">The app code does not block.</text:p>
              </text:list-item>
            </text:list>
          </draw:text-box>
        </draw:frame>
        <presentation:notes draw:style-name="dp2">
          <draw:page-thumbnail draw:style-name="gr1" draw:layer="layout" svg:width="14.848cm" svg:height="11.136cm" svg:x="3.075cm" svg:y="2.257cm" draw:page-number="21" presentation:class="page"/>
          <draw:frame presentation:style-name="pr3" draw:text-style-name="P9" draw:layer="layout" svg:width="16.799cm" svg:height="13.364cm" svg:x="2.1cm" svg:y="14.107cm" presentation:class="notes" presentation:placeholder="true">
            <draw:text-box/>
          </draw:frame>
        </presentation:notes>
      </draw:page>
      <draw:page draw:name="page22" draw:style-name="dp1" draw:master-page-name="Standard" presentation:presentation-page-layout-name="AL2T1">
        <office:forms form:automatic-focus="false" form:apply-design-mode="false"/>
        <draw:frame presentation:style-name="pr8" draw:text-style-name="P21" draw:layer="layout" svg:width="25.199cm" svg:height="4.738cm" svg:x="1.4cm" svg:y="0.221cm" presentation:class="title" presentation:user-transformed="true">
          <draw:text-box>
            <text:p text:style-name="P21"><text:span text:style-name="T55">Example 3: Blocking Casbah driver + async db access with </text:span><text:span text:style-name="T56">Future</text:span><text:span text:style-name="T57"> and </text:span><text:span text:style-name="T56">Promise</text:span></text:p>
          </draw:text-box>
        </draw:frame>
        <draw:frame presentation:style-name="pr6" draw:layer="layout" svg:width="25.199cm" svg:height="15.853cm" svg:x="1.542cm" svg:y="5.147cm" presentation:class="outline" presentation:user-transformed="true">
          <draw:text-box>
            <text:p/>
            <text:p><text:span text:style-name="T39"/></text:p>
          </draw:text-box>
        </draw:frame>
        <draw:frame draw:style-name="gr2" draw:text-style-name="P19" draw:layer="layout" svg:width="23.374cm" svg:height="15.803cm" svg:x="2.373cm" svg:y="5.37cm">
          <draw:text-box>
            <text:p><text:span text:style-name="T40">object </text:span><text:span text:style-name="T41">dao {</text:span><text:span text:style-name="T41"><text:line-break/></text:span><text:span text:style-name="T41"><text:line-break/></text:span><text:span text:style-name="T41"> <text:s/></text:span><text:span text:style-name="T40">private def </text:span><text:span text:style-name="T41">_findUserByName(name: </text:span><text:span text:style-name="T42">String</text:span><text:span text:style-name="T41">): Option[User] = {</text:span><text:span text:style-name="T41"><text:line-break/></text:span><text:span text:style-name="T41"> <text:s text:c="3"/></text:span><text:span text:style-name="T46">// blocking access to usersCollection as before</text:span><text:span text:style-name="T43"><text:line-break/></text:span><text:span text:style-name="T41"> <text:s/>}</text:span><text:span text:style-name="T41"><text:line-break/></text:span><text:span text:style-name="T41"><text:line-break/></text:span><text:span text:style-name="T41"> <text:s/></text:span><text:span text:style-name="T40">private def </text:span><text:span text:style-name="T41">_findOrdersByUsername(username: </text:span><text:span text:style-name="T42">String</text:span><text:span text:style-name="T41">): </text:span><text:span text:style-name="T42">Seq</text:span><text:span text:style-name="T41">[Order] = {</text:span><text:span text:style-name="T41"><text:line-break/></text:span><text:span text:style-name="T41"> <text:s text:c="3"/></text:span><text:span text:style-name="T46">// blocking access to ordersCollection as before</text:span><text:span text:style-name="T43"><text:line-break/></text:span><text:span text:style-name="T41"> <text:s/>}</text:span><text:span text:style-name="T41"><text:line-break/></text:span><text:span text:style-name="T41"><text:line-break/></text:span><text:span text:style-name="T41"> <text:s/></text:span><text:span text:style-name="T40">def </text:span><text:span text:style-name="T41">findUserByName(name: </text:span><text:span text:style-name="T42">String</text:span><text:span text:style-name="T41">): Future[Option[User]] = {</text:span><text:span text:style-name="T41"><text:line-break/></text:span><text:span text:style-name="T41"> <text:s text:c="3"/></text:span><text:span text:style-name="T40">val </text:span><text:span text:style-name="T45">p = </text:span><text:span text:style-name="T46">Promise</text:span><text:span text:style-name="T45">[Option[User]]</text:span><text:span text:style-name="T45"><text:line-break/></text:span><text:span text:style-name="T45"> <text:s text:c="3"/>p.complete(</text:span><text:span text:style-name="T46">Try </text:span><text:span text:style-name="T45">{</text:span><text:span text:style-name="T45"><text:line-break/></text:span><text:span text:style-name="T45"> <text:s text:c="5"/></text:span><text:span text:style-name="T46">_findUserByName</text:span><text:span text:style-name="T58">(name)</text:span><text:span text:style-name="T58"><text:line-break/></text:span><text:span text:style-name="T58"> <text:s text:c="3"/>})</text:span><text:span text:style-name="T58"><text:line-break/></text:span><text:span text:style-name="T58"> <text:s text:c="3"/>p.future</text:span><text:span text:style-name="T58"><text:line-break/></text:span><text:span text:style-name="T41"> <text:s/>}</text:span><text:span text:style-name="T41"><text:line-break/></text:span><text:span text:style-name="T41"><text:line-break/></text:span><text:span text:style-name="T41"> <text:s/></text:span><text:span text:style-name="T40">def </text:span><text:span text:style-name="T45">findOrdersByUsername(username: </text:span><text:span text:style-name="T50">String</text:span><text:span text:style-name="T45">): Future[</text:span><text:span text:style-name="T50">Seq</text:span><text:span text:style-name="T45">[Order]] = {</text:span><text:span text:style-name="T45"><text:line-break/></text:span><text:span text:style-name="T45"> <text:s text:c="3"/></text:span><text:span text:style-name="T40">val </text:span><text:span text:style-name="T45">p = </text:span><text:span text:style-name="T46">Promise</text:span><text:span text:style-name="T45">[</text:span><text:span text:style-name="T50">Seq</text:span><text:span text:style-name="T45">[Order]]</text:span><text:span text:style-name="T45"><text:line-break/></text:span><text:span text:style-name="T45"> <text:s text:c="3"/>p.complete(</text:span><text:span text:style-name="T46">Try </text:span><text:span text:style-name="T45">{</text:span><text:span text:style-name="T45"><text:line-break/></text:span><text:span text:style-name="T45"> <text:s text:c="5"/></text:span><text:span text:style-name="T46">_findOrdersByUsername</text:span><text:span text:style-name="T58">(username)</text:span><text:span text:style-name="T58"><text:line-break/></text:span><text:span text:style-name="T58"> <text:s text:c="3"/>})</text:span><text:span text:style-name="T58"><text:line-break/></text:span><text:span text:style-name="T58"> <text:s text:c="3"/>p.future</text:span><text:span text:style-name="T58"><text:line-break/></text:span><text:span text:style-name="T45"> <text:s/>}</text:span><text:span text:style-name="T45"><text:line-break/></text:span><text:span text:style-name="T45">}</text:span><text:span text:style-name="T51"><text:line-break/></text:span><text:span text:style-name="T51"/></text:p>
          </draw:text-box>
        </draw:frame>
        <presentation:notes draw:style-name="dp2">
          <draw:page-thumbnail draw:style-name="gr1" draw:layer="layout" svg:width="14.848cm" svg:height="11.136cm" svg:x="3.075cm" svg:y="2.257cm" draw:page-number="22" presentation:class="page"/>
          <draw:frame presentation:style-name="pr3" draw:text-style-name="P9" draw:layer="layout" svg:width="16.799cm" svg:height="13.364cm" svg:x="2.1cm" svg:y="14.107cm" presentation:class="notes" presentation:placeholder="true">
            <draw:text-box/>
          </draw:frame>
        </presentation:notes>
      </draw:page>
      <draw:page draw:name="page23" draw:style-name="dp1" draw:master-page-name="Standard" presentation:presentation-page-layout-name="AL2T1">
        <office:forms form:automatic-focus="false" form:apply-design-mode="false"/>
        <draw:frame presentation:style-name="pr8" draw:text-style-name="P21" draw:layer="layout" svg:width="25.199cm" svg:height="4.738cm" svg:x="1.4cm" svg:y="0.221cm" presentation:class="title" presentation:user-transformed="true">
          <draw:text-box>
            <text:p text:style-name="P21"><text:span text:style-name="T55">Example 3: Blocking Casbah driver + async db access with </text:span><text:span text:style-name="T56">Future</text:span><text:span text:style-name="T57"> and </text:span><text:span text:style-name="T56">Promise</text:span></text:p>
          </draw:text-box>
        </draw:frame>
        <draw:frame presentation:style-name="pr6" draw:layer="layout" svg:width="25.199cm" svg:height="12.179cm" svg:x="1.4cm" svg:y="4.914cm" presentation:class="outline" presentation:user-transformed="true">
          <draw:text-box>
            <text:p><text:span text:style-name="T52"/></text:p>
            <text:list text:style-name="L2">
              <text:list-item>
                <text:p>We still use the sync Casbah driver.</text:p>
              </text:list-item>
              <text:list-item>
                <text:p>To access and process the result of the <text:span text:style-name="T54">Future</text:span> you must implement the <text:span text:style-name="T54">onComplete()</text:span> handler</text:p>
              </text:list-item>
              <text:list-item>
                <text:p>The app code does not block.</text:p>
              </text:list-item>
            </text:list>
          </draw:text-box>
        </draw:frame>
        <presentation:notes draw:style-name="dp2">
          <draw:page-thumbnail draw:style-name="gr1" draw:layer="layout" svg:width="14.848cm" svg:height="11.136cm" svg:x="3.075cm" svg:y="2.257cm" draw:page-number="23" presentation:class="page"/>
          <draw:frame presentation:style-name="pr3" draw:text-style-name="P9" draw:layer="layout" svg:width="16.799cm" svg:height="13.364cm" svg:x="2.1cm" svg:y="14.107cm" presentation:class="notes" presentation:placeholder="true">
            <draw:text-box/>
          </draw:frame>
        </presentation:notes>
      </draw:page>
      <draw:page draw:name="page24" draw:style-name="dp1" draw:master-page-name="Standard" presentation:presentation-page-layout-name="AL2T1">
        <office:forms form:automatic-focus="false" form:apply-design-mode="false"/>
        <draw:frame presentation:style-name="pr4" draw:text-style-name="P16" draw:layer="layout" svg:width="25.199cm" svg:height="3.506cm" svg:x="1.4cm" svg:y="0.837cm" presentation:class="title">
          <draw:text-box>
            <text:p><text:span text:style-name="T37">Asynchronous MongoDB Java Driver</text:span></text:p>
          </draw:text-box>
        </draw:frame>
        <draw:frame presentation:style-name="pr6" draw:layer="layout" svg:width="25.199cm" svg:height="15.086cm" svg:x="1.4cm" svg:y="5.414cm" presentation:class="outline" presentation:user-transformed="true">
          <draw:text-box>
            <text:list text:style-name="L2">
              <text:list-item>
                <text:p>“The new asynchronous API that can leverage either Netty or Java 7’s <text:span text:style-name="T54">AsynchronousSocketChannel</text:span> for fast and non-blocking IO.“ (quote from the doc)</text:p>
              </text:list-item>
              <text:list-item>
                <text:p>See:</text:p>
              </text:list-item>
            </text:list>
            <text:p text:style-name="P12"><text:span text:style-name="T38">https://mongodb.github.io/mongo-java-driver/3.2/driver-async/</text:span></text:p>
            <text:list text:continue-numbering="true" text:style-name="L2">
              <text:list-item>
                <text:p>SBT:</text:p>
              </text:list-item>
            </text:list>
            <text:p text:style-name="P12"><text:span text:style-name="T23">libraryDependencies </text:span><text:span text:style-name="T24">+= </text:span><text:span text:style-name="T34">"org.mongodb" </text:span><text:span text:style-name="T24">% </text:span><text:span text:style-name="T34">"mongodb-driver-async" </text:span><text:span text:style-name="T24">% </text:span><text:span text:style-name="T34">"3.2.2"</text:span></text:p>
            <text:list text:continue-numbering="true" text:style-name="L2">
              <text:list-item>
                <text:p text:style-name="P13">Imports:</text:p>
              </text:list-item>
            </text:list>
            <text:p text:style-name="P17"><text:span text:style-name="T59">import </text:span><text:span text:style-name="T60">com.mongodb.async.SingleResultCallback;</text:span><text:span text:style-name="T60"><text:line-break/></text:span><text:span text:style-name="T59">import </text:span><text:span text:style-name="T60">com.mongodb.async.client.MongoClient;</text:span><text:span text:style-name="T60"><text:line-break/></text:span><text:span text:style-name="T59">import </text:span><text:span text:style-name="T60">com.mongodb.async.client.MongoClients;</text:span><text:span text:style-name="T60"><text:line-break/></text:span><text:span text:style-name="T59">import </text:span><text:span text:style-name="T60">com.mongodb.async.client.MongoCollection;</text:span><text:span text:style-name="T60"><text:line-break/></text:span><text:span text:style-name="T59">import </text:span><text:span text:style-name="T61">com.mongodb.async.client.MongoDatabase;</text:span><text:span text:style-name="T61"><text:line-break/></text:span><text:span text:style-name="T61"/></text:p>
          </draw:text-box>
        </draw:frame>
        <presentation:notes draw:style-name="dp2">
          <draw:page-thumbnail draw:style-name="gr1" draw:layer="layout" svg:width="14.848cm" svg:height="11.136cm" svg:x="3.075cm" svg:y="2.257cm" draw:page-number="24" presentation:class="page"/>
          <draw:frame presentation:style-name="pr3" draw:text-style-name="P9" draw:layer="layout" svg:width="16.799cm" svg:height="13.364cm" svg:x="2.1cm" svg:y="14.107cm" presentation:class="notes" presentation:placeholder="true">
            <draw:text-box/>
          </draw:frame>
        </presentation:notes>
      </draw:page>
      <draw:page draw:name="page25" draw:style-name="dp1" draw:master-page-name="Standard" presentation:presentation-page-layout-name="AL2T1">
        <office:forms form:automatic-focus="false" form:apply-design-mode="false"/>
        <draw:frame presentation:style-name="pr4" draw:text-style-name="P18" draw:layer="layout" svg:width="25.199cm" svg:height="3.506cm" svg:x="1.4cm" svg:y="0.837cm" presentation:class="title" presentation:user-transformed="true">
          <draw:text-box>
            <text:p><text:span text:style-name="T2">Example 4: Async Mongo Java driver + async db access with Callbacks</text:span></text:p>
          </draw:text-box>
        </draw:frame>
        <draw:frame presentation:style-name="pr6" draw:layer="layout" svg:width="25.199cm" svg:height="12.179cm" svg:x="1.542cm" svg:y="5.147cm" presentation:class="outline" presentation:user-transformed="true">
          <draw:text-box>
            <text:p/>
            <text:p><text:span text:style-name="T39"/></text:p>
          </draw:text-box>
        </draw:frame>
        <draw:frame draw:style-name="gr2" draw:text-style-name="P22" draw:layer="layout" svg:width="25.058cm" svg:height="15.803cm" svg:x="1.542cm" svg:y="5.37cm">
          <draw:text-box>
            <text:p text:style-name="P11"><text:span text:style-name="T62">object </text:span><text:span text:style-name="T63">dao {</text:span><text:span text:style-name="T63"><text:line-break/></text:span><text:span text:style-name="T63"><text:line-break/></text:span><text:span text:style-name="T63"> <text:s/></text:span><text:span text:style-name="T62">private def </text:span><text:span text:style-name="T63">_findOrdersByUsername(username: </text:span><text:span text:style-name="T64">String</text:span><text:span text:style-name="T63">,</text:span><text:span text:style-name="T63"><text:line-break/></text:span><text:span text:style-name="T63"> <text:s text:c="35"/>callback: SingleResultCallback[</text:span><text:span text:style-name="T64">JList</text:span><text:span text:style-name="T63">[Order]]): Unit = {</text:span><text:span text:style-name="T63"><text:line-break/></text:span><text:span text:style-name="T63"> <text:s text:c="3"/></text:span><text:span text:style-name="T65">ordersCollection</text:span><text:span text:style-name="T65"><text:line-break/></text:span><text:span text:style-name="T65"> <text:s text:c="5"/></text:span><text:span text:style-name="T63">.find(Filters.</text:span><text:span text:style-name="T66">eq</text:span><text:span text:style-name="T63">(</text:span><text:span text:style-name="T67">"username"</text:span><text:span text:style-name="T63">, username))</text:span><text:span text:style-name="T63"><text:line-break/></text:span><text:span text:style-name="T63"> <text:s text:c="5"/>.map(</text:span><text:span text:style-name="T66">scalaMapper2MongoMapper </text:span><text:span text:style-name="T63">{ doc =&gt; </text:span><text:span text:style-name="T66">Order</text:span><text:span text:style-name="T63">(doc) })</text:span><text:span text:style-name="T63"><text:line-break/></text:span><text:span text:style-name="T63"> <text:s text:c="5"/>.into(</text:span><text:span text:style-name="T62">new </text:span><text:span text:style-name="T63">JArrayList[Order], callback)</text:span><text:span text:style-name="T63"><text:line-break/></text:span><text:span text:style-name="T63"> <text:s/>}</text:span><text:span text:style-name="T63"><text:line-break/></text:span><text:span text:style-name="T63"><text:line-break/></text:span><text:span text:style-name="T63"> <text:s/></text:span><text:span text:style-name="T62">def </text:span><text:span text:style-name="T68">findOrdersByUsername(username: </text:span><text:span text:style-name="T69">String</text:span><text:span text:style-name="T68">,</text:span><text:span text:style-name="T68"><text:line-break/></text:span><text:span text:style-name="T68"> <text:s text:c="26"/>callback: SingleResultCallback[</text:span><text:span text:style-name="T69">JList</text:span><text:span text:style-name="T68">[Order]]): Unit =</text:span><text:span text:style-name="T68"><text:line-break/></text:span><text:span text:style-name="T68"> <text:s text:c="3"/></text:span><text:span text:style-name="T70">_findOrdersByUsername</text:span><text:span text:style-name="T68">(username, callback)</text:span><text:span text:style-name="T68"><text:line-break/></text:span><text:span text:style-name="T68">}</text:span><text:span text:style-name="T71"><text:line-break/></text:span><text:span text:style-name="T71"/></text:p>
            <text:p><text:span text:style-name="T51"><text:s text:c="4"/></text:span><text:span text:style-name="T51">. . .</text:span></text:p>
            <text:p text:style-name="P11"><text:span text:style-name="T72"><text:s text:c="4"/></text:span><text:span text:style-name="T72">val </text:span><text:span text:style-name="T73">callback</text:span><text:span text:style-name="T46"> = </text:span><text:span text:style-name="T72">new </text:span><text:span text:style-name="T46">SingleResultCallback[</text:span><text:span text:style-name="T74">JList</text:span><text:span text:style-name="T46">[Order]]() {</text:span><text:span text:style-name="T46"><text:line-break/></text:span><text:span text:style-name="T46"> <text:s text:c="5"/></text:span><text:span text:style-name="T72">override def </text:span><text:span text:style-name="T46">onResult(orders: </text:span><text:span text:style-name="T74">JList</text:span><text:span text:style-name="T46">[Order], t: </text:span><text:span text:style-name="T74">Throwable</text:span><text:span text:style-name="T46">): Unit = {</text:span><text:span text:style-name="T46"><text:line-break/></text:span><text:span text:style-name="T46"> <text:s text:c="7"/></text:span><text:span text:style-name="T72">if </text:span><text:span text:style-name="T46">(t != </text:span><text:span text:style-name="T72">null</text:span><text:span text:style-name="T46">) {</text:span><text:span text:style-name="T46"><text:line-break/></text:span><text:span text:style-name="T46"> <text:s text:c="10"/>// handle exception</text:span><text:span text:style-name="T46"><text:line-break/></text:span><text:span text:style-name="T46"> <text:s text:c="7"/>} </text:span><text:span text:style-name="T72">else </text:span><text:span text:style-name="T46">{</text:span><text:span text:style-name="T46"><text:line-break/></text:span><text:span text:style-name="T46"> <text:s text:c="9"/>// process orders</text:span><text:span text:style-name="T46"><text:line-break/></text:span><text:span text:style-name="T46"> <text:s text:c="7"/>}</text:span><text:span text:style-name="T46"><text:line-break/></text:span><text:span text:style-name="T46"> <text:s text:c="5"/>}</text:span><text:span text:style-name="T46"><text:line-break/></text:span><text:span text:style-name="T46"> <text:s text:c="3"/>}</text:span><text:span text:style-name="T46"><text:line-break/></text:span><text:span text:style-name="T46"/></text:p>
            <text:p><text:span text:style-name="T46"><text:s text:c="4"/></text:span><text:span text:style-name="T46">findOrdersByUsername(</text:span><text:span text:style-name="T75">"homer"</text:span><text:span text:style-name="T58">, </text:span><text:span text:style-name="T76">callback</text:span><text:span text:style-name="T58">);</text:span></text:p>
            <text:p><text:span text:style-name="T46"/></text:p>
          </draw:text-box>
        </draw:frame>
        <presentation:notes draw:style-name="dp2">
          <draw:page-thumbnail draw:style-name="gr1" draw:layer="layout" svg:width="14.848cm" svg:height="11.136cm" svg:x="3.075cm" svg:y="2.257cm" draw:page-number="25" presentation:class="page"/>
          <draw:frame presentation:style-name="pr3" draw:text-style-name="P9" draw:layer="layout" svg:width="16.799cm" svg:height="13.364cm" svg:x="2.1cm" svg:y="14.107cm" presentation:class="notes" presentation:placeholder="true">
            <draw:text-box/>
          </draw:frame>
        </presentation:notes>
      </draw:page>
      <draw:page draw:name="page26"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p><text:span text:style-name="T2">Example 4: Async Mongo Java driver + async db access with Callbacks</text:span></text:p>
          </draw:text-box>
        </draw:frame>
        <draw:frame presentation:style-name="pr6" draw:layer="layout" svg:width="25.199cm" svg:height="12.179cm" svg:x="1.4cm" svg:y="4.914cm" presentation:class="outline" presentation:user-transformed="true">
          <draw:text-box>
            <text:p><text:span text:style-name="T52"/></text:p>
            <text:list text:style-name="L2">
              <text:list-item>
                <text:p>We use the asynchronous callback based Mongo Java driver.</text:p>
              </text:list-item>
              <text:list-item>
                <text:p>The callback function must be passed into the invocation of the Mongo driver.</text:p>
              </text:list-item>
              <text:list-item>
                <text:p>There is no blocking code neither in the driver nor in the application code.</text:p>
              </text:list-item>
              <text:list-item>
                <text:p>The solution is completely reactive.</text:p>
              </text:list-item>
              <text:list-item>
                <text:p>Callback based programming may easily lead to unmanagable code … the so called “Callback Hell“.</text:p>
              </text:list-item>
            </text:list>
          </draw:text-box>
        </draw:frame>
        <presentation:notes draw:style-name="dp2">
          <draw:page-thumbnail draw:style-name="gr1" draw:layer="layout" svg:width="14.848cm" svg:height="11.136cm" svg:x="3.075cm" svg:y="2.257cm" draw:page-number="26" presentation:class="page"/>
          <draw:frame presentation:style-name="pr3" draw:text-style-name="P9" draw:layer="layout" svg:width="16.799cm" svg:height="13.364cm" svg:x="2.1cm" svg:y="14.107cm" presentation:class="notes" presentation:placeholder="true">
            <draw:text-box/>
          </draw:frame>
        </presentation:notes>
      </draw:page>
      <draw:page draw:name="page27" draw:style-name="dp1" draw:master-page-name="Standard" presentation:presentation-page-layout-name="AL2T1">
        <office:forms form:automatic-focus="false" form:apply-design-mode="false"/>
        <draw:frame presentation:style-name="pr4" draw:text-style-name="P23" draw:layer="layout" svg:width="25.199cm" svg:height="3.506cm" svg:x="1.4cm" svg:y="0.837cm" presentation:class="title" presentation:user-transformed="true">
          <draw:text-box>
            <text:p><text:span text:style-name="T77">Example 5: Async Mongo Java driver + async db access with </text:span><text:span text:style-name="T78">Future</text:span><text:span text:style-name="T79"> and </text:span><text:span text:style-name="T78">Promise</text:span></text:p>
          </draw:text-box>
        </draw:frame>
        <draw:frame presentation:style-name="pr6" draw:layer="layout" svg:width="25.199cm" svg:height="12.179cm" svg:x="1.542cm" svg:y="5.147cm" presentation:class="outline" presentation:user-transformed="true">
          <draw:text-box>
            <text:p/>
            <text:p><text:span text:style-name="T39"/></text:p>
          </draw:text-box>
        </draw:frame>
        <draw:frame draw:style-name="gr4" draw:text-style-name="P24" draw:layer="layout" svg:width="25.199cm" svg:height="15.53cm" svg:x="1.542cm" svg:y="5.37cm">
          <draw:text-box>
            <text:p><text:span text:style-name="T62">object </text:span><text:span text:style-name="T63">dao {</text:span><text:span text:style-name="T63"><text:line-break/></text:span><text:span text:style-name="T63"><text:line-break/></text:span><text:span text:style-name="T63"> <text:s/></text:span><text:span text:style-name="T62">private def </text:span><text:span text:style-name="T63">_findOrdersByUsername(username: </text:span><text:span text:style-name="T64">String</text:span><text:span text:style-name="T63">,</text:span><text:span text:style-name="T63"><text:line-break/></text:span><text:span text:style-name="T63"> <text:s text:c="35"/>callback: SingleResultCallback[</text:span><text:span text:style-name="T64">JList</text:span><text:span text:style-name="T63">[Order]]): Unit = {</text:span><text:span text:style-name="T63"><text:line-break/></text:span><text:span text:style-name="T63"> <text:s text:c="3"/></text:span><text:span text:style-name="T65">ordersCollection</text:span><text:span text:style-name="T65"><text:line-break/></text:span><text:span text:style-name="T65"> <text:s text:c="5"/></text:span><text:span text:style-name="T63">.find(Filters.</text:span><text:span text:style-name="T66">eq</text:span><text:span text:style-name="T63">(</text:span><text:span text:style-name="T67">"username"</text:span><text:span text:style-name="T63">, username))</text:span><text:span text:style-name="T63"><text:line-break/></text:span><text:span text:style-name="T63"> <text:s text:c="5"/>.map(</text:span><text:span text:style-name="T66">scalaMapper2MongoMapper </text:span><text:span text:style-name="T63">{ doc =&gt; </text:span><text:span text:style-name="T66">Order</text:span><text:span text:style-name="T63">(doc) })</text:span><text:span text:style-name="T63"><text:line-break/></text:span><text:span text:style-name="T63"> <text:s text:c="5"/>.into(</text:span><text:span text:style-name="T62">new </text:span><text:span text:style-name="T63">JArrayList[Order], callback)</text:span><text:span text:style-name="T63"><text:line-break/></text:span><text:span text:style-name="T63"> <text:s/>}</text:span><text:span text:style-name="T63"><text:line-break/></text:span><text:span text:style-name="T63"><text:line-break/></text:span><text:span text:style-name="T63"> <text:s/></text:span><text:span text:style-name="T62">def </text:span><text:span text:style-name="T68">findOrdersByUsername(username: </text:span><text:span text:style-name="T69">String</text:span><text:span text:style-name="T68">): </text:span><text:span text:style-name="T80">Future[</text:span><text:span text:style-name="T81">Seq</text:span><text:span text:style-name="T80">[Order]]</text:span><text:span text:style-name="T68"> = {</text:span><text:span text:style-name="T68"><text:line-break/></text:span><text:span text:style-name="T68"/></text:p>
            <text:p><text:span text:style-name="T68"><text:s text:c="4"/></text:span><text:span text:style-name="T62">val </text:span><text:span text:style-name="T68">promise = </text:span><text:span text:style-name="T70">Promise</text:span><text:span text:style-name="T68">[</text:span><text:span text:style-name="T81">Seq</text:span><text:span text:style-name="T68">[Order]]</text:span><text:span text:style-name="T68"><text:line-break/></text:span><text:span text:style-name="T68"><text:line-break/></text:span><text:span text:style-name="T68"> <text:s text:c="3"/></text:span><text:span text:style-name="T70">_findOrdersByUsername</text:span><text:span text:style-name="T80">(username): </text:span><text:span text:style-name="T82">new </text:span><text:span text:style-name="T80">SingleResultCallback[</text:span><text:span text:style-name="T81">JList</text:span><text:span text:style-name="T80">[Order]]() {</text:span><text:span text:style-name="T80"><text:line-break/></text:span><text:span text:style-name="T80"><text:line-break/></text:span><text:span text:style-name="T80"> <text:s text:c="5"/></text:span><text:span text:style-name="T82">override def </text:span><text:span text:style-name="T80">onResult(orders: </text:span><text:span text:style-name="T81">JList</text:span><text:span text:style-name="T80">[Order], t: </text:span><text:span text:style-name="T81">Throwable</text:span><text:span text:style-name="T80">): Unit = {</text:span><text:span text:style-name="T80"><text:line-break/></text:span><text:span text:style-name="T80"> <text:s text:c="7"/></text:span><text:span text:style-name="T82">if </text:span><text:span text:style-name="T80">(t == </text:span><text:span text:style-name="T82">null</text:span><text:span text:style-name="T80">) {</text:span><text:span text:style-name="T80"><text:line-break/></text:span><text:span text:style-name="T80"> <text:s text:c="9"/>promise.success(jListToSeq(orders))</text:span><text:span text:style-name="T80"><text:line-break/></text:span><text:span text:style-name="T80"> <text:s text:c="7"/>} </text:span><text:span text:style-name="T82">else </text:span><text:span text:style-name="T80">{</text:span><text:span text:style-name="T80"><text:line-break/></text:span><text:span text:style-name="T80"> <text:s text:c="9"/>promise.failure(t)</text:span><text:span text:style-name="T80"><text:line-break/></text:span><text:span text:style-name="T80"> <text:s text:c="7"/>}</text:span><text:span text:style-name="T80"><text:line-break/></text:span><text:span text:style-name="T80"> <text:s text:c="5"/>}</text:span><text:span text:style-name="T80"><text:line-break/></text:span><text:span text:style-name="T80"> <text:s text:c="3"/>})</text:span><text:span text:style-name="T80"><text:line-break/></text:span><text:span text:style-name="T80"><text:line-break/></text:span><text:span text:style-name="T80"> <text:s text:c="3"/>promise.future</text:span><text:span text:style-name="T80"><text:line-break/></text:span><text:span text:style-name="T80"> <text:s/>}</text:span><text:span text:style-name="T80"><text:line-break/></text:span><text:span text:style-name="T68">}</text:span><text:span text:style-name="T71"><text:line-break/></text:span><text:span text:style-name="T71"/></text:p>
          </draw:text-box>
        </draw:frame>
        <presentation:notes draw:style-name="dp2">
          <draw:page-thumbnail draw:style-name="gr1" draw:layer="layout" svg:width="14.848cm" svg:height="11.136cm" svg:x="3.075cm" svg:y="2.257cm" draw:page-number="27" presentation:class="page"/>
          <draw:frame presentation:style-name="pr3" draw:text-style-name="P9" draw:layer="layout" svg:width="16.799cm" svg:height="13.364cm" svg:x="2.1cm" svg:y="14.107cm" presentation:class="notes" presentation:placeholder="true">
            <draw:text-box/>
          </draw:frame>
        </presentation:notes>
      </draw:page>
      <draw:page draw:name="page28"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p><text:span text:style-name="T77">Example 5: Async Mongo Java driver + async db access with </text:span><text:span text:style-name="T78">Future</text:span><text:span text:style-name="T79"> and </text:span><text:span text:style-name="T78">Promise</text:span></text:p>
          </draw:text-box>
        </draw:frame>
        <draw:frame presentation:style-name="pr6" draw:layer="layout" svg:width="25.199cm" svg:height="12.179cm" svg:x="1.4cm" svg:y="4.914cm" presentation:class="outline" presentation:user-transformed="true">
          <draw:text-box>
            <text:p><text:span text:style-name="T52"/></text:p>
            <text:list text:style-name="L2">
              <text:list-item>
                <text:p>We use the asynchronous callback based Mongo driver.</text:p>
              </text:list-item>
              <text:list-item>
                <text:p>The callback function completes the <text:span text:style-name="T54">Promise</text:span>. Callback code remains encapsulated inside the DAO and does not pollute application logic. → Thus “Callback Hell“ is avoided.</text:p>
              </text:list-item>
              <text:list-item>
                <text:p>There is no blocking code neither in the driver nor in the application code.</text:p>
              </text:list-item>
              <text:list-item>
                <text:p>The solution is completely reactive.</text:p>
              </text:list-item>
            </text:list>
          </draw:text-box>
        </draw:frame>
        <presentation:notes draw:style-name="dp2">
          <draw:page-thumbnail draw:style-name="gr1" draw:layer="layout" svg:width="14.848cm" svg:height="11.136cm" svg:x="3.075cm" svg:y="2.257cm" draw:page-number="28" presentation:class="page"/>
          <draw:frame presentation:style-name="pr3" draw:text-style-name="P9" draw:layer="layout" svg:width="16.799cm" svg:height="13.364cm" svg:x="2.1cm" svg:y="14.107cm" presentation:class="notes" presentation:placeholder="true">
            <draw:text-box/>
          </draw:frame>
        </presentation:notes>
      </draw:page>
      <draw:page draw:name="page29" draw:style-name="dp1" draw:master-page-name="Standard" presentation:presentation-page-layout-name="AL2T1">
        <office:forms form:automatic-focus="false" form:apply-design-mode="false"/>
        <draw:frame presentation:style-name="pr4" draw:text-style-name="P16" draw:layer="layout" svg:width="25.199cm" svg:height="3.506cm" svg:x="1.4cm" svg:y="0.837cm" presentation:class="title">
          <draw:text-box>
            <text:p><text:span text:style-name="T37">MongoDB Scala Driver (async)</text:span></text:p>
          </draw:text-box>
        </draw:frame>
        <draw:frame presentation:style-name="pr6" draw:layer="layout" svg:width="25.199cm" svg:height="15.086cm" svg:x="1.4cm" svg:y="5.414cm" presentation:class="outline" presentation:user-transformed="true">
          <draw:text-box>
            <text:p>“The Scala driver is free of dependencies on any third-party frameworks for asynchronous programming. To achieve this the Scala API makes use of an custom implementation of the Observer pattern which comprises three traits:</text:p>
            <text:list text:style-name="L2">
              <text:list-item>
                <text:p>Observable</text:p>
              </text:list-item>
              <text:list-item>
                <text:p>Observer</text:p>
              </text:list-item>
              <text:list-item>
                <text:p>Subscription</text:p>
              </text:list-item>
            </text:list>
            <text:p>… The MongoDB Scala Driver is built upon the callback-driven MongoDB async driver. The API mirrors the async driver API and any methods that cause network IO return an instance of the Observable[T] where T is the type of response for the operation“. (quote from the doc)<text:span text:style-name="T61"><text:line-break/></text:span><text:span text:style-name="T61"/></text:p>
          </draw:text-box>
        </draw:frame>
        <presentation:notes draw:style-name="dp2">
          <draw:page-thumbnail draw:style-name="gr1" draw:layer="layout" svg:width="14.848cm" svg:height="11.136cm" svg:x="3.075cm" svg:y="2.257cm" draw:page-number="29" presentation:class="page"/>
          <draw:frame presentation:style-name="pr3" draw:text-style-name="P9" draw:layer="layout" svg:width="16.799cm" svg:height="13.364cm" svg:x="2.1cm" svg:y="14.107cm" presentation:class="notes" presentation:placeholder="true">
            <draw:text-box/>
          </draw:frame>
        </presentation:notes>
      </draw:page>
      <draw:page draw:name="page30" draw:style-name="dp1" draw:master-page-name="Standard" presentation:presentation-page-layout-name="AL2T1">
        <office:forms form:automatic-focus="false" form:apply-design-mode="false"/>
        <draw:frame presentation:style-name="pr4" draw:text-style-name="P16" draw:layer="layout" svg:width="25.199cm" svg:height="3.506cm" svg:x="1.4cm" svg:y="0.837cm" presentation:class="title">
          <draw:text-box>
            <text:p><text:span text:style-name="T37">MongoDB Scala Driver (async)</text:span></text:p>
          </draw:text-box>
        </draw:frame>
        <draw:frame presentation:style-name="pr6" draw:layer="layout" svg:width="25.199cm" svg:height="15.086cm" svg:x="1.4cm" svg:y="5.414cm" presentation:class="outline" presentation:user-transformed="true">
          <draw:text-box>
            <text:p>See:</text:p>
            <text:p text:style-name="P12"><text:span text:style-name="T38"><text:a xlink:href="https://mongodb.github.io/mongo-scala-driver/1.1" xlink:type="simple">https://mongodb.github.io/mongo-scala-driver/1.1</text:a></text:span></text:p>
            <text:list text:style-name="L2">
              <text:list-item>
                <text:p>SBT:</text:p>
              </text:list-item>
            </text:list>
            <text:p text:style-name="P12"><text:span text:style-name="T83">libraryDependencies </text:span><text:span text:style-name="T61">+= </text:span><text:span text:style-name="T84">"org.mongodb.scala" </text:span><text:span text:style-name="T61">% </text:span><text:span text:style-name="T84">"mongo-scala-driver" </text:span><text:span text:style-name="T61">% </text:span><text:span text:style-name="T84">"1.1.1"</text:span></text:p>
            <text:list text:continue-numbering="true" text:style-name="L2">
              <text:list-item>
                <text:p text:style-name="P13">Imports:</text:p>
              </text:list-item>
            </text:list>
            <text:p text:style-name="P17"><text:span text:style-name="T59">import </text:span><text:span text:style-name="T60">com.mongodb.scala.MongoClient;</text:span><text:span text:style-name="T60"><text:line-break/></text:span><text:span text:style-name="T59">import </text:span><text:span text:style-name="T60">com.mongodb.scala.MongoCollection;</text:span><text:span text:style-name="T60"><text:line-break/></text:span><text:span text:style-name="T59">import </text:span><text:span text:style-name="T61">com.mongodb.scala.MongoDatabase;</text:span><text:span text:style-name="T61"><text:line-break/></text:span><text:span text:style-name="T61"/></text:p>
          </draw:text-box>
        </draw:frame>
        <presentation:notes draw:style-name="dp2">
          <draw:page-thumbnail draw:style-name="gr1" draw:layer="layout" svg:width="14.848cm" svg:height="11.136cm" svg:x="3.075cm" svg:y="2.257cm" draw:page-number="30" presentation:class="page"/>
          <draw:frame presentation:style-name="pr3" draw:text-style-name="P9" draw:layer="layout" svg:width="16.799cm" svg:height="13.364cm" svg:x="2.1cm" svg:y="14.107cm" presentation:class="notes" presentation:placeholder="true">
            <draw:text-box/>
          </draw:frame>
        </presentation:notes>
      </draw:page>
      <draw:page draw:name="page31" draw:style-name="dp1" draw:master-page-name="Standard" presentation:presentation-page-layout-name="AL2T1">
        <office:forms form:automatic-focus="false" form:apply-design-mode="false"/>
        <draw:frame presentation:style-name="pr4" draw:text-style-name="P18" draw:layer="layout" svg:width="25.199cm" svg:height="3.506cm" svg:x="1.4cm" svg:y="0.837cm" presentation:class="title" presentation:user-transformed="true">
          <draw:text-box>
            <text:p><text:span text:style-name="T2">Example 6: Mongo Scala driver + async db access with </text:span><text:span text:style-name="T53">MongoObservable</text:span><text:span text:style-name="T2">s</text:span></text:p>
          </draw:text-box>
        </draw:frame>
        <draw:frame presentation:style-name="pr6" draw:layer="layout" svg:width="25.199cm" svg:height="12.179cm" svg:x="1.542cm" svg:y="5.147cm" presentation:class="outline" presentation:user-transformed="true">
          <draw:text-box>
            <text:p/>
            <text:p><text:span text:style-name="T39"/></text:p>
          </draw:text-box>
        </draw:frame>
        <draw:frame draw:style-name="gr5" draw:text-style-name="P22" draw:layer="layout" svg:width="25.199cm" svg:height="15.227cm" svg:x="1.542cm" svg:y="5.47cm">
          <draw:text-box>
            <text:p text:style-name="P11"><text:span text:style-name="T40">object </text:span><text:span text:style-name="T45">dao {</text:span><text:span text:style-name="T45"><text:line-break/></text:span><text:span text:style-name="T45"><text:line-break/></text:span><text:span text:style-name="T45"> <text:s/></text:span><text:span text:style-name="T40">private def </text:span><text:span text:style-name="T45">_findOrdersByUsername(</text:span><text:span text:style-name="T45"><text:line-break/></text:span><text:span text:style-name="T45"> <text:s text:c="3"/></text:span><text:span text:style-name="T45"><text:tab/></text:span><text:span text:style-name="T45"><text:tab/></text:span><text:span text:style-name="T45"><text:tab/></text:span><text:span text:style-name="T85"><text:tab/></text:span><text:span text:style-name="T85"><text:tab/></text:span><text:span text:style-name="T46">username: </text:span><text:span text:style-name="T74">String</text:span><text:span text:style-name="T46">): </text:span><text:span text:style-name="T74">MongoObservable</text:span><text:span text:style-name="T46">[</text:span><text:span text:style-name="T74">Seq</text:span><text:span text:style-name="T46">[Order]] = {</text:span><text:span text:style-name="T85"><text:line-break/></text:span><text:span text:style-name="T45"> <text:s text:c="3"/></text:span><text:span text:style-name="T85">ordersCollection</text:span><text:span text:style-name="T85"><text:line-break/></text:span><text:span text:style-name="T85"> <text:s text:c="5"/></text:span><text:span text:style-name="T45">.find(Filters.</text:span><text:span text:style-name="T46">eq</text:span><text:span text:style-name="T45">(</text:span><text:span text:style-name="T48">"username"</text:span><text:span text:style-name="T45">, username))</text:span><text:span text:style-name="T45"><text:line-break/></text:span><text:span text:style-name="T45"> <text:s text:c="5"/>.map(doc =&gt; </text:span><text:span text:style-name="T46">Order</text:span><text:span text:style-name="T45">(doc))</text:span><text:span text:style-name="T45"><text:line-break/></text:span><text:span text:style-name="T45"> <text:s text:c="5"/>.collect()</text:span><text:span text:style-name="T45"><text:line-break/></text:span><text:span text:style-name="T45"> <text:s/>}</text:span><text:span text:style-name="T45"><text:line-break/></text:span><text:span text:style-name="T45"><text:line-break/></text:span><text:span text:style-name="T45"> <text:s/></text:span><text:span text:style-name="T40">def </text:span><text:span text:style-name="T45">findOrdersByUsername(username: </text:span><text:span text:style-name="T50">String</text:span><text:span text:style-name="T45">): </text:span><text:span text:style-name="T86">MongoObservable</text:span><text:span text:style-name="T44">[</text:span><text:span text:style-name="T86">Seq</text:span><text:span text:style-name="T44">[Order]]</text:span><text:span text:style-name="T45"> = {</text:span><text:span text:style-name="T45"><text:line-break/></text:span><text:span text:style-name="T45"> <text:s text:c="3"/></text:span><text:span text:style-name="T46">_findOrdersByUsername</text:span><text:span text:style-name="T45">(username)</text:span><text:span text:style-name="T45"><text:line-break/></text:span><text:span text:style-name="T45"> <text:s/>}</text:span><text:span text:style-name="T45"><text:line-break/></text:span><text:span text:style-name="T45">}</text:span><text:span text:style-name="T51"><text:line-break/></text:span><text:span text:style-name="T51"/></text:p>
            <text:p><text:span text:style-name="T45"><text:s text:c="3"/></text:span><text:span text:style-name="T45">. . .</text:span></text:p>
            <text:p><text:span text:style-name="T45"><text:line-break/></text:span><text:span text:style-name="T45"> <text:s text:c="2"/></text:span><text:span text:style-name="T87">val </text:span><text:span text:style-name="T85">obsOrders</text:span><text:span text:style-name="T46">: </text:span><text:span text:style-name="T74">MongoObservable</text:span><text:span text:style-name="T46">[</text:span><text:span text:style-name="T74">Seq</text:span><text:span text:style-name="T46">[Order]]</text:span><text:span text:style-name="T85"> </text:span><text:span text:style-name="T58">= dao.</text:span><text:span text:style-name="T46">findOrdersByUsername</text:span><text:span text:style-name="T58">(</text:span><text:span text:style-name="T75">"lisa"</text:span><text:span text:style-name="T58">)</text:span><text:span text:style-name="T58"><text:line-break/></text:span><text:span text:style-name="T58"><text:line-break/></text:span><text:span text:style-name="T58"> <text:s text:c="2"/></text:span><text:span text:style-name="T85">obsOrders</text:span><text:span text:style-name="T58">.subscribe(</text:span><text:span text:style-name="T87">new </text:span><text:span text:style-name="T58">Observer[</text:span><text:span text:style-name="T88">Seq</text:span><text:span text:style-name="T58">[Order]] {</text:span><text:span text:style-name="T58"><text:line-break/></text:span><text:span text:style-name="T58"> <text:s text:c="4"/></text:span><text:span text:style-name="T87">override def </text:span><text:span text:style-name="T58">onNext(order: </text:span><text:span text:style-name="T88">Seq</text:span><text:span text:style-name="T58">[Order]): Unit = </text:span><text:span text:style-name="T46">println</text:span><text:span text:style-name="T58">(order)</text:span><text:span text:style-name="T58"><text:line-break/></text:span><text:span text:style-name="T58"> <text:s text:c="4"/></text:span><text:span text:style-name="T87">override def </text:span><text:span text:style-name="T58">onComplete(): Unit = </text:span><text:span text:style-name="T46">println</text:span><text:span text:style-name="T58">(</text:span><text:span text:style-name="T75">"----- DONE -----"</text:span><text:span text:style-name="T58">)</text:span><text:span text:style-name="T58"><text:line-break/></text:span><text:span text:style-name="T58"> <text:s text:c="4"/></text:span><text:span text:style-name="T87">override def </text:span><text:span text:style-name="T58">onError(t: </text:span><text:span text:style-name="T88">Throwable</text:span><text:span text:style-name="T58">): Unit = t.printStackTrace()</text:span><text:span text:style-name="T58"><text:line-break/></text:span><text:span text:style-name="T58"> <text:s text:c="2"/>})</text:span><text:span text:style-name="T58"><text:line-break/></text:span><text:span text:style-name="T58"><text:line-break/></text:span><text:span text:style-name="T58"/></text:p>
          </draw:text-box>
        </draw:frame>
        <presentation:notes draw:style-name="dp2">
          <draw:page-thumbnail draw:style-name="gr1" draw:layer="layout" svg:width="14.848cm" svg:height="11.136cm" svg:x="3.075cm" svg:y="2.257cm" draw:page-number="31" presentation:class="page"/>
          <draw:frame presentation:style-name="pr3" draw:text-style-name="P9" draw:layer="layout" svg:width="16.799cm" svg:height="13.364cm" svg:x="2.1cm" svg:y="14.107cm" presentation:class="notes" presentation:placeholder="true">
            <draw:text-box/>
          </draw:frame>
        </presentation:notes>
      </draw:page>
      <draw:page draw:name="page32"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p><text:span text:style-name="T2">Example 6: Mongo Scala driver + async db access with </text:span><text:span text:style-name="T53">MongoObservable</text:span><text:span text:style-name="T2">s</text:span></text:p>
          </draw:text-box>
        </draw:frame>
        <draw:frame presentation:style-name="pr6" draw:layer="layout" svg:width="25.199cm" svg:height="12.179cm" svg:x="1.4cm" svg:y="4.914cm" presentation:class="outline" presentation:user-transformed="true">
          <draw:text-box>
            <text:p><text:span text:style-name="T52"/></text:p>
            <text:list text:style-name="L2">
              <text:list-item>
                <text:p>We use the async Mongo Scala driver.</text:p>
              </text:list-item>
              <text:list-item>
                <text:p>This driver internally uses the Mongo async Java driver.</text:p>
              </text:list-item>
              <text:list-item>
                <text:p>The DAO function returns a <text:span text:style-name="T54">MongoObservable</text:span> which is a convenient source of a stream processing pipeline.</text:p>
              </text:list-item>
              <text:list-item>
                <text:p>There is no blocking code neither in the driver nor in the application code.</text:p>
              </text:list-item>
              <text:list-item>
                <text:p>The solution is completely reactive.</text:p>
              </text:list-item>
              <text:list-item>
                <text:p>Elegant streaming solution.</text:p>
              </text:list-item>
              <text:list-item>
                <text:p>The functionality is a bit reduced compared to the rich set of operators in RxJava or Akka Streams.</text:p>
              </text:list-item>
            </text:list>
          </draw:text-box>
        </draw:frame>
        <presentation:notes draw:style-name="dp2">
          <draw:page-thumbnail draw:style-name="gr1" draw:layer="layout" svg:width="14.848cm" svg:height="11.136cm" svg:x="3.075cm" svg:y="2.257cm" draw:page-number="32" presentation:class="page"/>
          <draw:frame presentation:style-name="pr3" draw:text-style-name="P9" draw:layer="layout" svg:width="16.799cm" svg:height="13.364cm" svg:x="2.1cm" svg:y="14.107cm" presentation:class="notes" presentation:placeholder="true">
            <draw:text-box/>
          </draw:frame>
        </presentation:notes>
      </draw:page>
      <draw:page draw:name="page33" draw:style-name="dp1" draw:master-page-name="Standard" presentation:presentation-page-layout-name="AL2T1">
        <office:forms form:automatic-focus="false" form:apply-design-mode="false"/>
        <draw:frame presentation:style-name="pr4" draw:text-style-name="P25" draw:layer="layout" svg:width="25.199cm" svg:height="3.506cm" svg:x="1.4cm" svg:y="0.836cm" presentation:class="title" presentation:user-transformed="true">
          <draw:text-box>
            <text:p text:style-name="P25"><text:span text:style-name="T89">Example 7: Mongo Scala driver + async db access with </text:span><text:span text:style-name="T90">MongoObservable</text:span><text:span text:style-name="T91"> + </text:span><text:span text:style-name="T90">rx.Observable</text:span></text:p>
          </draw:text-box>
        </draw:frame>
        <draw:frame presentation:style-name="pr6" draw:layer="layout" svg:width="25.199cm" svg:height="12.179cm" svg:x="1.542cm" svg:y="5.147cm" presentation:class="outline" presentation:user-transformed="true">
          <draw:text-box>
            <text:p/>
            <text:p><text:span text:style-name="T39"/></text:p>
          </draw:text-box>
        </draw:frame>
        <draw:frame draw:style-name="gr6" draw:text-style-name="P22" draw:layer="layout" svg:width="25.199cm" svg:height="15.066cm" svg:x="1.542cm" svg:y="5.47cm">
          <draw:text-box>
            <text:p text:style-name="P11"><text:span text:style-name="T40">object </text:span><text:span text:style-name="T45">dao {</text:span><text:span text:style-name="T45"><text:line-break/></text:span><text:span text:style-name="T45"><text:line-break/></text:span><text:span text:style-name="T45"> <text:s/></text:span><text:span text:style-name="T40">private def </text:span><text:span text:style-name="T45">_findOrdersByUsername(</text:span><text:span text:style-name="T45"><text:line-break/></text:span><text:span text:style-name="T45"> <text:s/></text:span><text:span text:style-name="T45"><text:tab/></text:span><text:span text:style-name="T45"><text:tab/></text:span><text:span text:style-name="T45"><text:tab/></text:span><text:span text:style-name="T45"><text:tab/></text:span><text:span text:style-name="T45"><text:tab/></text:span><text:span text:style-name="T45"><text:tab/></text:span><text:span text:style-name="T45">username: </text:span><text:span text:style-name="T50">String</text:span><text:span text:style-name="T45">): </text:span><text:span text:style-name="T50">MongoObservable</text:span><text:span text:style-name="T45">[</text:span><text:span text:style-name="T50">Seq</text:span><text:span text:style-name="T45">[Order]] = {</text:span><text:span text:style-name="T45"><text:line-break/></text:span><text:span text:style-name="T45"> <text:s text:c="3"/></text:span><text:span text:style-name="T85">ordersCollection</text:span><text:span text:style-name="T85"><text:line-break/></text:span><text:span text:style-name="T85"> <text:s text:c="5"/></text:span><text:span text:style-name="T45">.find(Filters.</text:span><text:span text:style-name="T46">eq</text:span><text:span text:style-name="T45">(</text:span><text:span text:style-name="T48">"username"</text:span><text:span text:style-name="T45">, username))</text:span><text:span text:style-name="T45"><text:line-break/></text:span><text:span text:style-name="T45"> <text:s text:c="5"/>.map(doc =&gt; </text:span><text:span text:style-name="T46">Order</text:span><text:span text:style-name="T45">(doc))</text:span><text:span text:style-name="T45"><text:line-break/></text:span><text:span text:style-name="T45"> <text:s text:c="5"/>.collect()</text:span><text:span text:style-name="T45"><text:line-break/></text:span><text:span text:style-name="T45"> <text:s/>}</text:span><text:span text:style-name="T45"><text:line-break/></text:span><text:span text:style-name="T45"><text:line-break/></text:span><text:span text:style-name="T45"> <text:s/></text:span><text:span text:style-name="T40">def </text:span><text:span text:style-name="T45">findOrdersByUsername(username: </text:span><text:span text:style-name="T50">String</text:span><text:span text:style-name="T45">): </text:span><text:span text:style-name="T44">rx.Observable[</text:span><text:span text:style-name="T86">Seq</text:span><text:span text:style-name="T44">[Order]]</text:span><text:span text:style-name="T45"> = {</text:span><text:span text:style-name="T45"><text:line-break/></text:span><text:span text:style-name="T45"> <text:s text:c="3"/>RxScalaConversions.</text:span><text:span text:style-name="T46">observableToRxObservable</text:span><text:span text:style-name="T45">(</text:span><text:span text:style-name="T46">_findOrdersByUsername</text:span><text:span text:style-name="T45">(username))</text:span><text:span text:style-name="T45"><text:line-break/></text:span><text:span text:style-name="T45"> <text:s/>}</text:span><text:span text:style-name="T45"><text:line-break/></text:span><text:span text:style-name="T45">}</text:span><text:span text:style-name="T51"><text:line-break/></text:span><text:span text:style-name="T51"/></text:p>
            <text:p><text:span text:style-name="T45"><text:s text:c="3"/></text:span><text:span text:style-name="T45">. . .</text:span></text:p>
            <text:p><text:span text:style-name="T45"/></text:p>
            <text:p text:style-name="P11"><text:span text:style-name="T58"><text:s text:c="3"/></text:span><text:span text:style-name="T87">val </text:span><text:span text:style-name="T85">obsOrders</text:span><text:span text:style-name="T46">: rx.Observable</text:span><text:span text:style-name="T46">[</text:span><text:span text:style-name="T74">Seq</text:span><text:span text:style-name="T46">[Order]]</text:span><text:span text:style-name="T85"> </text:span><text:span text:style-name="T58">= dao.</text:span><text:span text:style-name="T46">findOrdersByUsername</text:span><text:span text:style-name="T58">(</text:span><text:span text:style-name="T75">"lisa"</text:span><text:span text:style-name="T58">)</text:span><text:span text:style-name="T58"><text:line-break/></text:span><text:span text:style-name="T58"><text:line-break/></text:span><text:span text:style-name="T58"> <text:s text:c="2"/></text:span><text:span text:style-name="T85">obsOrders</text:span><text:span text:style-name="T58">.subscribe(</text:span><text:span text:style-name="T87">new </text:span><text:span text:style-name="T58">Observer[</text:span><text:span text:style-name="T88">Seq</text:span><text:span text:style-name="T58">[Order]] {</text:span><text:span text:style-name="T58"><text:line-break/></text:span><text:span text:style-name="T58"> <text:s text:c="4"/></text:span><text:span text:style-name="T87">override def </text:span><text:span text:style-name="T58">onNext(order: </text:span><text:span text:style-name="T88">Seq</text:span><text:span text:style-name="T58">[Order]): Unit = </text:span><text:span text:style-name="T46">println</text:span><text:span text:style-name="T58">(order)</text:span><text:span text:style-name="T58"><text:line-break/></text:span><text:span text:style-name="T58"> <text:s text:c="4"/></text:span><text:span text:style-name="T87">override def </text:span><text:span text:style-name="T58">onCompleted(): Unit = </text:span><text:span text:style-name="T46">println</text:span><text:span text:style-name="T58">(</text:span><text:span text:style-name="T75">"----- DONE -----"</text:span><text:span text:style-name="T58">)</text:span><text:span text:style-name="T58"><text:line-break/></text:span><text:span text:style-name="T58"> <text:s text:c="4"/></text:span><text:span text:style-name="T87">override def </text:span><text:span text:style-name="T58">onError(t: </text:span><text:span text:style-name="T88">Throwable</text:span><text:span text:style-name="T58">): Unit = t.printStackTrace()</text:span><text:span text:style-name="T58"><text:line-break/></text:span><text:span text:style-name="T58"> <text:s text:c="2"/>})</text:span><text:span text:style-name="T58"><text:line-break/></text:span><text:span text:style-name="T80"><text:line-break/></text:span><text:span text:style-name="T80"/></text:p>
          </draw:text-box>
        </draw:frame>
        <presentation:notes draw:style-name="dp2">
          <draw:page-thumbnail draw:style-name="gr1" draw:layer="layout" svg:width="14.848cm" svg:height="11.136cm" svg:x="3.075cm" svg:y="2.257cm" draw:page-number="33" presentation:class="page"/>
          <draw:frame presentation:style-name="pr3" draw:text-style-name="P9" draw:layer="layout" svg:width="16.799cm" svg:height="13.364cm" svg:x="2.1cm" svg:y="14.107cm" presentation:class="notes" presentation:placeholder="true">
            <draw:text-box/>
          </draw:frame>
        </presentation:notes>
      </draw:page>
      <draw:page draw:name="page34"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p text:style-name="P25"><text:span text:style-name="T89">Example 7: Mongo Scala driver + async db access with </text:span><text:span text:style-name="T90">MongoObservable</text:span><text:span text:style-name="T91"> + </text:span><text:span text:style-name="T90">rx.Observable</text:span></text:p>
          </draw:text-box>
        </draw:frame>
        <draw:frame presentation:style-name="pr6" draw:layer="layout" svg:width="25.199cm" svg:height="12.179cm" svg:x="1.4cm" svg:y="4.914cm" presentation:class="outline" presentation:user-transformed="true">
          <draw:text-box>
            <text:p><text:span text:style-name="T52"/></text:p>
            <text:list text:style-name="L2">
              <text:list-item>
                <text:p>We use the async Mongo Scala driver.</text:p>
              </text:list-item>
              <text:list-item>
                <text:p>This driver internally uses the Mongo async driver.</text:p>
              </text:list-item>
              <text:list-item>
                <text:p>The DAO function returns an <text:span text:style-name="T54">rx.Observable</text:span> which is a convenient source of a stream processing pipeline.</text:p>
              </text:list-item>
              <text:list-item>
                <text:p>There is no blocking code neither in the driver nor in the application code.</text:p>
              </text:list-item>
              <text:list-item>
                <text:p>The solution is completely reactive.</text:p>
              </text:list-item>
              <text:list-item>
                <text:p>Elegant streaming solution.</text:p>
              </text:list-item>
            </text:list>
          </draw:text-box>
        </draw:frame>
        <presentation:notes draw:style-name="dp2">
          <draw:page-thumbnail draw:style-name="gr1" draw:layer="layout" svg:width="14.848cm" svg:height="11.136cm" svg:x="3.075cm" svg:y="2.257cm" draw:page-number="34" presentation:class="page"/>
          <draw:frame presentation:style-name="pr3" draw:text-style-name="P9" draw:layer="layout" svg:width="16.799cm" svg:height="13.364cm" svg:x="2.1cm" svg:y="14.107cm" presentation:class="notes" presentation:placeholder="true">
            <draw:text-box/>
          </draw:frame>
        </presentation:notes>
      </draw:page>
      <draw:page draw:name="page35" draw:style-name="dp1" draw:master-page-name="Standard" presentation:presentation-page-layout-name="AL2T1">
        <office:forms form:automatic-focus="false" form:apply-design-mode="false"/>
        <draw:frame presentation:style-name="pr4" draw:text-style-name="P21" draw:layer="layout" svg:width="25.199cm" svg:height="3.787cm" svg:x="1.4cm" svg:y="0.697cm" presentation:class="title" presentation:user-transformed="true">
          <draw:text-box>
            <text:p text:style-name="P25"><text:span text:style-name="T89">Example 8: Mongo Scala driver + async db access with </text:span><text:span text:style-name="T90">MongoObservable + </text:span><text:span text:style-name="T91">Reactive Streams Interface + </text:span><text:span text:style-name="T90">rx.Observable</text:span></text:p>
          </draw:text-box>
        </draw:frame>
        <draw:frame presentation:style-name="pr6" draw:layer="layout" svg:width="25.199cm" svg:height="12.179cm" svg:x="1.542cm" svg:y="5.147cm" presentation:class="outline" presentation:user-transformed="true">
          <draw:text-box>
            <text:p/>
            <text:p><text:span text:style-name="T39"/></text:p>
          </draw:text-box>
        </draw:frame>
        <draw:frame draw:style-name="gr7" draw:text-style-name="P22" draw:layer="layout" svg:width="25.199cm" svg:height="15.642cm" svg:x="1.542cm" svg:y="5.37cm">
          <draw:text-box>
            <text:p text:style-name="P11"><text:span text:style-name="T40">object </text:span><text:span text:style-name="T45">dao {</text:span><text:span text:style-name="T45"><text:line-break/></text:span><text:span text:style-name="T45"><text:line-break/></text:span><text:span text:style-name="T45"> <text:s/></text:span><text:span text:style-name="T40">private def </text:span><text:span text:style-name="T45">_findOrdersByUsername(</text:span><text:span text:style-name="T45"><text:line-break/></text:span><text:span text:style-name="T45"> <text:s/></text:span><text:span text:style-name="T45"><text:tab/></text:span><text:span text:style-name="T45"><text:tab/></text:span><text:span text:style-name="T45"><text:tab/></text:span><text:span text:style-name="T45"><text:tab/></text:span><text:span text:style-name="T45"><text:tab/></text:span><text:span text:style-name="T45"><text:tab/></text:span><text:span text:style-name="T45">username: </text:span><text:span text:style-name="T50">String</text:span><text:span text:style-name="T45">): </text:span><text:span text:style-name="T50">MongoObservable</text:span><text:span text:style-name="T45">[</text:span><text:span text:style-name="T50">Seq</text:span><text:span text:style-name="T45">[Order]] = {</text:span><text:span text:style-name="T45"><text:line-break/></text:span><text:span text:style-name="T45"> <text:s text:c="3"/></text:span><text:span text:style-name="T85">ordersCollection</text:span><text:span text:style-name="T85"><text:line-break/></text:span><text:span text:style-name="T85"> <text:s text:c="5"/></text:span><text:span text:style-name="T45">.find(Filters.</text:span><text:span text:style-name="T46">eq</text:span><text:span text:style-name="T45">(</text:span><text:span text:style-name="T48">"username"</text:span><text:span text:style-name="T45">, username))</text:span><text:span text:style-name="T45"><text:line-break/></text:span><text:span text:style-name="T45"> <text:s text:c="5"/>.map(doc =&gt; </text:span><text:span text:style-name="T46">Order</text:span><text:span text:style-name="T45">(doc))</text:span><text:span text:style-name="T45"><text:line-break/></text:span><text:span text:style-name="T45"> <text:s text:c="5"/>.collect()</text:span><text:span text:style-name="T45"><text:line-break/></text:span><text:span text:style-name="T45"> <text:s/>}</text:span><text:span text:style-name="T45"><text:line-break/></text:span><text:span text:style-name="T45"><text:line-break/></text:span><text:span text:style-name="T45"> <text:s/></text:span><text:span text:style-name="T40">def </text:span><text:span text:style-name="T45">findOrdersByUsername(username: </text:span><text:span text:style-name="T50">String</text:span><text:span text:style-name="T45">): </text:span><text:span text:style-name="T44">Publisher[</text:span><text:span text:style-name="T86">Seq</text:span><text:span text:style-name="T44">[Order]]</text:span><text:span text:style-name="T45"> = {</text:span><text:span text:style-name="T45"><text:line-break/></text:span><text:span text:style-name="T45"> <text:s text:c="3"/>RxStreamsConversions.</text:span><text:span text:style-name="T46">observableToPublisher</text:span><text:span text:style-name="T45">(</text:span><text:span text:style-name="T46">_findOrdersByUsername</text:span><text:span text:style-name="T45">(username))</text:span><text:span text:style-name="T45"><text:line-break/></text:span><text:span text:style-name="T45"> <text:s/>}</text:span><text:span text:style-name="T45"><text:line-break/></text:span><text:span text:style-name="T45">}</text:span><text:span text:style-name="T51"><text:line-break/></text:span><text:span text:style-name="T51"/></text:p>
            <text:p><text:span text:style-name="T45"><text:s text:c="3"/></text:span><text:span text:style-name="T45">. . .</text:span></text:p>
            <text:p><text:span text:style-name="T45"/></text:p>
            <text:p><text:span text:style-name="T58"><text:s text:c="3"/></text:span><text:span text:style-name="T87">val </text:span><text:span text:style-name="T85">pubOrders</text:span><text:span text:style-name="T46">: Publisher[</text:span><text:span text:style-name="T74">Seq</text:span><text:span text:style-name="T46">[Order]]</text:span><text:span text:style-name="T85"> </text:span><text:span text:style-name="T58">= dao.</text:span><text:span text:style-name="T46">findOrdersByUsername</text:span><text:span text:style-name="T58">(</text:span><text:span text:style-name="T75">"lisa"</text:span><text:span text:style-name="T58">)</text:span><text:span text:style-name="T58"><text:line-break/></text:span><text:span text:style-name="T58"> <text:s text:c="2"/></text:span><text:span text:style-name="T87">val </text:span><text:span text:style-name="T85">obsOrders</text:span><text:span text:style-name="T46">: rx.Observable[</text:span><text:span text:style-name="T74">Seq</text:span><text:span text:style-name="T46">[Order]]</text:span><text:span text:style-name="T85"> </text:span><text:span text:style-name="T58">= </text:span><text:span text:style-name="T58">publisherToObservable</text:span><text:span text:style-name="T58">(</text:span><text:span text:style-name="T85">pubOrders</text:span><text:span text:style-name="T58">)</text:span><text:span text:style-name="T58"><text:line-break/></text:span><text:span text:style-name="T58"><text:line-break/></text:span><text:span text:style-name="T58"> <text:s text:c="2"/></text:span><text:span text:style-name="T85">obsOrders</text:span><text:span text:style-name="T58">.subscribe(</text:span><text:span text:style-name="T87">new </text:span><text:span text:style-name="T58">Observer[</text:span><text:span text:style-name="T88">Seq</text:span><text:span text:style-name="T58">[Order]] {</text:span><text:span text:style-name="T58"><text:line-break/></text:span><text:span text:style-name="T58"> <text:s text:c="4"/></text:span><text:span text:style-name="T87">override def </text:span><text:span text:style-name="T58">onNext(order: </text:span><text:span text:style-name="T88">Seq</text:span><text:span text:style-name="T58">[Order]): Unit = </text:span><text:span text:style-name="T46">println</text:span><text:span text:style-name="T58">(order)</text:span><text:span text:style-name="T58"><text:line-break/></text:span><text:span text:style-name="T58"> <text:s text:c="4"/></text:span><text:span text:style-name="T87">override def </text:span><text:span text:style-name="T58">onCompleted(): Unit = </text:span><text:span text:style-name="T46">println</text:span><text:span text:style-name="T58">(</text:span><text:span text:style-name="T75">"----- DONE -----"</text:span><text:span text:style-name="T58">)</text:span><text:span text:style-name="T58"><text:line-break/></text:span><text:span text:style-name="T58"> <text:s text:c="4"/></text:span><text:span text:style-name="T87">override def </text:span><text:span text:style-name="T58">onError(t: </text:span><text:span text:style-name="T88">Throwable</text:span><text:span text:style-name="T58">): Unit = t.printStackTrace()</text:span><text:span text:style-name="T58"><text:line-break/></text:span><text:span text:style-name="T58"> <text:s text:c="2"/>})</text:span><text:span text:style-name="T58"><text:line-break/></text:span><text:span text:style-name="T80"><text:line-break/></text:span><text:span text:style-name="T80"/></text:p>
          </draw:text-box>
        </draw:frame>
        <presentation:notes draw:style-name="dp2">
          <draw:page-thumbnail draw:style-name="gr1" draw:layer="layout" svg:width="14.848cm" svg:height="11.136cm" svg:x="3.075cm" svg:y="2.257cm" draw:page-number="35" presentation:class="page"/>
          <draw:frame presentation:style-name="pr3" draw:text-style-name="P9" draw:layer="layout" svg:width="16.799cm" svg:height="13.364cm" svg:x="2.1cm" svg:y="14.107cm" presentation:class="notes" presentation:placeholder="true">
            <draw:text-box/>
          </draw:frame>
        </presentation:notes>
      </draw:page>
      <draw:page draw:name="page36" draw:style-name="dp1" draw:master-page-name="Standard" presentation:presentation-page-layout-name="AL2T1">
        <office:forms form:automatic-focus="false" form:apply-design-mode="false"/>
        <draw:frame presentation:style-name="pr4" draw:layer="layout" svg:width="25.199cm" svg:height="3.787cm" svg:x="1.4cm" svg:y="0.697cm" presentation:class="title" presentation:user-transformed="true">
          <draw:text-box>
            <text:p text:style-name="P25"><text:span text:style-name="T89">Example 8: Mongo Scala driver + async db access with </text:span><text:span text:style-name="T90">MongoObservable + </text:span><text:span text:style-name="T91">Reactive Streams Interface + </text:span><text:span text:style-name="T90">rx.Observable</text:span></text:p>
          </draw:text-box>
        </draw:frame>
        <draw:frame presentation:style-name="pr6" draw:layer="layout" svg:width="25.199cm" svg:height="14.886cm" svg:x="1.4cm" svg:y="4.914cm" presentation:class="outline" presentation:user-transformed="true">
          <draw:text-box>
            <text:list text:style-name="L2">
              <text:list-item>
                <text:p text:style-name="P26">We use the Mongo Scala driver.</text:p>
              </text:list-item>
              <text:list-item>
                <text:p>The DAO function returns an <text:span text:style-name="T54">org.reactivestreams.Publisher</text:span> which makes it compatible with any Reactive Streams implementation.<text:line-break/>See: <text:span text:style-name="T54">http://www.reactive-streams.org/announce-1.0.0</text:span></text:p>
              </text:list-item>
              <text:list-item>
                <text:p>You cannot do much with a <text:span text:style-name="T54">Publisher</text:span> except convert it to the native type of a compatible implementation, e.g. an RxScala <text:span text:style-name="T54">Observable</text:span>.</text:p>
              </text:list-item>
              <text:list-item>
                <text:p>Having converted the <text:span text:style-name="T54">Publisher</text:span> to an <text:span text:style-name="T54">Observable</text:span> you can use all the powerful operators of RxScala Observables.</text:p>
              </text:list-item>
              <text:list-item>
                <text:p>There is no blocking code neither in the driver nor in the application code.</text:p>
              </text:list-item>
              <text:list-item>
                <text:p>The solution is completely reactive.</text:p>
              </text:list-item>
            </text:list>
          </draw:text-box>
        </draw:frame>
        <presentation:notes draw:style-name="dp2">
          <draw:page-thumbnail draw:style-name="gr1" draw:layer="layout" svg:width="14.848cm" svg:height="11.136cm" svg:x="3.075cm" svg:y="2.257cm" draw:page-number="36" presentation:class="page"/>
          <draw:frame presentation:style-name="pr3" draw:text-style-name="P9" draw:layer="layout" svg:width="16.799cm" svg:height="13.364cm" svg:x="2.1cm" svg:y="14.107cm" presentation:class="notes" presentation:placeholder="true">
            <draw:text-box/>
          </draw:frame>
        </presentation:notes>
      </draw:page>
      <draw:page draw:name="page37" draw:style-name="dp1" draw:master-page-name="Standard" presentation:presentation-page-layout-name="AL2T1">
        <office:forms form:automatic-focus="false" form:apply-design-mode="false"/>
        <draw:frame presentation:style-name="pr4" draw:text-style-name="P27" draw:layer="layout" svg:width="25.199cm" svg:height="3.787cm" svg:x="1.4cm" svg:y="0.697cm" presentation:class="title" presentation:user-transformed="true">
          <draw:text-box>
            <text:p text:style-name="P25"><text:span text:style-name="T89">Example 9: Mongo Scala driver + async db access with </text:span><text:span text:style-name="T90">MongoObservable + </text:span><text:span text:style-name="T91">Reactive Streams Interface + Akka Streams</text:span></text:p>
          </draw:text-box>
        </draw:frame>
        <draw:frame presentation:style-name="pr6" draw:layer="layout" svg:width="25.199cm" svg:height="12.179cm" svg:x="1.542cm" svg:y="5.147cm" presentation:class="outline" presentation:user-transformed="true">
          <draw:text-box>
            <text:p/>
            <text:p><text:span text:style-name="T39"/></text:p>
          </draw:text-box>
        </draw:frame>
        <draw:frame draw:style-name="gr8" draw:text-style-name="P22" draw:layer="layout" svg:width="24.9cm" svg:height="15.227cm" svg:x="1.7cm" svg:y="5.17cm">
          <draw:text-box>
            <text:p text:style-name="P11"><text:span text:style-name="T40">object </text:span><text:span text:style-name="T45">dao {</text:span><text:span text:style-name="T45"><text:line-break/></text:span><text:span text:style-name="T45"><text:line-break/></text:span><text:span text:style-name="T45"> <text:s/></text:span><text:span text:style-name="T40">private def </text:span><text:span text:style-name="T45">_findOrdersByUsername(</text:span><text:span text:style-name="T45"><text:line-break/></text:span><text:span text:style-name="T45"> <text:s/></text:span><text:span text:style-name="T45"><text:tab/></text:span><text:span text:style-name="T45"><text:tab/></text:span><text:span text:style-name="T45"><text:tab/></text:span><text:span text:style-name="T45"><text:tab/></text:span><text:span text:style-name="T45"><text:tab/></text:span><text:span text:style-name="T45"><text:tab/></text:span><text:span text:style-name="T45">username: </text:span><text:span text:style-name="T50">String</text:span><text:span text:style-name="T45">): </text:span><text:span text:style-name="T50">MongoObservable</text:span><text:span text:style-name="T45">[</text:span><text:span text:style-name="T50">Seq</text:span><text:span text:style-name="T45">[Order]] = {</text:span><text:span text:style-name="T45"><text:line-break/></text:span><text:span text:style-name="T45"> <text:s text:c="3"/></text:span><text:span text:style-name="T85">ordersCollection</text:span><text:span text:style-name="T85"><text:line-break/></text:span><text:span text:style-name="T85"> <text:s text:c="5"/></text:span><text:span text:style-name="T45">.find(Filters.</text:span><text:span text:style-name="T46">eq</text:span><text:span text:style-name="T45">(</text:span><text:span text:style-name="T48">"username"</text:span><text:span text:style-name="T45">, username))</text:span><text:span text:style-name="T45"><text:line-break/></text:span><text:span text:style-name="T45"> <text:s text:c="5"/>.map(doc =&gt; </text:span><text:span text:style-name="T46">Order</text:span><text:span text:style-name="T45">(doc))</text:span><text:span text:style-name="T45"><text:line-break/></text:span><text:span text:style-name="T45"> <text:s text:c="5"/>.collect()</text:span><text:span text:style-name="T45"><text:line-break/></text:span><text:span text:style-name="T45"> <text:s/>}</text:span><text:span text:style-name="T45"><text:line-break/></text:span><text:span text:style-name="T45"><text:line-break/></text:span><text:span text:style-name="T45"> <text:s/></text:span><text:span text:style-name="T40">def </text:span><text:span text:style-name="T45">findOrdersByUsername(username: </text:span><text:span text:style-name="T50">String</text:span><text:span text:style-name="T45">): </text:span><text:span text:style-name="T44">Publisher[</text:span><text:span text:style-name="T86">Seq</text:span><text:span text:style-name="T44">[Order]]</text:span><text:span text:style-name="T45"> = {</text:span><text:span text:style-name="T45"><text:line-break/></text:span><text:span text:style-name="T45"> <text:s text:c="3"/>RxStreamsConversions.</text:span><text:span text:style-name="T46">observableToPublisher</text:span><text:span text:style-name="T45">(</text:span><text:span text:style-name="T46">_findOrdersByUsername</text:span><text:span text:style-name="T45">(username))</text:span><text:span text:style-name="T45"><text:line-break/></text:span><text:span text:style-name="T45"> <text:s/>}</text:span><text:span text:style-name="T45"><text:line-break/></text:span><text:span text:style-name="T45">}</text:span><text:span text:style-name="T51"><text:line-break/></text:span><text:span text:style-name="T51"/></text:p>
            <text:p><text:span text:style-name="T45"><text:s text:c="3"/></text:span><text:span text:style-name="T45">. . .</text:span></text:p>
            <text:p><text:span text:style-name="T45"/></text:p>
            <text:p><text:span text:style-name="T58"><text:s text:c="3"/></text:span><text:span text:style-name="T87">val </text:span><text:span text:style-name="T85">pubOrders</text:span><text:span text:style-name="T46">: Publisher[</text:span><text:span text:style-name="T74">Seq</text:span><text:span text:style-name="T46">[Order]]</text:span><text:span text:style-name="T85"> </text:span><text:span text:style-name="T58">= dao.</text:span><text:span text:style-name="T46">findOrdersByUsername</text:span><text:span text:style-name="T58">(</text:span><text:span text:style-name="T75">"lisa"</text:span><text:span text:style-name="T58">)</text:span><text:span text:style-name="T58"><text:line-break/></text:span><text:span text:style-name="T58"> <text:s text:c="2"/></text:span><text:span text:style-name="T87">val </text:span><text:span text:style-name="T85">srcOrders</text:span><text:span text:style-name="T46">: Source[</text:span><text:span text:style-name="T74">Seq</text:span><text:span text:style-name="T46">[Order], NotUsed]</text:span><text:span text:style-name="T85"> </text:span><text:span text:style-name="T58">= Source.</text:span><text:span text:style-name="T46">fromPublisher</text:span><text:span text:style-name="T58">(</text:span><text:span text:style-name="T85">pubOrders</text:span><text:span text:style-name="T58">)</text:span><text:span text:style-name="T58"><text:line-break/></text:span><text:span text:style-name="T58"> <text:s text:c="2"/></text:span><text:span text:style-name="T87">val </text:span><text:span text:style-name="T92">f</text:span><text:span text:style-name="T46">: Future[Done]</text:span><text:span text:style-name="T85"> </text:span><text:span text:style-name="T58">= </text:span><text:span text:style-name="T85">srcOrders</text:span><text:span text:style-name="T58">).runForeach(order =&gt; ...)</text:span><text:span text:style-name="T58"><text:line-break/></text:span><text:span text:style-name="T58"><text:line-break/></text:span><text:span text:style-name="T58"> <text:s text:c="2"/>f.onComplete(tryy =&gt; tryy </text:span><text:span text:style-name="T87">match </text:span><text:span text:style-name="T58">{</text:span><text:span text:style-name="T58"><text:line-break/></text:span><text:span text:style-name="T58"> <text:s text:c="4"/></text:span><text:span text:style-name="T87">case </text:span><text:span text:style-name="T46">Success</text:span><text:span text:style-name="T58">(_) =&gt; <text:s/>// ...</text:span><text:span text:style-name="T58"><text:line-break/></text:span><text:span text:style-name="T58"> <text:s text:c="4"/></text:span><text:span text:style-name="T87">case </text:span><text:span text:style-name="T46">Failure</text:span><text:span text:style-name="T58">(t) =&gt; <text:s/>// ...</text:span><text:span text:style-name="T58"><text:line-break/></text:span><text:span text:style-name="T58"> <text:s text:c="2"/>})</text:span><text:span text:style-name="T58"><text:line-break/></text:span><text:span text:style-name="T58"/></text:p>
          </draw:text-box>
        </draw:frame>
        <presentation:notes draw:style-name="dp2">
          <draw:page-thumbnail draw:style-name="gr1" draw:layer="layout" svg:width="14.848cm" svg:height="11.136cm" svg:x="3.075cm" svg:y="2.257cm" draw:page-number="37" presentation:class="page"/>
          <draw:frame presentation:style-name="pr3" draw:text-style-name="P9" draw:layer="layout" svg:width="16.799cm" svg:height="13.364cm" svg:x="2.1cm" svg:y="14.107cm" presentation:class="notes" presentation:placeholder="true">
            <draw:text-box/>
          </draw:frame>
        </presentation:notes>
      </draw:page>
      <draw:page draw:name="page38" draw:style-name="dp1" draw:master-page-name="Standard" presentation:presentation-page-layout-name="AL2T1">
        <office:forms form:automatic-focus="false" form:apply-design-mode="false"/>
        <draw:frame presentation:style-name="pr4" draw:layer="layout" svg:width="25.199cm" svg:height="3.787cm" svg:x="1.4cm" svg:y="0.697cm" presentation:class="title" presentation:user-transformed="true">
          <draw:text-box>
            <text:p text:style-name="P25"><text:span text:style-name="T89">Example 9: Mongo Scala driver + async db access with </text:span><text:span text:style-name="T90">MongoObservable + </text:span><text:span text:style-name="T91">Reactive Streams Interface + Akka Streams</text:span></text:p>
          </draw:text-box>
        </draw:frame>
        <draw:frame presentation:style-name="pr6" draw:layer="layout" svg:width="25.199cm" svg:height="14.886cm" svg:x="1.4cm" svg:y="4.914cm" presentation:class="outline" presentation:user-transformed="true">
          <draw:text-box>
            <text:list text:style-name="L2">
              <text:list-item>
                <text:p text:style-name="P26">We use the Mongo Scala driver.</text:p>
              </text:list-item>
              <text:list-item>
                <text:p>The DAO function returns an <text:span text:style-name="T54">org.reactivestreams.Publisher</text:span> which makes it compatible with any Reactive Streams implementation.<text:line-break/>See: <text:span text:style-name="T54">http://www.reactive-streams.org/announce-1.0.0</text:span></text:p>
              </text:list-item>
              <text:list-item>
                <text:p>You cannot do much with a <text:span text:style-name="T54">Publisher</text:span> except convert it to the native type of a compatible implementation, e.g. an Akka Streams <text:span text:style-name="T54">Source</text:span>.</text:p>
              </text:list-item>
              <text:list-item>
                <text:p>Having converted the <text:span text:style-name="T54">Publisher</text:span> to a <text:span text:style-name="T54">Source</text:span> you can use all the powerful operators available in Akka Streams.</text:p>
              </text:list-item>
              <text:list-item>
                <text:p>There is no blocking code neither in the driver nor in the application code.</text:p>
              </text:list-item>
              <text:list-item>
                <text:p>The solution is completely reactive.</text:p>
              </text:list-item>
            </text:list>
          </draw:text-box>
        </draw:frame>
        <presentation:notes draw:style-name="dp2">
          <draw:page-thumbnail draw:style-name="gr1" draw:layer="layout" svg:width="14.848cm" svg:height="11.136cm" svg:x="3.075cm" svg:y="2.257cm" draw:page-number="38" presentation:class="page"/>
          <draw:frame presentation:style-name="pr3" draw:text-style-name="P9" draw:layer="layout" svg:width="16.799cm" svg:height="13.364cm" svg:x="2.1cm" svg:y="14.107cm" presentation:class="notes" presentation:placeholder="true">
            <draw:text-box/>
          </draw:frame>
        </presentation:notes>
      </draw:page>
      <draw:page draw:name="page39" draw:style-name="dp1" draw:master-page-name="Standard" presentation:presentation-page-layout-name="AL2T1">
        <office:forms form:automatic-focus="false" form:apply-design-mode="false"/>
        <draw:frame presentation:style-name="pr4" draw:text-style-name="P27" draw:layer="layout" svg:width="25.199cm" svg:height="3.506cm" svg:x="1.4cm" svg:y="0.837cm" presentation:class="title" presentation:user-transformed="true">
          <draw:text-box>
            <text:p text:style-name="P25"><text:span text:style-name="T89">Example 10: Mongo Scala driver + async db access with </text:span><text:span text:style-name="T90">MongoObservable + </text:span><text:span text:style-name="T91">Akka Streams</text:span></text:p>
          </draw:text-box>
        </draw:frame>
        <draw:frame presentation:style-name="pr6" draw:layer="layout" svg:width="25.199cm" svg:height="12.179cm" svg:x="1.542cm" svg:y="5.147cm" presentation:class="outline" presentation:user-transformed="true">
          <draw:text-box>
            <text:p/>
            <text:p><text:span text:style-name="T39"/></text:p>
          </draw:text-box>
        </draw:frame>
        <draw:frame draw:style-name="gr9" draw:text-style-name="P19" draw:layer="layout" svg:width="25.168cm" svg:height="15.803cm" svg:x="1.573cm" svg:y="5.147cm">
          <draw:text-box>
            <text:p text:style-name="P11"><text:span text:style-name="T40">object </text:span><text:span text:style-name="T45">dao {</text:span><text:span text:style-name="T45"><text:line-break/></text:span><text:span text:style-name="T45"><text:line-break/></text:span><text:span text:style-name="T45"> <text:s/></text:span><text:span text:style-name="T40">private def </text:span><text:span text:style-name="T45">_findOrdersByUsername(</text:span><text:span text:style-name="T45"><text:line-break/></text:span><text:span text:style-name="T45"> <text:s/></text:span><text:span text:style-name="T45"><text:tab/></text:span><text:span text:style-name="T45"><text:tab/></text:span><text:span text:style-name="T45"><text:tab/></text:span><text:span text:style-name="T45"><text:tab/></text:span><text:span text:style-name="T45"><text:tab/></text:span><text:span text:style-name="T45"><text:tab/></text:span><text:span text:style-name="T45">username: </text:span><text:span text:style-name="T50">String</text:span><text:span text:style-name="T45">): </text:span><text:span text:style-name="T50">MongoObservable</text:span><text:span text:style-name="T45">[</text:span><text:span text:style-name="T50">Seq</text:span><text:span text:style-name="T45">[Order]] = {</text:span><text:span text:style-name="T45"><text:line-break/></text:span><text:span text:style-name="T45"> <text:s text:c="3"/></text:span><text:span text:style-name="T85">ordersCollection</text:span><text:span text:style-name="T85"><text:line-break/></text:span><text:span text:style-name="T85"> <text:s text:c="5"/></text:span><text:span text:style-name="T45">.find(Filters.</text:span><text:span text:style-name="T46">eq</text:span><text:span text:style-name="T45">(</text:span><text:span text:style-name="T48">"username"</text:span><text:span text:style-name="T45">, username))</text:span><text:span text:style-name="T45"><text:line-break/></text:span><text:span text:style-name="T45"> <text:s text:c="5"/>.map(doc =&gt; </text:span><text:span text:style-name="T46">Order</text:span><text:span text:style-name="T45">(doc))</text:span><text:span text:style-name="T45"><text:line-break/></text:span><text:span text:style-name="T45"> <text:s text:c="5"/>.collect()</text:span><text:span text:style-name="T45"><text:line-break/></text:span><text:span text:style-name="T45"> <text:s/>}</text:span><text:span text:style-name="T45"><text:line-break/></text:span><text:span text:style-name="T45"><text:line-break/></text:span><text:span text:style-name="T45"> <text:s/></text:span><text:span text:style-name="T40">def </text:span><text:span text:style-name="T45">findOrdersByUsername(username: </text:span><text:span text:style-name="T50">String</text:span><text:span text:style-name="T45">): </text:span><text:span text:style-name="T73">Source[</text:span><text:span text:style-name="T93">Seq</text:span><text:span text:style-name="T73">[Order], NotUsed]</text:span><text:span text:style-name="T45"> = {</text:span><text:span text:style-name="T45"><text:line-break/></text:span><text:span text:style-name="T45"> </text:span><text:span text:style-name="T58"><text:s text:c="3"/></text:span><text:span text:style-name="T87">val </text:span><text:span text:style-name="T85">pubOrders</text:span><text:span text:style-name="T46">: Publisher[</text:span><text:span text:style-name="T74">Seq</text:span><text:span text:style-name="T46">[Order]]</text:span><text:span text:style-name="T85"> </text:span><text:span text:style-name="T58">=</text:span><text:span text:style-name="T58"><text:line-break/></text:span><text:span text:style-name="T45"> <text:s text:c="5"/>RxStreamsConversions.</text:span><text:span text:style-name="T46">observableToPublisher</text:span><text:span text:style-name="T45">(</text:span><text:span text:style-name="T46">_findOrdersByUsername</text:span><text:span text:style-name="T45">(username))</text:span><text:span text:style-name="T45"><text:line-break/></text:span><text:span text:style-name="T45"> </text:span><text:span text:style-name="T58"><text:s text:c="3"/></text:span><text:span text:style-name="T58">Source.</text:span><text:span text:style-name="T46">fromPublisher</text:span><text:span text:style-name="T58">(</text:span><text:span text:style-name="T85">pubOrders</text:span><text:span text:style-name="T58">)</text:span><text:span text:style-name="T58"><text:line-break/></text:span><text:span text:style-name="T45"> <text:s/>}</text:span><text:span text:style-name="T45"><text:line-break/></text:span><text:span text:style-name="T45">}</text:span><text:span text:style-name="T51"><text:line-break/></text:span><text:span text:style-name="T51"/></text:p>
            <text:p><text:span text:style-name="T45"><text:s text:c="3"/></text:span><text:span text:style-name="T45">. . .</text:span></text:p>
            <text:p><text:span text:style-name="T45"/></text:p>
            <text:p><text:span text:style-name="T58"><text:s text:c="3"/></text:span><text:span text:style-name="T87">val </text:span><text:span text:style-name="T85">srcOrders</text:span><text:span text:style-name="T46">: Source[</text:span><text:span text:style-name="T74">Seq</text:span><text:span text:style-name="T46">[Order], NotUsed]</text:span><text:span text:style-name="T85"> </text:span><text:span text:style-name="T58">= dao.</text:span><text:span text:style-name="T46">findOrdersByUsername</text:span><text:span text:style-name="T58">(</text:span><text:span text:style-name="T75">"lisa"</text:span><text:span text:style-name="T58">)</text:span><text:span text:style-name="T58"><text:line-break/></text:span><text:span text:style-name="T58"> <text:s text:c="2"/></text:span><text:span text:style-name="T87">val </text:span><text:span text:style-name="T92">f</text:span><text:span text:style-name="T46">: Future[Done]</text:span><text:span text:style-name="T85"> </text:span><text:span text:style-name="T58">= </text:span><text:span text:style-name="T85">srcOrders</text:span><text:span text:style-name="T58">).runForeach(order =&gt; ...)</text:span><text:span text:style-name="T58"><text:line-break/></text:span><text:span text:style-name="T58"><text:line-break/></text:span><text:span text:style-name="T58"> <text:s text:c="2"/>f.onComplete(tryy =&gt; tryy </text:span><text:span text:style-name="T87">match </text:span><text:span text:style-name="T58">{</text:span><text:span text:style-name="T58"><text:line-break/></text:span><text:span text:style-name="T58"> <text:s text:c="4"/></text:span><text:span text:style-name="T87">case </text:span><text:span text:style-name="T46">Success</text:span><text:span text:style-name="T58">(_) =&gt; <text:s/>// ...</text:span><text:span text:style-name="T58"><text:line-break/></text:span><text:span text:style-name="T58"> <text:s text:c="4"/></text:span><text:span text:style-name="T87">case </text:span><text:span text:style-name="T46">Failure</text:span><text:span text:style-name="T58">(t) =&gt; <text:s/>// ...</text:span><text:span text:style-name="T58"><text:line-break/></text:span><text:span text:style-name="T58"> <text:s text:c="2"/>})</text:span><text:span text:style-name="T58"><text:line-break/></text:span><text:span text:style-name="T58"/></text:p>
          </draw:text-box>
        </draw:frame>
        <presentation:notes draw:style-name="dp2">
          <draw:page-thumbnail draw:style-name="gr1" draw:layer="layout" svg:width="14.848cm" svg:height="11.136cm" svg:x="3.075cm" svg:y="2.257cm" draw:page-number="39" presentation:class="page"/>
          <draw:frame presentation:style-name="pr3" draw:text-style-name="P9" draw:layer="layout" svg:width="16.799cm" svg:height="13.364cm" svg:x="2.1cm" svg:y="14.107cm" presentation:class="notes" presentation:placeholder="true">
            <draw:text-box/>
          </draw:frame>
        </presentation:notes>
      </draw:page>
      <draw:page draw:name="page40"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p text:style-name="P25"><text:span text:style-name="T89">Example 10: Mongo Scala driver + async db access with </text:span><text:span text:style-name="T90">MongoObservable + </text:span><text:span text:style-name="T91">Akka Streams</text:span></text:p>
          </draw:text-box>
        </draw:frame>
        <draw:frame presentation:style-name="pr6" draw:layer="layout" svg:width="25.199cm" svg:height="14.886cm" svg:x="1.4cm" svg:y="4.914cm" presentation:class="outline" presentation:user-transformed="true">
          <draw:text-box>
            <text:p/>
            <text:list text:style-name="L2">
              <text:list-item>
                <text:p>Technically identical to example no. 9</text:p>
              </text:list-item>
              <text:list-item>
                <text:p>But the DAO provides an Akka Streams interface to the app code.</text:p>
              </text:list-item>
            </text:list>
          </draw:text-box>
        </draw:frame>
        <presentation:notes draw:style-name="dp2">
          <draw:page-thumbnail draw:style-name="gr1" draw:layer="layout" svg:width="14.848cm" svg:height="11.136cm" svg:x="3.075cm" svg:y="2.257cm" draw:page-number="40" presentation:class="page"/>
          <draw:frame presentation:style-name="pr3" draw:text-style-name="P9" draw:layer="layout" svg:width="16.799cm" svg:height="13.364cm" svg:x="2.1cm" svg:y="14.107cm" presentation:class="notes" presentation:placeholder="true">
            <draw:text-box/>
          </draw:frame>
        </presentation:notes>
      </draw:page>
      <draw:page draw:name="page41" draw:style-name="dp1" draw:master-page-name="Standard" presentation:presentation-page-layout-name="AL2T1">
        <office:forms form:automatic-focus="false" form:apply-design-mode="false"/>
        <draw:frame presentation:style-name="pr4" draw:text-style-name="P27" draw:layer="layout" svg:width="25.199cm" svg:height="3.506cm" svg:x="1.4cm" svg:y="0.837cm" presentation:class="title" presentation:user-transformed="true">
          <draw:text-box>
            <text:p text:style-name="P25"><text:span text:style-name="T89">Example 11: Mongo Scala driver + async db access with </text:span><text:span text:style-name="T90">MongoObservable + </text:span><text:span text:style-name="T91">Future</text:span></text:p>
          </draw:text-box>
        </draw:frame>
        <draw:frame presentation:style-name="pr6" draw:layer="layout" svg:width="25.199cm" svg:height="12.179cm" svg:x="1.542cm" svg:y="5.147cm" presentation:class="outline" presentation:user-transformed="true">
          <draw:text-box>
            <text:p/>
            <text:p><text:span text:style-name="T39"/></text:p>
          </draw:text-box>
        </draw:frame>
        <draw:frame draw:style-name="gr9" draw:text-style-name="P19" draw:layer="layout" svg:width="25.168cm" svg:height="15.803cm" svg:x="1.573cm" svg:y="5.147cm">
          <draw:text-box>
            <text:p text:style-name="P11"><text:span text:style-name="T40">object </text:span><text:span text:style-name="T45">dao {</text:span><text:span text:style-name="T45"><text:line-break/></text:span><text:span text:style-name="T45"><text:line-break/></text:span><text:span text:style-name="T45"> <text:s/></text:span><text:span text:style-name="T40">private def </text:span><text:span text:style-name="T45">_findOrdersByUsername(</text:span><text:span text:style-name="T45"><text:line-break/></text:span><text:span text:style-name="T45"> <text:s/></text:span><text:span text:style-name="T45"><text:tab/></text:span><text:span text:style-name="T45"><text:tab/></text:span><text:span text:style-name="T45"><text:tab/></text:span><text:span text:style-name="T45"><text:tab/></text:span><text:span text:style-name="T45"><text:tab/></text:span><text:span text:style-name="T45"><text:tab/></text:span><text:span text:style-name="T45">username: </text:span><text:span text:style-name="T50">String</text:span><text:span text:style-name="T45">): </text:span><text:span text:style-name="T50">MongoObservable</text:span><text:span text:style-name="T45">[</text:span><text:span text:style-name="T50">Seq</text:span><text:span text:style-name="T45">[Order]] = {</text:span><text:span text:style-name="T45"><text:line-break/></text:span><text:span text:style-name="T45"> <text:s text:c="3"/></text:span><text:span text:style-name="T85">ordersCollection</text:span><text:span text:style-name="T85"><text:line-break/></text:span><text:span text:style-name="T85"> <text:s text:c="5"/></text:span><text:span text:style-name="T45">.find(Filters.</text:span><text:span text:style-name="T46">eq</text:span><text:span text:style-name="T45">(</text:span><text:span text:style-name="T48">"username"</text:span><text:span text:style-name="T45">, username))</text:span><text:span text:style-name="T45"><text:line-break/></text:span><text:span text:style-name="T45"> <text:s text:c="5"/>.map(doc =&gt; </text:span><text:span text:style-name="T46">Order</text:span><text:span text:style-name="T45">(doc))</text:span><text:span text:style-name="T45"><text:line-break/></text:span><text:span text:style-name="T45"> <text:s text:c="5"/>.collect()</text:span><text:span text:style-name="T45"><text:line-break/></text:span><text:span text:style-name="T45"> <text:s/>}</text:span><text:span text:style-name="T45"><text:line-break/></text:span><text:span text:style-name="T45"><text:line-break/></text:span><text:span text:style-name="T45"> <text:s/></text:span><text:span text:style-name="T40">def </text:span><text:span text:style-name="T45">findOrdersByUsername(username: </text:span><text:span text:style-name="T50">String</text:span><text:span text:style-name="T45">): </text:span><text:span text:style-name="T73">Source[</text:span><text:span text:style-name="T93">Seq</text:span><text:span text:style-name="T73">[Order], NotUsed]</text:span><text:span text:style-name="T45"> = {</text:span><text:span text:style-name="T45"><text:line-break/></text:span><text:span text:style-name="T45"> </text:span><text:span text:style-name="T58"><text:s text:c="3"/></text:span><text:span text:style-name="T87">val </text:span><text:span text:style-name="T85">pubOrders</text:span><text:span text:style-name="T46">: Publisher[</text:span><text:span text:style-name="T74">Seq</text:span><text:span text:style-name="T46">[Order]]</text:span><text:span text:style-name="T85"> </text:span><text:span text:style-name="T58">=</text:span><text:span text:style-name="T58"><text:line-break/></text:span><text:span text:style-name="T45"> <text:s text:c="5"/>RxStreamsConversions.</text:span><text:span text:style-name="T46">observableToPublisher</text:span><text:span text:style-name="T45">(</text:span><text:span text:style-name="T46">_findOrdersByUsername</text:span><text:span text:style-name="T45">(username))</text:span><text:span text:style-name="T45"><text:line-break/></text:span><text:span text:style-name="T45"> </text:span><text:span text:style-name="T58"><text:s text:c="3"/></text:span><text:span text:style-name="T58">Source.</text:span><text:span text:style-name="T46">fromPublisher</text:span><text:span text:style-name="T58">(</text:span><text:span text:style-name="T85">pubOrders</text:span><text:span text:style-name="T58">)</text:span><text:span text:style-name="T58"><text:line-break/></text:span><text:span text:style-name="T45"> <text:s/>}</text:span><text:span text:style-name="T45"><text:line-break/></text:span><text:span text:style-name="T45">}</text:span><text:span text:style-name="T51"><text:line-break/></text:span><text:span text:style-name="T51"/></text:p>
            <text:p><text:span text:style-name="T45"><text:s text:c="3"/></text:span><text:span text:style-name="T45">. . .</text:span></text:p>
            <text:p><text:span text:style-name="T45"/></text:p>
            <text:p><text:span text:style-name="T58"><text:s text:c="3"/></text:span><text:span text:style-name="T87">val </text:span><text:span text:style-name="T85">srcOrders</text:span><text:span text:style-name="T46">: Source[</text:span><text:span text:style-name="T74">Seq</text:span><text:span text:style-name="T46">[Order], NotUsed]</text:span><text:span text:style-name="T85"> </text:span><text:span text:style-name="T58">= dao.</text:span><text:span text:style-name="T46">findOrdersByUsername</text:span><text:span text:style-name="T58">(</text:span><text:span text:style-name="T75">"lisa"</text:span><text:span text:style-name="T58">)</text:span><text:span text:style-name="T58"><text:line-break/></text:span><text:span text:style-name="T58"> <text:s text:c="2"/></text:span><text:span text:style-name="T87">val </text:span><text:span text:style-name="T92">f</text:span><text:span text:style-name="T46">: Future[Done]</text:span><text:span text:style-name="T85"> </text:span><text:span text:style-name="T58">= </text:span><text:span text:style-name="T85">srcOrders</text:span><text:span text:style-name="T58">).runForeach(order =&gt; ...)</text:span><text:span text:style-name="T58"><text:line-break/></text:span><text:span text:style-name="T58"><text:line-break/></text:span><text:span text:style-name="T58"> <text:s text:c="2"/>f.onComplete(tryy =&gt; tryy </text:span><text:span text:style-name="T87">match </text:span><text:span text:style-name="T58">{</text:span><text:span text:style-name="T58"><text:line-break/></text:span><text:span text:style-name="T58"> <text:s text:c="4"/></text:span><text:span text:style-name="T87">case </text:span><text:span text:style-name="T46">Success</text:span><text:span text:style-name="T58">(_) =&gt; <text:s/>// ...</text:span><text:span text:style-name="T58"><text:line-break/></text:span><text:span text:style-name="T58"> <text:s text:c="4"/></text:span><text:span text:style-name="T87">case </text:span><text:span text:style-name="T46">Failure</text:span><text:span text:style-name="T58">(t) =&gt; <text:s/>// ...</text:span><text:span text:style-name="T58"><text:line-break/></text:span><text:span text:style-name="T58"> <text:s text:c="2"/>})</text:span><text:span text:style-name="T58"><text:line-break/></text:span><text:span text:style-name="T58"/></text:p>
          </draw:text-box>
        </draw:frame>
        <presentation:notes draw:style-name="dp2">
          <office:forms form:automatic-focus="false" form:apply-design-mode="false"/>
          <draw:page-thumbnail draw:style-name="gr1" draw:layer="layout" svg:width="14.848cm" svg:height="11.136cm" svg:x="3.075cm" svg:y="2.257cm" draw:page-number="41" presentation:class="page"/>
          <draw:frame presentation:style-name="pr3" draw:text-style-name="P9" draw:layer="layout" svg:width="16.799cm" svg:height="13.364cm" svg:x="2.1cm" svg:y="14.107cm" presentation:class="notes" presentation:placeholder="true">
            <draw:text-box/>
          </draw:frame>
        </presentation:notes>
      </draw:page>
      <draw:page draw:name="page42"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p text:style-name="P25"><text:span text:style-name="T89">Example 11: Mongo Scala driver + async db access with </text:span><text:span text:style-name="T90">MongoObservable + </text:span><text:span text:style-name="T91">Future</text:span></text:p>
          </draw:text-box>
        </draw:frame>
        <draw:frame presentation:style-name="pr6" draw:layer="layout" svg:width="25.199cm" svg:height="14.886cm" svg:x="1.4cm" svg:y="4.914cm" presentation:class="outline" presentation:user-transformed="true">
          <draw:text-box>
            <text:p><text:span text:style-name="T52"/></text:p>
            <text:list text:style-name="L2">
              <text:list-item>
                <text:p>We use the async Mongo Scala driver.</text:p>
              </text:list-item>
              <text:list-item>
                <text:p>This driver internally uses the Mongo async Java driver.</text:p>
              </text:list-item>
              <text:list-item>
                <text:p>The DAO function returns a <text:span text:style-name="T54">Future</text:span>.</text:p>
              </text:list-item>
              <text:list-item>
                <text:p>There is no blocking code neither in the driver nor in the application code.</text:p>
              </text:list-item>
              <text:list-item>
                <text:p>The solution is completely reactive.</text:p>
              </text:list-item>
            </text:list>
          </draw:text-box>
        </draw:frame>
        <presentation:notes draw:style-name="dp2">
          <office:forms form:automatic-focus="false" form:apply-design-mode="false"/>
          <draw:page-thumbnail draw:style-name="gr1" draw:layer="layout" svg:width="14.848cm" svg:height="11.136cm" svg:x="3.075cm" svg:y="2.257cm" draw:page-number="42" presentation:class="page"/>
          <draw:frame presentation:style-name="pr3" draw:text-style-name="P9" draw:layer="layout" svg:width="16.799cm" svg:height="13.364cm" svg:x="2.1cm" svg:y="14.107cm" presentation:class="notes" presentation:placeholder="true">
            <draw:text-box/>
          </draw:frame>
        </presentation:notes>
      </draw:page>
      <draw:page draw:name="page43"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p><text:span text:style-name="T7">RxScala <text:s/>Characteristics</text:span></text:p>
          </draw:text-box>
        </draw:frame>
        <draw:frame presentation:style-name="pr6" draw:layer="layout" svg:width="25.199cm" svg:height="14.886cm" svg:x="1.4cm" svg:y="5.414cm" presentation:class="outline" presentation:user-transformed="true">
          <draw:text-box>
            <text:list text:style-name="L2">
              <text:list-item>
                <text:p>Powerful set of stream operators</text:p>
              </text:list-item>
              <text:list-item>
                <text:p>Simple API</text:p>
              </text:list-item>
              <text:list-item>
                <text:p>Simple thread pool configuration with <text:span text:style-name="T54">subscribeOn()</text:span> and <text:span text:style-name="T54">observeOn()</text:span></text:p>
              </text:list-item>
              <text:list-item>
                <text:p>Rx ports available for many languages:<text:line-break/>RxJava, RxJS, Rx.NET, RxScala, RxClojure, RxSwift, RxCpp, Rx.rb, RxPy, RxGroovy, RxJRuby, RxKotlin, RxPHP</text:p>
              </text:list-item>
              <text:list-item>
                <text:p>Rx ports available for specific platforms or frameworks:<text:line-break/>RxNetty, RxAndroid, RxCocoa</text:p>
              </text:list-item>
            </text:list>
          </draw:text-box>
        </draw:frame>
        <presentation:notes draw:style-name="dp2">
          <draw:page-thumbnail draw:style-name="gr1" draw:layer="layout" svg:width="14.848cm" svg:height="11.136cm" svg:x="3.075cm" svg:y="2.257cm" draw:page-number="43" presentation:class="page"/>
          <draw:frame presentation:style-name="pr3" draw:text-style-name="P9" draw:layer="layout" svg:width="16.799cm" svg:height="13.364cm" svg:x="2.1cm" svg:y="14.107cm" presentation:class="notes" presentation:placeholder="true">
            <draw:text-box/>
          </draw:frame>
        </presentation:notes>
      </draw:page>
      <draw:page draw:name="page44"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p><text:span text:style-name="T7">Akka Streams Characteristics</text:span></text:p>
          </draw:text-box>
        </draw:frame>
        <draw:frame presentation:style-name="pr6" draw:layer="layout" svg:width="25.199cm" svg:height="12.486cm" svg:x="1.4cm" svg:y="5.814cm" presentation:class="outline" presentation:user-transformed="true">
          <draw:text-box>
            <text:list text:style-name="L2">
              <text:list-item>
                <text:p>Powerful set of stream operators</text:p>
              </text:list-item>
              <text:list-item>
                <text:p>Very flexible operators to split or join streams</text:p>
              </text:list-item>
              <text:list-item>
                <text:p>API a bit more complex than RxScala API</text:p>
              </text:list-item>
              <text:list-item>
                <text:p>Powerful actor system working under the hood</text:p>
              </text:list-item>
              <text:list-item>
                <text:p>Available for Scala and Java 8</text:p>
              </text:list-item>
            </text:list>
          </draw:text-box>
        </draw:frame>
        <presentation:notes draw:style-name="dp2">
          <draw:page-thumbnail draw:style-name="gr1" draw:layer="layout" svg:width="14.848cm" svg:height="11.136cm" svg:x="3.075cm" svg:y="2.257cm" draw:page-number="44" presentation:class="page"/>
          <draw:frame presentation:style-name="pr3" draw:text-style-name="P9" draw:layer="layout" svg:width="16.799cm" svg:height="13.364cm" svg:x="2.1cm" svg:y="14.107cm" presentation:class="notes" presentation:placeholder="true">
            <draw:text-box/>
          </draw:frame>
        </presentation:notes>
      </draw:page>
      <draw:page draw:name="page45" draw:style-name="dp1" draw:master-page-name="Standard" presentation:presentation-page-layout-name="AL2T1">
        <office:forms form:automatic-focus="false" form:apply-design-mode="false"/>
        <draw:frame presentation:style-name="pr7" draw:layer="layout" svg:width="25.199cm" svg:height="3.506cm" svg:x="1.4cm" svg:y="0.837cm" presentation:class="title">
          <draw:text-box>
            <text:p>Resources – Talk / Author</text:p>
          </draw:text-box>
        </draw:frame>
        <draw:frame presentation:style-name="pr6" draw:text-style-name="P28" draw:layer="layout" svg:width="25.199cm" svg:height="13.279cm" svg:x="1.601cm" svg:y="5.721cm" presentation:class="outline" presentation:user-transformed="true">
          <draw:text-box>
            <text:list text:style-name="L2">
              <text:list-item>
                <text:p><text:span text:style-name="T94">Source Code and Slides on Github:</text:span><text:span text:style-name="T94"><text:line-break/></text:span><text:span text:style-name="T94"><text:a xlink:href="https://github.com/hermannhueck/reactive-mongo-access" xlink:type="simple">https://github.com/hermannhueck/reactive-mongo-access</text:a></text:span></text:p>
              </text:list-item>
              <text:list-item>
                <text:p><text:span text:style-name="T94">Slides on SlideShare:</text:span><text:span text:style-name="T94"><text:line-break/></text:span><text:span text:style-name="T94"><text:a xlink:href="http://de.slideshare.net/hermannhueck/reactive-access-to-mongodb-from-scala" xlink:type="simple">http://de.slideshare.net/hermannhueck/reactive-access-to-mongodb-from-scala</text:a></text:span></text:p>
              </text:list-item>
              <text:list-item>
                <text:p><text:span text:style-name="T94">Authors XING Profile:</text:span><text:span text:style-name="T94"><text:line-break/></text:span><text:span text:style-name="T94"><text:a xlink:href="https://www.xing.com/profile/Hermann_Hueck" xlink:type="simple">https://www.xing.com/profile/Hermann_Hueck</text:a></text:span></text:p>
              </text:list-item>
            </text:list>
          </draw:text-box>
        </draw:frame>
        <presentation:notes draw:style-name="dp2">
          <draw:page-thumbnail draw:style-name="gr1" draw:layer="layout" svg:width="14.848cm" svg:height="11.136cm" svg:x="3.075cm" svg:y="2.257cm" draw:page-number="45" presentation:class="page"/>
          <draw:frame presentation:style-name="pr9" draw:text-style-name="P2" draw:layer="layout" svg:width="16.799cm" svg:height="13.364cm" svg:x="2.1cm" svg:y="14.107cm" presentation:class="notes" presentation:placeholder="true">
            <draw:text-box/>
          </draw:frame>
        </presentation:notes>
      </draw:page>
      <draw:page draw:name="page46" draw:style-name="dp1" draw:master-page-name="Standard" presentation:presentation-page-layout-name="AL2T1">
        <office:forms form:automatic-focus="false" form:apply-design-mode="false"/>
        <draw:frame presentation:style-name="pr7" draw:layer="layout" svg:width="25.199cm" svg:height="3.506cm" svg:x="1.4cm" svg:y="0.837cm" presentation:class="title">
          <draw:text-box>
            <text:p>Resources – Java Drivers for MongoDB</text:p>
          </draw:text-box>
        </draw:frame>
        <draw:frame presentation:style-name="pr6" draw:text-style-name="P28" draw:layer="layout" svg:width="25.199cm" svg:height="13.6cm" svg:x="1.4cm" svg:y="5.2cm" presentation:class="outline" presentation:user-transformed="true">
          <draw:text-box>
            <text:list text:style-name="L2">
              <text:list-item>
                <text:p text:style-name="P13"><text:span text:style-name="T94">Overview of Java drivers for MongoDB:</text:span><text:span text:style-name="T94"><text:line-break/></text:span><text:span text:style-name="T94"><text:a xlink:href="https://docs.mongodb.com/ecosystem/drivers/java/" xlink:type="simple">https://docs.mongodb.com/ecosystem/drivers/java/</text:a></text:span></text:p>
              </text:list-item>
              <text:list-item>
                <text:p><text:span text:style-name="T94">Latest sync driver:</text:span><text:span text:style-name="T94"><text:line-break/></text:span><text:span text:style-name="T94"><text:a xlink:href="https://mongodb.github.io/mongo-java-driver/3.2/" xlink:type="simple">https://mongodb.github.io/mongo-java-driver/3.2/</text:a></text:span></text:p>
              </text:list-item>
              <text:list-item>
                <text:p><text:span text:style-name="T94">Latest async driver:</text:span><text:span text:style-name="T94"><text:line-break/></text:span><text:span text:style-name="T94"><text:a xlink:href="https://mongodb.github.io/mongo-java-driver/3.2/driver-async/" xlink:type="simple">https://mongodb.github.io/mongo-java-driver/3.2/driver-async/</text:a></text:span></text:p>
              </text:list-item>
              <text:list-item>
                <text:p><text:span text:style-name="T94">How the RxJava driver and the Reactive Streams driver wrap the async driver:</text:span><text:span text:style-name="T94"><text:line-break/></text:span><text:span text:style-name="T94"><text:a xlink:href="https://mongodb.github.io/mongo-java-driver/3.2/driver-async/reference/observables/" xlink:type="simple">https://mongodb.github.io/mongo-java-driver/3.2/driver-async/reference/observables/</text:a></text:span></text:p>
              </text:list-item>
              <text:list-item>
                <text:p><text:span text:style-name="T94">Latest RxJava driver:</text:span><text:span text:style-name="T94"><text:line-break/></text:span><text:span text:style-name="T94"><text:a xlink:href="https://mongodb.github.io/mongo-java-driver-rx/1.2/" xlink:type="simple">https://mongodb.github.io/mongo-java-driver-rx/1.2/</text:a></text:span></text:p>
              </text:list-item>
              <text:list-item>
                <text:p><text:span text:style-name="T94">Latest Reactive Streams driver:</text:span><text:span text:style-name="T94"><text:line-break/></text:span><text:span text:style-name="T94"><text:a xlink:href="https://mongodb.github.io/mongo-java-driver-reactivestreams/1.2/" xlink:type="simple">https://mongodb.github.io/mongo-java-driver-reactivestreams/1.2/</text:a></text:span></text:p>
              </text:list-item>
              <text:list-item>
                <text:p><text:span text:style-name="T94">Latest Morphia Driver:</text:span><text:span text:style-name="T94"><text:line-break/></text:span><text:span text:style-name="T94"><text:a xlink:href="https://mongodb.github.io/morphia/1.1/" xlink:type="simple">https://mongodb.github.io/morphia/1.1/</text:a></text:span></text:p>
                <text:p/>
              </text:list-item>
            </text:list>
          </draw:text-box>
        </draw:frame>
        <presentation:notes draw:style-name="dp2">
          <draw:page-thumbnail draw:style-name="gr1" draw:layer="layout" svg:width="14.848cm" svg:height="11.136cm" svg:x="3.075cm" svg:y="2.257cm" draw:page-number="46" presentation:class="page"/>
          <draw:frame presentation:style-name="pr9" draw:text-style-name="P2" draw:layer="layout" svg:width="16.799cm" svg:height="13.364cm" svg:x="2.1cm" svg:y="14.107cm" presentation:class="notes" presentation:placeholder="true">
            <draw:text-box/>
          </draw:frame>
        </presentation:notes>
      </draw:page>
      <draw:page draw:name="page47" draw:style-name="dp1" draw:master-page-name="Standard" presentation:presentation-page-layout-name="AL2T1">
        <office:forms form:automatic-focus="false" form:apply-design-mode="false"/>
        <draw:frame presentation:style-name="pr7" draw:layer="layout" svg:width="25.199cm" svg:height="3.506cm" svg:x="1.4cm" svg:y="0.837cm" presentation:class="title">
          <draw:text-box>
            <text:p>Resources – RxJava</text:p>
          </draw:text-box>
        </draw:frame>
        <draw:frame presentation:style-name="pr6" draw:text-style-name="P28" draw:layer="layout" svg:width="25.199cm" svg:height="13.6cm" svg:x="1.4cm" svg:y="5.2cm" presentation:class="outline" presentation:user-transformed="true">
          <draw:text-box>
            <text:list text:style-name="L2">
              <text:list-item>
                <text:p text:style-name="P13"><text:span text:style-name="T94">ReactiveX:</text:span><text:span text:style-name="T94"><text:line-break/></text:span><text:span text:style-name="T94"><text:a xlink:href="http://reactivex.io/intro.html" xlink:type="simple">http://reactivex.io/intro.html</text:a></text:span></text:p>
              </text:list-item>
              <text:list-item>
                <text:p><text:span text:style-name="T94">RxJava Wiki:</text:span><text:span text:style-name="T94"><text:line-break/></text:span><text:span text:style-name="T94"><text:a xlink:href="https://github.com/ReactiveX/RxJava/wiki" xlink:type="simple">https://github.com/ReactiveX/RxJava/wiki</text:a></text:span></text:p>
              </text:list-item>
              <text:list-item>
                <text:p><text:span text:style-name="T94">Nice Intro to RxJava by Dan Lev:</text:span><text:span text:style-name="T94"><text:line-break/></text:span><text:span text:style-name="T94"><text:a xlink:href="http://blog.danlew.net/2014/09/15/grokking-rxjava-part-1/" xlink:type="simple">http://blog.danlew.net/2014/09/15/grokking-rxjava-part-1/</text:a></text:span></text:p>
              </text:list-item>
              <text:list-item>
                <text:p><text:span text:style-name="T94">RxJava- Understanding observeOn() and subscribeOn() by Thomas Nield:</text:span><text:span text:style-name="T94"><text:line-break/></text:span><text:span text:style-name="T94"><text:a xlink:href="http://tomstechnicalblog.blogspot.de/2016/02/rxjava-understanding-observeon-and.html" xlink:type="simple">http://tomstechnicalblog.blogspot.de/2016/02/rxjava-understanding-observeon-and.html</text:a></text:span></text:p>
                <text:p/>
              </text:list-item>
            </text:list>
          </draw:text-box>
        </draw:frame>
        <presentation:notes draw:style-name="dp2">
          <draw:page-thumbnail draw:style-name="gr1" draw:layer="layout" svg:width="14.848cm" svg:height="11.136cm" svg:x="3.075cm" svg:y="2.257cm" draw:page-number="47" presentation:class="page"/>
          <draw:frame presentation:style-name="pr9" draw:text-style-name="P2" draw:layer="layout" svg:width="16.799cm" svg:height="13.364cm" svg:x="2.1cm" svg:y="14.107cm" presentation:class="notes" presentation:placeholder="true">
            <draw:text-box/>
          </draw:frame>
        </presentation:notes>
      </draw:page>
      <draw:page draw:name="page48" draw:style-name="dp1" draw:master-page-name="Standard" presentation:presentation-page-layout-name="AL2T1">
        <office:forms form:automatic-focus="false" form:apply-design-mode="false"/>
        <draw:frame presentation:style-name="pr7" draw:layer="layout" svg:width="25.199cm" svg:height="3.506cm" svg:x="1.4cm" svg:y="0.837cm" presentation:class="title">
          <draw:text-box>
            <text:p>Resources – Reactive Streams and Akka Streams</text:p>
          </draw:text-box>
        </draw:frame>
        <draw:frame presentation:style-name="pr6" draw:text-style-name="P28" draw:layer="layout" svg:width="25.199cm" svg:height="13.6cm" svg:x="1.4cm" svg:y="5.2cm" presentation:class="outline" presentation:user-transformed="true">
          <draw:text-box>
            <text:list text:style-name="L2">
              <text:list-item>
                <text:p text:style-name="P13"><text:span text:style-name="T94">Reactive Streams:</text:span><text:span text:style-name="T94"><text:line-break/></text:span><text:span text:style-name="T94"><text:a xlink:href="http://www.reactive-streams.org/" xlink:type="simple">http://www.reactive-streams.org/</text:a></text:span></text:p>
              </text:list-item>
              <text:list-item>
                <text:p><text:span text:style-name="T94">Current implementations of Reactive Streams:</text:span><text:span text:style-name="T94"><text:line-break/></text:span><text:span text:style-name="T94"><text:a xlink:href="http://www.reactive-streams.org/announce-1.0.0" xlink:type="simple">http://www.reactive-streams.org/announce-1.0.0</text:a></text:span></text:p>
              </text:list-item>
              <text:list-item>
                <text:p><text:span text:style-name="T94">RxJava to Reactive Streams conversion library:</text:span><text:span text:style-name="T94"><text:line-break/></text:span><text:span text:style-name="T94"><text:a xlink:href="https://github.com/ReactiveX/RxJavaReactiveStreams" xlink:type="simple">https://github.com/ReactiveX/RxJavaReactiveStreams</text:a></text:span></text:p>
              </text:list-item>
              <text:list-item>
                <text:p><text:span text:style-name="T94">Akka (2.4.6) Documentation for Java 8:</text:span><text:span text:style-name="T94"><text:line-break/></text:span><text:span text:style-name="T94"><text:a xlink:href="http://doc.akka.io/docs/akka/2.4.6/java.html" xlink:type="simple">http://doc.akka.io/docs/akka/2.4.6/java.html</text:a></text:span></text:p>
              </text:list-item>
              <text:list-item>
                <text:p><text:span text:style-name="T94">The Reactive Manifesto:</text:span><text:span text:style-name="T94"><text:line-break/></text:span><text:span text:style-name="T94"><text:a xlink:href="http://www.reactivemanifesto.org/" xlink:type="simple">http://www.reactivemanifesto.org/</text:a></text:span></text:p>
              </text:list-item>
            </text:list>
          </draw:text-box>
        </draw:frame>
        <presentation:notes draw:style-name="dp2">
          <draw:page-thumbnail draw:style-name="gr1" draw:layer="layout" svg:width="14.848cm" svg:height="11.136cm" svg:x="3.075cm" svg:y="2.257cm" draw:page-number="48" presentation:class="page"/>
          <draw:frame presentation:style-name="pr9" draw:text-style-name="P9" draw:layer="layout" svg:width="16.799cm" svg:height="13.364cm" svg:x="2.1cm" svg:y="14.107cm" presentation:class="notes" presentation:placeholder="true">
            <draw:text-box/>
          </draw:frame>
        </presentation:notes>
      </draw:page>
      <draw:page draw:name="page49" draw:style-name="dp1" draw:master-page-name="Standard" presentation:presentation-page-layout-name="AL3T32">
        <office:forms form:automatic-focus="false" form:apply-design-mode="false"/>
        <draw:frame presentation:style-name="pr10" draw:text-style-name="P29" draw:layer="layout" svg:width="25.199cm" svg:height="16.255cm" svg:x="1.4cm" svg:y="0.837cm" presentation:class="subtitle">
          <draw:text-box>
            <text:p text:style-name="P13"><text:span text:style-name="T95">Thanks for your attention!</text:span></text:p>
          </draw:text-box>
        </draw:frame>
        <presentation:notes draw:style-name="dp2">
          <draw:page-thumbnail draw:style-name="gr1" draw:layer="layout" svg:width="14.848cm" svg:height="11.136cm" svg:x="3.075cm" svg:y="2.257cm" draw:page-number="49" presentation:class="page"/>
          <draw:frame presentation:style-name="pr3" draw:text-style-name="P9" draw:layer="layout" svg:width="16.799cm" svg:height="13.364cm" svg:x="2.1cm" svg:y="14.107cm" presentation:class="notes" presentation:placeholder="true">
            <draw:text-box/>
          </draw:frame>
        </presentation:notes>
      </draw:page>
      <draw:page draw:name="page50" draw:style-name="dp1" draw:master-page-name="Standard" presentation:presentation-page-layout-name="AL3T32">
        <office:forms form:automatic-focus="false" form:apply-design-mode="false"/>
        <draw:frame presentation:style-name="pr10" draw:text-style-name="P29" draw:layer="layout" svg:width="25.199cm" svg:height="16.255cm" svg:x="1.4cm" svg:y="0.837cm" presentation:class="subtitle">
          <draw:text-box>
            <text:p text:style-name="P13"><text:span text:style-name="T95">Q &amp; A</text:span></text:p>
          </draw:text-box>
        </draw:frame>
        <presentation:notes draw:style-name="dp2">
          <draw:page-thumbnail draw:style-name="gr1" draw:layer="layout" svg:width="14.848cm" svg:height="11.136cm" svg:x="3.075cm" svg:y="2.257cm" draw:page-number="50" presentation:class="page"/>
          <draw:frame presentation:style-name="pr3" draw:text-style-name="P9"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enlo1" svg:font-family="Menlo"/>
    <style:font-face style:name="Liberation Mono1" svg:font-family="'Liberation Mono', 'Courier New', 'DejaVu Sans Mono', Courier, Monaco" style:font-family-generic="modern" style:font-pitch="fixed"/>
    <style:font-face style:name="Arial Unicode MS1" svg:font-family="'Arial Unicode MS'" style:font-pitch="variable"/>
    <style:font-face style:name="Liberation Sans2" svg:font-family="'Liberation Sans'" style:font-pitch="variable"/>
    <style:font-face style:name="Menlo" svg:font-family="Menlo" style:font-pitch="variable"/>
    <style:font-face style:name="Arial Unicode MS2" svg:font-family="'Arial Unicode MS'" style:font-family-generic="modern" style:font-pitch="variable"/>
    <style:font-face style:name="Liberation Mono" svg:font-family="'Liberation Mono', 'Courier New', 'DejaVu Sans Mono', Courier, Monaco" style:font-family-generic="modern" style:font-pitch="variable"/>
    <style:font-face style:name="Liberation Sans3" svg:font-family="'Liberation Sans'"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DE"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4cm" fo:margin-bottom="0cm"/>
      <style:text-properties fo:font-size="28pt" style:font-size-asian="28pt" style:font-size-complex="28pt"/>
    </style:style>
    <style:style style:name="Standard-outline3" style:family="presentation" style:parent-style-name="Standard-outline2">
      <style:paragraph-properties fo:margin-top="0.3cm" fo:margin-bottom="0cm"/>
      <style:text-properties fo:font-size="24pt" style:font-size-asian="24pt" style:font-size-complex="24pt"/>
    </style:style>
    <style:style style:name="Standard-outline4" style:family="presentation" style:parent-style-name="Standard-outline3">
      <style:paragraph-properties fo:margin-top="0.2cm" fo:margin-bottom="0cm"/>
      <style:text-properties fo:font-size="20pt" style:font-size-asian="20pt" style:font-size-complex="20pt"/>
    </style:style>
    <style:style style:name="Standard-outline5" style:family="presentation" style:parent-style-name="Standard-outline4">
      <style:paragraph-properties fo:margin-top="0.1cm" fo:margin-bottom="0cm"/>
      <style:text-properties fo:font-size="20pt" style:font-size-asian="20pt" style:font-size-complex="20pt"/>
    </style:style>
    <style:style style:name="Standard-outline6" style:family="presentation" style:parent-style-name="Standard-outline5">
      <style:paragraph-properties fo:margin-top="0.1cm" fo:margin-bottom="0cm"/>
      <style:text-properties fo:font-size="20pt" style:font-size-asian="20pt" style:font-size-complex="20pt"/>
    </style:style>
    <style:style style:name="Standard-outline7" style:family="presentation" style:parent-style-name="Standard-outline6">
      <style:paragraph-properties fo:margin-top="0.1cm" fo:margin-bottom="0cm"/>
      <style:text-properties fo:font-size="20pt" style:font-size-asian="20pt" style:font-size-complex="20pt"/>
    </style:style>
    <style:style style:name="Standard-outline8" style:family="presentation" style:parent-style-name="Standard-outline7">
      <style:paragraph-properties fo:margin-top="0.1cm" fo:margin-bottom="0cm"/>
      <style:text-properties fo:font-size="20pt" style:font-size-asian="20pt" style:font-size-complex="20pt"/>
    </style:style>
    <style:style style:name="Standard-outline9" style:family="presentation" style:parent-style-name="Standard-outline8">
      <style:paragraph-properties fo:margin-top="0.1cm" fo:margin-bottom="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solid" draw:fill-color="#94bd5e" draw:opacity="100%" draw:fill-image-width="0cm" draw:fill-image-height="0cm" draw:textarea-vertical-align="middle" draw:shadow="visible" draw:shadow-offset-x="0.2cm" draw:shadow-offset-y="0.2cm" draw:shadow-color="#c0c0c0" draw:shadow-opacity="100%">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Foliennummer&gt;</text:page-number></text:span></text:p>
        </draw:text-box>
      </draw:frame>
    </style:handout-master>
    <style:master-page style:name="Standard" style:page-layout-name="PM1" draw:style-name="Mdp1">
      <office:forms form:automatic-focus="false" form:apply-design-mode="false"/>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Foliennummer&gt;</text:page-number></text:span></text:p>
        </draw:text-box>
      </draw:frame>
      <presentation:notes style:page-layout-name="PM0">
        <office:forms form:automatic-focus="false" form:apply-design-mode="false"/>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Hermann Hueck</meta:initial-creator>
    <meta:creation-date>2016-01-08T06:28:43.454154000</meta:creation-date>
    <meta:generator>LibreOffice/5.1.3.2$MacOSX_X86_64 LibreOffice_project/644e4637d1d8544fd9f56425bd6cec110e49301b</meta:generator>
    <dc:date>2016-06-22T17:56:04.865998000</dc:date>
    <dc:creator>Hermann Hueck</dc:creator>
    <meta:editing-duration>PT23H37M48S</meta:editing-duration>
    <meta:editing-cycles>152</meta:editing-cycles>
    <meta:document-statistic meta:object-count="230"/>
  </office:meta>
</office:document-meta>
</file>